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1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0.718cm"/>
    </style:style>
    <style:style style:family="table-column" style:name="co6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931cm"/>
    </style:style>
    <style:style style:family="table" style:name="ta1" style:master-page-name="PageStyle_5f_Noordholland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ff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ff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ff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holland">
        <office:forms form:apply-design-mode="false" form:automatic-focus="false"/>
        <table:table-column table:style-name="co1" table:default-cell-style-name="ce6"/>
        <table:table-column table:style-name="co2" table:default-cell-style-name="ce17"/>
        <table:table-column table:style-name="co3" table:default-cell-style-name="ce29" table:number-columns-repeated="18"/>
        <table:table-column table:style-name="co3" table:default-cell-style-name="ce21" table:number-columns-repeated="2"/>
        <table:table-column table:style-name="co4" table:default-cell-style-name="ce29" table:number-columns-repeated="2"/>
        <table:table-column table:style-name="co5" table:default-cell-style-name="ce21"/>
        <table:table-column table:style-name="co3" table:default-cell-style-name="ce21"/>
        <table:table-column table:style-name="co5" table:default-cell-style-name="ce21" table:number-columns-repeated="3"/>
        <table:table-column table:style-name="co6" table:default-cell-style-name="ce21"/>
        <table:table-column table:style-name="co3" table:default-cell-style-name="ce17" table:number-columns-repeated="227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PROVINCIE NOORDHOLLAND DERDE GEDEELTE INDEELING NAAR DE GEBOORTEPLAATS</text:p>
          </table:table-cell>
          <table:table-cell table:style-name="ce14" table:number-columns-repeated="19"/>
          <table:table-cell table:style-name="ce37" table:number-columns-repeated="2"/>
          <table:table-cell table:style-name="ce14" table:number-columns-repeated="2"/>
          <table:table-cell table:style-name="ce37" table:number-columns-repeated="5"/>
          <table:table-cell table:style-name="ce59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2">
          <table:table-cell table:style-name="ce2"/>
          <table:table-cell table:style-name="ce15" table:number-columns-repeated="23"/>
          <table:table-cell table:style-name="ce46" table:number-columns-repeated="6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5"/>
          <table:table-cell ns41:value-type="string" table:number-rows-spanned="3" table:style-name="ce22" table:number-columns-spanned="2" office:value-type="string">
            <text:p>In de gemeente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e andere gemeente binnen de provincie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e andere provincie binnen het Rijk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e der Nederlandsche koloniën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Duitschla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België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Groot-Brittannie en Ierla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In een ander vreemd la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Geboorteplaats onbekend</text:p>
          </table:table-cell>
          <table:covered-table-cell table:style-name="ce30"/>
          <table:table-cell ns41:value-type="string" table:number-rows-spanned="3" table:style-name="ce30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8" table:number-columns-spanned="1" office:value-type="string">
            <text:p>Oppervlakte in hectaren en aren</text:p>
          </table:table-cell>
          <table:table-cell ns41:value-type="string" table:number-rows-spanned="4" table:style-name="ce40" table:number-columns-spanned="1" office:value-type="string">
            <text:p>Bewoners op duizend hectar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3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.</text:p>
          </table:table-cell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covered-table-cell table:style-name="ce4"/>
          <table:table-cell table:style-name="ce16"/>
          <table:covered-table-cell table:style-name="ce23"/>
          <table:covered-table-cell table:style-name="ce31" table:number-columns-repeated="20"/>
          <table:covered-table-cell table:style-name="ce41"/>
          <table:covered-table-cell table:style-name="ce48"/>
          <table:covered-table-cell table:style-name="ce54" table:number-columns-repeated="4"/>
          <table:covered-table-cell table:style-name="ce61"/>
          <table:table-cell table:style-name="ce66" table:number-columns-repeated="6"/>
          <table:table-cell table:style-name="ce70"/>
          <table:table-cell table:number-columns-repeated="987"/>
        </table:table-row>
        <table:table-row table:style-name="ro3">
          <table:covered-table-cell table:style-name="ce4"/>
          <table:table-cell table:style-name="ce16"/>
          <table:covered-table-cell table:style-name="ce23"/>
          <table:covered-table-cell table:style-name="ce31" table:number-columns-repeated="20"/>
          <table:covered-table-cell table:style-name="ce41"/>
          <table:covered-table-cell table:style-name="ce48"/>
          <table:covered-table-cell table:style-name="ce54" table:number-columns-repeated="4"/>
          <table:covered-table-cell table:style-name="ce61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4">
          <table:covered-table-cell table:style-name="ce5"/>
          <table:table-cell table:style-name="ce16"/>
          <table:table-cell ns41:value-type="string" table:style-name="ce24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covered-table-cell table:style-name="ce39"/>
          <table:covered-table-cell table:style-name="ce42"/>
          <table:covered-table-cell table:style-name="ce49"/>
          <table:covered-table-cell table:style-name="ce55" table:number-columns-repeated="4"/>
          <table:covered-table-cell table:style-name="ce62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4">
          <table:table-cell table:style-name="Default" table:number-columns-repeated="2"/>
          <table:table-cell table:style-name="ce17" table:number-columns-repeated="18"/>
          <table:table-cell table:style-name="Default" table:number-columns-repeated="2"/>
          <table:table-cell table:style-name="ce17" table:number-columns-repeated="2"/>
          <table:table-cell table:style-name="Default" table:number-columns-repeated="6"/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2">
          <table:table-cell ns41:value-type="string" table:style-name="ce7" office:value-type="string">
            <text:p>Alkmaar</text:p>
          </table:table-cell>
          <table:table-cell table:style-name="ce18"/>
          <table:table-cell ns41:value-type="float" table:style-name="ce25" office:value="3747" office:value-type="float">
            <text:p>3747</text:p>
          </table:table-cell>
          <table:table-cell ns41:value-type="float" table:style-name="ce33" office:value="3922" office:value-type="float">
            <text:p>3922</text:p>
          </table:table-cell>
          <table:table-cell ns41:value-type="float" table:style-name="ce33" office:value="1852" office:value-type="float">
            <text:p>1852</text:p>
          </table:table-cell>
          <table:table-cell ns41:value-type="float" table:style-name="ce33" office:value="2161" office:value-type="float">
            <text:p>2161</text:p>
          </table:table-cell>
          <table:table-cell ns41:value-type="float" table:style-name="ce33" office:value="712" office:value-type="float">
            <text:p>712</text:p>
          </table:table-cell>
          <table:table-cell ns41:value-type="float" table:style-name="ce33" office:value="732" office:value-type="float">
            <text:p>732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97" office:value-type="float">
            <text:p>97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4" office:value-type="float">
            <text:p>4</text:p>
          </table:table-cell>
          <table:table-cell table:style-name="ce33" table:number-columns-repeated="2"/>
          <table:table-cell table:formula="of:=SUM([.C8]+[.E8]+[.G8]+[.I8]+[.K8]+[.M8]+[.O8]+[.Q8]+[.S8])" ns41:value-type="float" table:style-name="ce33" office:value-type="float" office:value="6434">
            <text:p>6434</text:p>
          </table:table-cell>
          <table:table-cell table:formula="of:=SUM([.D8]+[.F8]+[.H8]+[.J8]+[.L8]+[.N8]+[.P8]+[.R8]+[.T8])" ns41:value-type="float" table:style-name="ce33" office:value-type="float" office:value="6870">
            <text:p>6870</text:p>
          </table:table-cell>
          <table:table-cell ns41:value-type="float" table:style-name="ce33" office:value="1445.94" office:value-type="float">
            <text:p>1445.94</text:p>
          </table:table-cell>
          <table:table-cell ns41:value-type="float" table:style-name="ce43" office:value="9200.8" office:value-type="float">
            <text:p>9200.8</text:p>
          </table:table-cell>
          <table:table-cell ns41:value-type="string" table:style-name="ce50" office:value-type="string">
            <text:p>VT</text:p>
          </table:table-cell>
          <table:table-cell ns41:value-type="string" table:style-name="ce56" office:value-type="string">
            <text:p>1879_9_H3</text:p>
          </table:table-cell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63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ce8" office:value-type="string">
            <text:p>Amsterdam</text:p>
          </table:table-cell>
          <table:table-cell table:style-name="ce18"/>
          <table:table-cell ns41:value-type="float" table:style-name="ce26" office:value="110504" office:value-type="float">
            <text:p>110504</text:p>
          </table:table-cell>
          <table:table-cell ns41:value-type="float" table:style-name="ce34" office:value="124616" office:value-type="float">
            <text:p>124616</text:p>
          </table:table-cell>
          <table:table-cell ns41:value-type="float" table:style-name="ce34" office:value="9923" office:value-type="float">
            <text:p>9923</text:p>
          </table:table-cell>
          <table:table-cell ns41:value-type="float" table:style-name="ce34" office:value="11689" office:value-type="float">
            <text:p>11689</text:p>
          </table:table-cell>
          <table:table-cell ns41:value-type="float" table:style-name="ce34" office:value="22613" office:value-type="float">
            <text:p>22613</text:p>
          </table:table-cell>
          <table:table-cell ns41:value-type="float" table:style-name="ce34" office:value="28544" office:value-type="float">
            <text:p>2854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497" office:value-type="float">
            <text:p>497</text:p>
          </table:table-cell>
          <table:table-cell ns41:value-type="float" table:style-name="ce34" office:value="3340" office:value-type="float">
            <text:p>3340</text:p>
          </table:table-cell>
          <table:table-cell ns41:value-type="float" table:style-name="ce34" office:value="2038" office:value-type="float">
            <text:p>2038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637" office:value-type="float">
            <text:p>637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101" office:value-type="float">
            <text:p>101</text:p>
          </table:table-cell>
          <table:table-cell table:formula="of:=SUM([.C9]+[.E9]+[.G9]+[.I9]+[.K9]+[.M9]+[.O9]+[.Q9]+[.S9])" ns41:value-type="float" table:style-name="ce34" office:value-type="float" office:value="148278">
            <text:p>148278</text:p>
          </table:table-cell>
          <table:table-cell table:formula="of:=SUM([.D9]+[.F9]+[.H9]+[.J9]+[.L9]+[.N9]+[.P9]+[.R9]+[.T9])" ns41:value-type="float" table:style-name="ce34" office:value-type="float" office:value="168733">
            <text:p>168733</text:p>
          </table:table-cell>
          <table:table-cell ns41:value-type="float" table:style-name="ce34" office:value="2481.54" office:value-type="float">
            <text:p>2481.54</text:p>
          </table:table-cell>
          <table:table-cell ns41:value-type="float" table:style-name="ce44" office:value="127748.24" office:value-type="float">
            <text:p>127748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ce8" office:value-type="string">
            <text:p>Haarlem</text:p>
          </table:table-cell>
          <table:table-cell table:style-name="ce18"/>
          <table:table-cell ns41:value-type="float" table:style-name="ce26" office:value="11373" office:value-type="float">
            <text:p>11373</text:p>
          </table:table-cell>
          <table:table-cell ns41:value-type="float" table:style-name="ce34" office:value="12050" office:value-type="float">
            <text:p>12050</text:p>
          </table:table-cell>
          <table:table-cell ns41:value-type="float" table:style-name="ce34" office:value="2599" office:value-type="float">
            <text:p>2599</text:p>
          </table:table-cell>
          <table:table-cell ns41:value-type="float" table:style-name="ce34" office:value="3447" office:value-type="float">
            <text:p>3447</text:p>
          </table:table-cell>
          <table:table-cell ns41:value-type="float" table:style-name="ce34" office:value="3015" office:value-type="float">
            <text:p>3015</text:p>
          </table:table-cell>
          <table:table-cell ns41:value-type="float" table:style-name="ce34" office:value="3651" office:value-type="float">
            <text:p>3651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54" office:value-type="float">
            <text:p>54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formula="of:=SUM([.C10]+[.E10]+[.G10]+[.I10]+[.K10]+[.M10]+[.O10]+[.Q10]+[.S10])" ns41:value-type="float" table:style-name="ce34" office:value-type="float" office:value="17416">
            <text:p>17416</text:p>
          </table:table-cell>
          <table:table-cell table:formula="of:=SUM([.D10]+[.F10]+[.H10]+[.J10]+[.L10]+[.N10]+[.P10]+[.R10]+[.T10])" ns41:value-type="float" table:style-name="ce34" office:value-type="float" office:value="19560">
            <text:p>19560</text:p>
          </table:table-cell>
          <table:table-cell ns41:value-type="float" table:style-name="ce34" office:value="569.61" office:value-type="float">
            <text:p>569.61</text:p>
          </table:table-cell>
          <table:table-cell ns41:value-type="float" table:style-name="ce44" office:value="64913.43" office:value-type="float">
            <text:p>64913.4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ce8" office:value-type="string">
            <text:p>Helder</text:p>
          </table:table-cell>
          <table:table-cell table:style-name="ce18"/>
          <table:table-cell ns41:value-type="float" table:style-name="ce26" office:value="5459" office:value-type="float">
            <text:p>5459</text:p>
          </table:table-cell>
          <table:table-cell ns41:value-type="float" table:style-name="ce34" office:value="5835" office:value-type="float">
            <text:p>5835</text:p>
          </table:table-cell>
          <table:table-cell ns41:value-type="float" table:style-name="ce34" office:value="2252" office:value-type="float">
            <text:p>2252</text:p>
          </table:table-cell>
          <table:table-cell ns41:value-type="float" table:style-name="ce34" office:value="2278" office:value-type="float">
            <text:p>2278</text:p>
          </table:table-cell>
          <table:table-cell ns41:value-type="float" table:style-name="ce34" office:value="2143" office:value-type="float">
            <text:p>2143</text:p>
          </table:table-cell>
          <table:table-cell ns41:value-type="float" table:style-name="ce34" office:value="1404" office:value-type="float">
            <text:p>140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4" office:value-type="float">
            <text:p>4</text:p>
          </table:table-cell>
          <table:table-cell table:formula="of:=SUM([.C11]+[.E11]+[.G11]+[.I11]+[.K11]+[.M11]+[.O11]+[.Q11]+[.S11])" ns41:value-type="float" table:style-name="ce34" office:value-type="float" office:value="10049">
            <text:p>10049</text:p>
          </table:table-cell>
          <table:table-cell table:formula="of:=SUM([.D11]+[.F11]+[.H11]+[.J11]+[.L11]+[.N11]+[.P11]+[.R11]+[.T11])" ns41:value-type="float" table:style-name="ce34" office:value-type="float" office:value="9627">
            <text:p>9627</text:p>
          </table:table-cell>
          <table:table-cell ns41:value-type="float" table:style-name="ce34" office:value="4464.11" office:value-type="float">
            <text:p>4464.11</text:p>
          </table:table-cell>
          <table:table-cell ns41:value-type="float" table:style-name="ce44" office:value="4407.67" office:value-type="float">
            <text:p>4407.6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ce8" office:value-type="string">
            <text:p>Zaandam</text:p>
          </table:table-cell>
          <table:table-cell table:style-name="ce18"/>
          <table:table-cell ns41:value-type="float" table:style-name="ce26" office:value="4941" office:value-type="float">
            <text:p>4941</text:p>
          </table:table-cell>
          <table:table-cell ns41:value-type="float" table:style-name="ce34" office:value="4772" office:value-type="float">
            <text:p>4772</text:p>
          </table:table-cell>
          <table:table-cell ns41:value-type="float" table:style-name="ce34" office:value="1181" office:value-type="float">
            <text:p>1181</text:p>
          </table:table-cell>
          <table:table-cell ns41:value-type="float" table:style-name="ce34" office:value="1468" office:value-type="float">
            <text:p>1468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34" office:value="393" office:value-type="float">
            <text:p>393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4" office:value-type="float">
            <text:p>2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office:value="1" table:style-name="ce34" table:number-columns-repeated="2" office:value-type="float">
            <text:p>1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formula="of:=SUM([.C12]+[.E12]+[.G12]+[.I12]+[.K12]+[.M12]+[.O12]+[.Q12]+[.S12])" ns41:value-type="float" table:style-name="ce34" office:value-type="float" office:value="6524">
            <text:p>6524</text:p>
          </table:table-cell>
          <table:table-cell table:formula="of:=SUM([.D12]+[.F12]+[.H12]+[.J12]+[.L12]+[.N12]+[.P12]+[.R12]+[.T12])" ns41:value-type="float" table:style-name="ce34" office:value-type="float" office:value="6647">
            <text:p>6647</text:p>
          </table:table-cell>
          <table:table-cell ns41:value-type="float" table:style-name="ce34" office:value="2445.84" office:value-type="float">
            <text:p>2445.84</text:p>
          </table:table-cell>
          <table:table-cell ns41:value-type="float" table:style-name="ce44" office:value="5385.25" office:value-type="float">
            <text:p>5385.2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8" table:number-columns-repeated="6"/>
          <table:table-cell table:style-name="ce71"/>
          <table:table-cell table:style-name="ce72" table:number-columns-repeated="987"/>
        </table:table-row>
        <table:table-row table:style-name="ro2">
          <table:table-cell ns41:value-type="string" table:style-name="ce9" office:value-type="string">
            <text:p>Totaal</text:p>
          </table:table-cell>
          <table:table-cell table:style-name="ce19"/>
          <table:table-cell table:formula="of:=SUM([.C8:.C12])" ns41:value-type="float" table:style-name="ce27" office:value-type="float" office:value="136024">
            <text:p>136024</text:p>
          </table:table-cell>
          <table:table-cell table:formula="of:=SUM([.D8:.D12])" ns41:value-type="float" table:style-name="ce35" office:value-type="float" office:value="151195">
            <text:p>151195</text:p>
          </table:table-cell>
          <table:table-cell table:formula="of:=SUM([.E8:.E12])" ns41:value-type="float" table:style-name="ce35" office:value-type="float" office:value="17807">
            <text:p>17807</text:p>
          </table:table-cell>
          <table:table-cell table:formula="of:=SUM([.F8:.F12])" ns41:value-type="float" table:style-name="ce35" office:value-type="float" office:value="21043">
            <text:p>21043</text:p>
          </table:table-cell>
          <table:table-cell table:formula="of:=SUM([.G8:.G12])" ns41:value-type="float" table:style-name="ce35" office:value-type="float" office:value="28852">
            <text:p>28852</text:p>
          </table:table-cell>
          <table:table-cell table:formula="of:=SUM([.H8:.H12])" ns41:value-type="float" table:style-name="ce35" office:value-type="float" office:value="34724">
            <text:p>34724</text:p>
          </table:table-cell>
          <table:table-cell table:formula="of:=SUM([.I8:.I12])" ns41:value-type="float" table:style-name="ce35" office:value-type="float" office:value="709">
            <text:p>709</text:p>
          </table:table-cell>
          <table:table-cell table:formula="of:=SUM([.J8:.J12])" ns41:value-type="float" table:style-name="ce35" office:value-type="float" office:value="694">
            <text:p>694</text:p>
          </table:table-cell>
          <table:table-cell table:formula="of:=SUM([.K8:.K12])" ns41:value-type="float" table:style-name="ce35" office:value-type="float" office:value="3688">
            <text:p>3688</text:p>
          </table:table-cell>
          <table:table-cell table:formula="of:=SUM([.L8:.L12])" ns41:value-type="float" table:style-name="ce35" office:value-type="float" office:value="2243">
            <text:p>2243</text:p>
          </table:table-cell>
          <table:table-cell table:formula="of:=SUM([.M8:.M12])" ns41:value-type="float" table:style-name="ce35" office:value-type="float" office:value="467">
            <text:p>467</text:p>
          </table:table-cell>
          <table:table-cell table:formula="of:=SUM([.N8:.N12])" ns41:value-type="float" table:style-name="ce35" office:value-type="float" office:value="553">
            <text:p>553</text:p>
          </table:table-cell>
          <table:table-cell table:formula="of:=SUM([.O8:.O12])" ns41:value-type="float" table:style-name="ce35" office:value-type="float" office:value="274">
            <text:p>274</text:p>
          </table:table-cell>
          <table:table-cell table:formula="of:=SUM([.P8:.P12])" ns41:value-type="float" table:style-name="ce35" office:value-type="float" office:value="331">
            <text:p>331</text:p>
          </table:table-cell>
          <table:table-cell table:formula="of:=SUM([.Q8:.Q12])" ns41:value-type="float" table:style-name="ce35" office:value-type="float" office:value="728">
            <text:p>728</text:p>
          </table:table-cell>
          <table:table-cell table:formula="of:=SUM([.R8:.R12])" ns41:value-type="float" table:style-name="ce35" office:value-type="float" office:value="544">
            <text:p>544</text:p>
          </table:table-cell>
          <table:table-cell table:formula="of:=SUM([.S8:.S12])" ns41:value-type="float" table:style-name="ce35" office:value-type="float" office:value="152">
            <text:p>152</text:p>
          </table:table-cell>
          <table:table-cell table:formula="of:=SUM([.T8:.T12])" ns41:value-type="float" table:style-name="ce35" office:value-type="float" office:value="110">
            <text:p>110</text:p>
          </table:table-cell>
          <table:table-cell table:formula="of:=SUM([.C13]+[.E13]+[.G13]+[.I13]+[.K13]+[.M13]+[.O13]+[.Q13]+[.S13])" ns41:value-type="float" table:style-name="ce35" office:value-type="float" office:value="188701">
            <text:p>188701</text:p>
          </table:table-cell>
          <table:table-cell table:formula="of:=SUM([.D13]+[.F13]+[.H13]+[.J13]+[.L13]+[.N13]+[.P13]+[.R13]+[.T13])" ns41:value-type="float" table:style-name="ce35" office:value-type="float" office:value="211437">
            <text:p>211437</text:p>
          </table:table-cell>
          <table:table-cell table:formula="of:=SUM([.W8:.W12])" ns41:value-type="float" table:style-name="ce35" office:value-type="float" office:value="11407.04">
            <text:p>11407.04</text:p>
          </table:table-cell>
          <table:table-cell ns41:value-type="float" table:style-name="ce44" office:value="35078.08" office:value-type="float">
            <text:p>35078.0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9" table:number-columns-repeated="6"/>
          <table:table-cell table:style-name="ce57"/>
          <table:table-cell table:style-name="ce21" table:number-columns-repeated="987"/>
        </table:table-row>
        <table:table-row table:style-name="ro3">
          <table:table-cell ns41:value-type="string" table:style-name="ce10" office:value-type="string">
            <text:p>Aalsmeer</text:p>
          </table:table-cell>
          <table:table-cell table:style-name="ce20"/>
          <table:table-cell ns41:value-type="float" table:style-name="ce26" office:value="1390" office:value-type="float">
            <text:p>1390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283" office:value-type="float">
            <text:p>28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formula="of:=SUM([.C14]+[.E14]+[.G14]+[.I14]+[.K14]+[.M14]+[.O14]+[.Q14]+[.S14])" ns41:value-type="float" table:style-name="ce34" office:value-type="float" office:value="1911">
            <text:p>1911</text:p>
          </table:table-cell>
          <table:table-cell table:formula="of:=SUM([.D14]+[.F14]+[.H14]+[.J14]+[.L14]+[.N14]+[.P14]+[.R14]+[.T14])" ns41:value-type="float" table:style-name="ce34" office:value-type="float" office:value="1804">
            <text:p>1804</text:p>
          </table:table-cell>
          <table:table-cell ns41:value-type="float" table:style-name="ce34" office:value="3324.63" office:value-type="float">
            <text:p>3324.63</text:p>
          </table:table-cell>
          <table:table-cell ns41:value-type="float" table:style-name="ce44" office:value="1117.43" office:value-type="float">
            <text:p>1117.4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3">
          <table:table-cell ns41:value-type="string" table:style-name="ce10" office:value-type="string">
            <text:p>Abbekerk</text:p>
          </table:table-cell>
          <table:table-cell table:style-name="ce20"/>
          <table:table-cell ns41:value-type="float" table:style-name="ce26" office:value="195" office:value-type="float">
            <text:p>195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221" office:value-type="float">
            <text:p>221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table:formula="of:=SUM([.C15]+[.E15]+[.G15]+[.I15]+[.K15]+[.M15]+[.O15]+[.Q15]+[.S15])" ns41:value-type="float" table:style-name="ce34" office:value-type="float" office:value="422">
            <text:p>422</text:p>
          </table:table-cell>
          <table:table-cell table:formula="of:=SUM([.D15]+[.F15]+[.H15]+[.J15]+[.L15]+[.N15]+[.P15]+[.R15]+[.T15])" ns41:value-type="float" table:style-name="ce34" office:value-type="float" office:value="416">
            <text:p>416</text:p>
          </table:table-cell>
          <table:table-cell ns41:value-type="float" table:style-name="ce34" office:value="782.35" office:value-type="float">
            <text:p>782.35</text:p>
          </table:table-cell>
          <table:table-cell ns41:value-type="float" table:style-name="ce44" office:value="1071.13" office:value-type="float">
            <text:p>1071.1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67" table:number-columns-repeated="6"/>
          <table:table-cell table:style-name="ce70"/>
          <table:table-cell table:number-columns-repeated="987"/>
        </table:table-row>
        <table:table-row table:style-name="ro3">
          <table:table-cell ns41:value-type="string" table:style-name="ce10" office:value-type="string">
            <text:p>Akersloot</text:p>
          </table:table-cell>
          <table:table-cell table:style-name="ce20"/>
          <table:table-cell ns41:value-type="float" table:style-name="ce26" office:value="505" office:value-type="float">
            <text:p>505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12"/>
          <table:table-cell table:formula="of:=SUM([.C16]+[.E16]+[.G16]+[.I16]+[.K16]+[.M16]+[.O16]+[.Q16]+[.S16])" ns41:value-type="float" table:style-name="ce34" office:value-type="float" office:value="791">
            <text:p>791</text:p>
          </table:table-cell>
          <table:table-cell table:formula="of:=SUM([.D16]+[.F16]+[.H16]+[.J16]+[.L16]+[.N16]+[.P16]+[.R16]+[.T16])" ns41:value-type="float" table:style-name="ce34" office:value-type="float" office:value="752">
            <text:p>752</text:p>
          </table:table-cell>
          <table:table-cell ns41:value-type="float" table:style-name="ce34" office:value="2526.18" office:value-type="float">
            <text:p>2526.18</text:p>
          </table:table-cell>
          <table:table-cell ns41:value-type="float" table:style-name="ce44" office:value="610.81" office:value-type="float">
            <text:p>610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style-name="ce70" table:number-columns-repeated="7"/>
          <table:table-cell table:number-columns-repeated="987"/>
        </table:table-row>
        <table:table-row table:style-name="ro3">
          <table:table-cell ns41:value-type="string" table:style-name="ce10" office:value-type="string">
            <text:p>Andijk</text:p>
          </table:table-cell>
          <table:table-cell table:style-name="ce20"/>
          <table:table-cell ns41:value-type="float" table:style-name="ce26" office:value="1027" office:value-type="float">
            <text:p>1027</text:p>
          </table:table-cell>
          <table:table-cell ns41:value-type="float" table:style-name="ce34" office:value="887" office:value-type="float">
            <text:p>887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12"/>
          <table:table-cell table:formula="of:=SUM([.C17]+[.E17]+[.G17]+[.I17]+[.K17]+[.M17]+[.O17]+[.Q17]+[.S17])" ns41:value-type="float" table:style-name="ce34" office:value-type="float" office:value="1260">
            <text:p>1260</text:p>
          </table:table-cell>
          <table:table-cell table:formula="of:=SUM([.D17]+[.F17]+[.H17]+[.J17]+[.L17]+[.N17]+[.P17]+[.R17]+[.T17])" ns41:value-type="float" table:style-name="ce34" office:value-type="float" office:value="1192">
            <text:p>1192</text:p>
          </table:table-cell>
          <table:table-cell ns41:value-type="float" table:style-name="ce34" office:value="1478.12" office:value-type="float">
            <text:p>1478.12</text:p>
          </table:table-cell>
          <table:table-cell ns41:value-type="float" table:style-name="ce44" office:value="1658.89" office:value-type="float">
            <text:p>1658.8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Ankeveen</text:p>
          </table:table-cell>
          <table:table-cell table:style-name="ce20"/>
          <table:table-cell ns41:value-type="float" table:style-name="ce26" office:value="183" office:value-type="float">
            <text:p>183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8" office:value-type="float">
            <text:p>28</text:p>
          </table:table-cell>
          <table:table-cell table:style-name="ce34" table:number-columns-repeated="12"/>
          <table:table-cell table:formula="of:=SUM([.C18]+[.E18]+[.G18]+[.I18]+[.K18]+[.M18]+[.O18]+[.Q18]+[.S18])" ns41:value-type="float" table:style-name="ce34" office:value-type="float" office:value="266">
            <text:p>266</text:p>
          </table:table-cell>
          <table:table-cell table:formula="of:=SUM([.D18]+[.F18]+[.H18]+[.J18]+[.L18]+[.N18]+[.P18]+[.R18]+[.T18])" ns41:value-type="float" table:style-name="ce34" office:value-type="float" office:value="261">
            <text:p>261</text:p>
          </table:table-cell>
          <table:table-cell ns41:value-type="float" table:style-name="ce34" office:value="477.44" office:value-type="float">
            <text:p>477.44</text:p>
          </table:table-cell>
          <table:table-cell ns41:value-type="float" table:style-name="ce44" office:value="1103.79" office:value-type="float">
            <text:p>1103.7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Anna Paulowna</text:p>
          </table:table-cell>
          <table:table-cell table:style-name="ce20"/>
          <table:table-cell ns41:value-type="float" table:style-name="ce26" office:value="408" office:value-type="float">
            <text:p>408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871" office:value-type="float">
            <text:p>871</text:p>
          </table:table-cell>
          <table:table-cell ns41:value-type="float" table:style-name="ce34" office:value="759" office:value-type="float">
            <text:p>759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21" office:value-type="float">
            <text:p>12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table:formula="of:=SUM([.C19]+[.E19]+[.G19]+[.I19]+[.K19]+[.M19]+[.O19]+[.Q19]+[.S19])" ns41:value-type="float" table:style-name="ce34" office:value-type="float" office:value="1453">
            <text:p>1453</text:p>
          </table:table-cell>
          <table:table-cell table:formula="of:=SUM([.D19]+[.F19]+[.H19]+[.J19]+[.L19]+[.N19]+[.P19]+[.R19]+[.T19])" ns41:value-type="float" table:style-name="ce34" office:value-type="float" office:value="1270">
            <text:p>1270</text:p>
          </table:table-cell>
          <table:table-cell ns41:value-type="float" table:style-name="ce34" office:value="5219.01" office:value-type="float">
            <text:p>5219.01</text:p>
          </table:table-cell>
          <table:table-cell ns41:value-type="float" table:style-name="ce44" office:value="521.75" office:value-type="float">
            <text:p>521.7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Assendelft</text:p>
          </table:table-cell>
          <table:table-cell table:style-name="ce20"/>
          <table:table-cell ns41:value-type="float" table:style-name="ce26" office:value="1465" office:value-type="float">
            <text:p>1465</text:p>
          </table:table-cell>
          <table:table-cell ns41:value-type="float" table:style-name="ce34" office:value="1332" office:value-type="float">
            <text:p>1332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7"/>
          <table:table-cell table:formula="of:=SUM([.C20]+[.E20]+[.G20]+[.I20]+[.K20]+[.M20]+[.O20]+[.Q20]+[.S20])" ns41:value-type="float" table:style-name="ce34" office:value-type="float" office:value="1693">
            <text:p>1693</text:p>
          </table:table-cell>
          <table:table-cell table:formula="of:=SUM([.D20]+[.F20]+[.H20]+[.J20]+[.L20]+[.N20]+[.P20]+[.R20]+[.T20])" ns41:value-type="float" table:style-name="ce34" office:value-type="float" office:value="1593">
            <text:p>1593</text:p>
          </table:table-cell>
          <table:table-cell ns41:value-type="float" table:style-name="ce34" office:value="3259.01" office:value-type="float">
            <text:p>3259.01</text:p>
          </table:table-cell>
          <table:table-cell ns41:value-type="float" table:style-name="ce44" office:value="1008.3" office:value-type="float">
            <text:p>1008.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Avenhorn</text:p>
          </table:table-cell>
          <table:table-cell table:style-name="ce20"/>
          <table:table-cell ns41:value-type="float" table:style-name="ce26" office:value="441" office:value-type="float">
            <text:p>441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table:formula="of:=SUM([.C21]+[.E21]+[.G21]+[.I21]+[.K21]+[.M21]+[.O21]+[.Q21]+[.S21])" ns41:value-type="float" table:style-name="ce34" office:value-type="float" office:value="667">
            <text:p>667</text:p>
          </table:table-cell>
          <table:table-cell table:formula="of:=SUM([.D21]+[.F21]+[.H21]+[.J21]+[.L21]+[.N21]+[.P21]+[.R21]+[.T21])" ns41:value-type="float" table:style-name="ce34" office:value-type="float" office:value="668">
            <text:p>668</text:p>
          </table:table-cell>
          <table:table-cell ns41:value-type="float" table:style-name="ce34" office:value="878.67" office:value-type="float">
            <text:p>878.67</text:p>
          </table:table-cell>
          <table:table-cell ns41:value-type="float" table:style-name="ce44" office:value="1519.34" office:value-type="float">
            <text:p>1519.3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arsingerhorn</text:p>
          </table:table-cell>
          <table:table-cell table:style-name="ce20"/>
          <table:table-cell ns41:value-type="float" table:style-name="ce26" office:value="715" office:value-type="float">
            <text:p>715</text:p>
          </table:table-cell>
          <table:table-cell ns41:value-type="float" table:style-name="ce34" office:value="725" office:value-type="float">
            <text:p>725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486" office:value-type="float">
            <text:p>486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2"/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/>
          <table:table-cell table:formula="of:=SUM([.C22]+[.E22]+[.G22]+[.I22]+[.K22]+[.M22]+[.O22]+[.Q22]+[.S22])" ns41:value-type="float" table:style-name="ce34" office:value-type="float" office:value="1230">
            <text:p>1230</text:p>
          </table:table-cell>
          <table:table-cell table:formula="of:=SUM([.D22]+[.F22]+[.H22]+[.J22]+[.L22]+[.N22]+[.P22]+[.R22]+[.T22])" ns41:value-type="float" table:style-name="ce34" office:value-type="float" office:value="1252">
            <text:p>1252</text:p>
          </table:table-cell>
          <table:table-cell ns41:value-type="float" table:style-name="ce34" office:value="2082.88" office:value-type="float">
            <text:p>2082.88</text:p>
          </table:table-cell>
          <table:table-cell ns41:value-type="float" table:style-name="ce44" office:value="1191.61" office:value-type="float">
            <text:p>1191.6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eemster</text:p>
          </table:table-cell>
          <table:table-cell table:style-name="ce20"/>
          <table:table-cell ns41:value-type="float" table:style-name="ce26" office:value="1367" office:value-type="float">
            <text:p>1367</text:p>
          </table:table-cell>
          <table:table-cell ns41:value-type="float" table:style-name="ce34" office:value="1244" office:value-type="float">
            <text:p>1244</text:p>
          </table:table-cell>
          <table:table-cell ns41:value-type="float" table:style-name="ce34" office:value="711" office:value-type="float">
            <text:p>711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7" office:value-type="float">
            <text:p>27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9"/>
          <table:table-cell table:formula="of:=SUM([.C23]+[.E23]+[.G23]+[.I23]+[.K23]+[.M23]+[.O23]+[.Q23]+[.S23])" ns41:value-type="float" table:style-name="ce34" office:value-type="float" office:value="2105">
            <text:p>2105</text:p>
          </table:table-cell>
          <table:table-cell table:formula="of:=SUM([.D23]+[.F23]+[.H23]+[.J23]+[.L23]+[.N23]+[.P23]+[.R23]+[.T23])" ns41:value-type="float" table:style-name="ce34" office:value-type="float" office:value="2164">
            <text:p>2164</text:p>
          </table:table-cell>
          <table:table-cell ns41:value-type="float" table:style-name="ce34" office:value="7213.05" office:value-type="float">
            <text:p>7213.05</text:p>
          </table:table-cell>
          <table:table-cell ns41:value-type="float" table:style-name="ce44" office:value="591.85" office:value-type="float">
            <text:p>591.8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eets</text:p>
          </table:table-cell>
          <table:table-cell table:style-name="ce20"/>
          <table:table-cell ns41:value-type="float" table:style-name="ce26" office:value="199" office:value-type="float">
            <text:p>199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24]+[.E24]+[.G24]+[.I24]+[.K24]+[.M24]+[.O24]+[.Q24]+[.S24])" ns41:value-type="float" table:style-name="ce34" office:value-type="float" office:value="300">
            <text:p>300</text:p>
          </table:table-cell>
          <table:table-cell table:formula="of:=SUM([.D24]+[.F24]+[.H24]+[.J24]+[.L24]+[.N24]+[.P24]+[.R24]+[.T24])" ns41:value-type="float" table:style-name="ce34" office:value-type="float" office:value="322">
            <text:p>322</text:p>
          </table:table-cell>
          <table:table-cell ns41:value-type="float" table:style-name="ce34" office:value="573.43" office:value-type="float">
            <text:p>573.43</text:p>
          </table:table-cell>
          <table:table-cell ns41:value-type="float" table:style-name="ce44" office:value="1084.7" office:value-type="float">
            <text:p>1084.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ennebroek</text:p>
          </table:table-cell>
          <table:table-cell table:style-name="ce20"/>
          <table:table-cell ns41:value-type="float" table:style-name="ce26" office:value="192" office:value-type="float">
            <text:p>192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1" table:style-name="ce34" table:number-columns-repeated="4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formula="of:=SUM([.C25]+[.E25]+[.G25]+[.I25]+[.K25]+[.M25]+[.O25]+[.Q25]+[.S25])" ns41:value-type="float" table:style-name="ce34" office:value-type="float" office:value="394">
            <text:p>394</text:p>
          </table:table-cell>
          <table:table-cell table:formula="of:=SUM([.D25]+[.F25]+[.H25]+[.J25]+[.L25]+[.N25]+[.P25]+[.R25]+[.T25])" ns41:value-type="float" table:style-name="ce34" office:value-type="float" office:value="380">
            <text:p>380</text:p>
          </table:table-cell>
          <table:table-cell ns41:value-type="float" table:style-name="ce34" office:value="174.85" office:value-type="float">
            <text:p>174.85</text:p>
          </table:table-cell>
          <table:table-cell ns41:value-type="float" table:style-name="ce44" office:value="4426.65" office:value-type="float">
            <text:p>4426.6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ergen</text:p>
          </table:table-cell>
          <table:table-cell table:style-name="ce20"/>
          <table:table-cell ns41:value-type="float" table:style-name="ce26" office:value="493" office:value-type="float">
            <text:p>493</text:p>
          </table:table-cell>
          <table:table-cell ns41:value-type="float" table:style-name="ce34" office:value="403" office:value-type="float">
            <text:p>403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table:formula="of:=SUM([.C26]+[.E26]+[.G26]+[.I26]+[.K26]+[.M26]+[.O26]+[.Q26]+[.S26])" ns41:value-type="float" table:style-name="ce34" office:value-type="float" office:value="744">
            <text:p>744</text:p>
          </table:table-cell>
          <table:table-cell table:formula="of:=SUM([.D26]+[.F26]+[.H26]+[.J26]+[.L26]+[.N26]+[.P26]+[.R26]+[.T26])" ns41:value-type="float" table:style-name="ce34" office:value-type="float" office:value="759">
            <text:p>759</text:p>
          </table:table-cell>
          <table:table-cell ns41:value-type="float" table:style-name="ce34" office:value="3679.25" office:value-type="float">
            <text:p>3679.25</text:p>
          </table:table-cell>
          <table:table-cell ns41:value-type="float" table:style-name="ce44" office:value="408.51" office:value-type="float">
            <text:p>408.5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erkhout</text:p>
          </table:table-cell>
          <table:table-cell table:style-name="ce20"/>
          <table:table-cell ns41:value-type="float" table:style-name="ce26" office:value="741" office:value-type="float">
            <text:p>741</text:p>
          </table:table-cell>
          <table:table-cell ns41:value-type="float" table:style-name="ce34" office:value="688" office:value-type="float">
            <text:p>68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12"/>
          <table:table-cell table:formula="of:=SUM([.C27]+[.E27]+[.G27]+[.I27]+[.K27]+[.M27]+[.O27]+[.Q27]+[.S27])" ns41:value-type="float" table:style-name="ce34" office:value-type="float" office:value="1124">
            <text:p>1124</text:p>
          </table:table-cell>
          <table:table-cell table:formula="of:=SUM([.D27]+[.F27]+[.H27]+[.J27]+[.L27]+[.N27]+[.P27]+[.R27]+[.T27])" ns41:value-type="float" table:style-name="ce34" office:value-type="float" office:value="1187">
            <text:p>1187</text:p>
          </table:table-cell>
          <table:table-cell ns41:value-type="float" table:style-name="ce34" office:value="2570.8" office:value-type="float">
            <text:p>2570.8</text:p>
          </table:table-cell>
          <table:table-cell ns41:value-type="float" table:style-name="ce44" office:value="898.95" office:value-type="float">
            <text:p>898.9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everwijk</text:p>
          </table:table-cell>
          <table:table-cell table:style-name="ce20"/>
          <table:table-cell ns41:value-type="float" table:style-name="ce26" office:value="1087" office:value-type="float">
            <text:p>1087</text:p>
          </table:table-cell>
          <table:table-cell ns41:value-type="float" table:style-name="ce34" office:value="1052" office:value-type="float">
            <text:p>1052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668" office:value-type="float">
            <text:p>668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23" office:value-type="float">
            <text:p>223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office:value="1" table:style-name="ce34" table:number-columns-repeated="3" office:value-type="float">
            <text:p>1</text:p>
          </table:table-cell>
          <table:table-cell table:style-name="ce34"/>
          <table:table-cell table:formula="of:=SUM([.C28]+[.E28]+[.G28]+[.I28]+[.K28]+[.M28]+[.O28]+[.Q28]+[.S28])" ns41:value-type="float" table:style-name="ce34" office:value-type="float" office:value="1836">
            <text:p>1836</text:p>
          </table:table-cell>
          <table:table-cell table:formula="of:=SUM([.D28]+[.F28]+[.H28]+[.J28]+[.L28]+[.N28]+[.P28]+[.R28]+[.T28])" ns41:value-type="float" table:style-name="ce34" office:value-type="float" office:value="1960">
            <text:p>1960</text:p>
          </table:table-cell>
          <table:table-cell ns41:value-type="float" table:style-name="ce34" office:value="498.83" office:value-type="float">
            <text:p>498.83</text:p>
          </table:table-cell>
          <table:table-cell ns41:value-type="float" table:style-name="ce44" office:value="7609.92" office:value-type="float">
            <text:p>7609.9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laricum</text:p>
          </table:table-cell>
          <table:table-cell table:style-name="ce20"/>
          <table:table-cell ns41:value-type="float" table:style-name="ce26" office:value="403" office:value-type="float">
            <text:p>403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12"/>
          <table:table-cell table:formula="of:=SUM([.C29]+[.E29]+[.G29]+[.I29]+[.K29]+[.M29]+[.O29]+[.Q29]+[.S29])" ns41:value-type="float" table:style-name="ce34" office:value-type="float" office:value="474">
            <text:p>474</text:p>
          </table:table-cell>
          <table:table-cell table:formula="of:=SUM([.D29]+[.F29]+[.H29]+[.J29]+[.L29]+[.N29]+[.P29]+[.R29]+[.T29])" ns41:value-type="float" table:style-name="ce34" office:value-type="float" office:value="475">
            <text:p>475</text:p>
          </table:table-cell>
          <table:table-cell ns41:value-type="float" table:style-name="ce34" office:value="1002.74" office:value-type="float">
            <text:p>1002.74</text:p>
          </table:table-cell>
          <table:table-cell ns41:value-type="float" table:style-name="ce44" office:value="946.42" office:value-type="float">
            <text:p>946.4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loemendaal</text:p>
          </table:table-cell>
          <table:table-cell table:style-name="ce20"/>
          <table:table-cell ns41:value-type="float" table:style-name="ce26" office:value="808" office:value-type="float">
            <text:p>808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753" office:value-type="float">
            <text:p>753</text:p>
          </table:table-cell>
          <table:table-cell ns41:value-type="float" table:style-name="ce34" office:value="952" office:value-type="float">
            <text:p>952</text:p>
          </table:table-cell>
          <table:table-cell ns41:value-type="float" office:value="316" table:style-name="ce34" table:number-columns-repeated="2" office:value-type="float">
            <text:p>31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table:formula="of:=SUM([.C30]+[.E30]+[.G30]+[.I30]+[.K30]+[.M30]+[.O30]+[.Q30]+[.S30])" ns41:value-type="float" table:style-name="ce34" office:value-type="float" office:value="1898">
            <text:p>1898</text:p>
          </table:table-cell>
          <table:table-cell table:formula="of:=SUM([.D30]+[.F30]+[.H30]+[.J30]+[.L30]+[.N30]+[.P30]+[.R30]+[.T30])" ns41:value-type="float" table:style-name="ce34" office:value-type="float" office:value="2054">
            <text:p>2054</text:p>
          </table:table-cell>
          <table:table-cell ns41:value-type="float" table:style-name="ce34" office:value="4040.18" office:value-type="float">
            <text:p>4040.18</text:p>
          </table:table-cell>
          <table:table-cell ns41:value-type="float" table:style-name="ce44" office:value="978.18" office:value-type="float">
            <text:p>978.1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lokker</text:p>
          </table:table-cell>
          <table:table-cell table:style-name="ce20"/>
          <table:table-cell ns41:value-type="float" table:style-name="ce26" office:value="461" office:value-type="float">
            <text:p>46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12"/>
          <table:table-cell table:formula="of:=SUM([.C31]+[.E31]+[.G31]+[.I31]+[.K31]+[.M31]+[.O31]+[.Q31]+[.S31])" ns41:value-type="float" table:style-name="ce34" office:value-type="float" office:value="797">
            <text:p>797</text:p>
          </table:table-cell>
          <table:table-cell table:formula="of:=SUM([.D31]+[.F31]+[.H31]+[.J31]+[.L31]+[.N31]+[.P31]+[.R31]+[.T31])" ns41:value-type="float" table:style-name="ce34" office:value-type="float" office:value="801">
            <text:p>801</text:p>
          </table:table-cell>
          <table:table-cell ns41:value-type="float" table:style-name="ce34" office:value="1383.31" office:value-type="float">
            <text:p>1383.31</text:p>
          </table:table-cell>
          <table:table-cell ns41:value-type="float" table:style-name="ce44" office:value="1155.21" office:value-type="float">
            <text:p>1155.2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ovenkarspel</text:p>
          </table:table-cell>
          <table:table-cell table:style-name="ce20"/>
          <table:table-cell ns41:value-type="float" table:style-name="ce26" office:value="508" office:value-type="float">
            <text:p>508</text:p>
          </table:table-cell>
          <table:table-cell ns41:value-type="float" table:style-name="ce34" office:value="463" office:value-type="float">
            <text:p>463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32]+[.E32]+[.G32]+[.I32]+[.K32]+[.M32]+[.O32]+[.Q32]+[.S32])" ns41:value-type="float" table:style-name="ce34" office:value-type="float" office:value="750">
            <text:p>750</text:p>
          </table:table-cell>
          <table:table-cell table:formula="of:=SUM([.D32]+[.F32]+[.H32]+[.J32]+[.L32]+[.N32]+[.P32]+[.R32]+[.T32])" ns41:value-type="float" table:style-name="ce34" office:value-type="float" office:value="747">
            <text:p>747</text:p>
          </table:table-cell>
          <table:table-cell ns41:value-type="float" table:style-name="ce34" office:value="858.62" office:value-type="float">
            <text:p>858.62</text:p>
          </table:table-cell>
          <table:table-cell ns41:value-type="float" table:style-name="ce44" office:value="1743.48" office:value-type="float">
            <text:p>1743.4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roek in Waterland</text:p>
          </table:table-cell>
          <table:table-cell table:style-name="ce20"/>
          <table:table-cell ns41:value-type="float" table:style-name="ce26" office:value="522" office:value-type="float">
            <text:p>522</text:p>
          </table:table-cell>
          <table:table-cell ns41:value-type="float" table:style-name="ce34" office:value="514" office:value-type="float">
            <text:p>514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33]+[.E33]+[.G33]+[.I33]+[.K33]+[.M33]+[.O33]+[.Q33]+[.S33])" ns41:value-type="float" table:style-name="ce34" office:value-type="float" office:value="730">
            <text:p>730</text:p>
          </table:table-cell>
          <table:table-cell table:formula="of:=SUM([.D33]+[.F33]+[.H33]+[.J33]+[.L33]+[.N33]+[.P33]+[.R33]+[.T33])" ns41:value-type="float" table:style-name="ce34" office:value-type="float" office:value="782">
            <text:p>782</text:p>
          </table:table-cell>
          <table:table-cell ns41:value-type="float" table:style-name="ce34" office:value="2327.9" office:value-type="float">
            <text:p>2327.9</text:p>
          </table:table-cell>
          <table:table-cell ns41:value-type="float" table:style-name="ce44" office:value="649.51" office:value-type="float">
            <text:p>649.5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roek op Langedijk</text:p>
          </table:table-cell>
          <table:table-cell table:style-name="ce20"/>
          <table:table-cell ns41:value-type="float" table:style-name="ce26" office:value="450" office:value-type="float">
            <text:p>450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180" office:value-type="float">
            <text:p>180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12"/>
          <table:table-cell table:formula="of:=SUM([.C34]+[.E34]+[.G34]+[.I34]+[.K34]+[.M34]+[.O34]+[.Q34]+[.S34])" ns41:value-type="float" table:style-name="ce34" office:value-type="float" office:value="597">
            <text:p>597</text:p>
          </table:table-cell>
          <table:table-cell table:formula="of:=SUM([.D34]+[.F34]+[.H34]+[.J34]+[.L34]+[.N34]+[.P34]+[.R34]+[.T34])" ns41:value-type="float" table:style-name="ce34" office:value-type="float" office:value="575">
            <text:p>575</text:p>
          </table:table-cell>
          <table:table-cell ns41:value-type="float" table:style-name="ce34" office:value="460.25" office:value-type="float">
            <text:p>460.25</text:p>
          </table:table-cell>
          <table:table-cell ns41:value-type="float" table:style-name="ce44" office:value="2546.44" office:value-type="float">
            <text:p>2546.4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uiksloot</text:p>
          </table:table-cell>
          <table:table-cell table:style-name="ce20"/>
          <table:table-cell ns41:value-type="float" table:style-name="ce26" office:value="214" office:value-type="float">
            <text:p>214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9"/>
          <table:table-cell table:formula="of:=SUM([.C35]+[.E35]+[.G35]+[.I35]+[.K35]+[.M35]+[.O35]+[.Q35]+[.S35])" ns41:value-type="float" table:style-name="ce34" office:value-type="float" office:value="474">
            <text:p>474</text:p>
          </table:table-cell>
          <table:table-cell table:formula="of:=SUM([.D35]+[.F35]+[.H35]+[.J35]+[.L35]+[.N35]+[.P35]+[.R35]+[.T35])" ns41:value-type="float" table:style-name="ce34" office:value-type="float" office:value="475">
            <text:p>475</text:p>
          </table:table-cell>
          <table:table-cell ns41:value-type="float" table:style-name="ce34" office:value="313.77" office:value-type="float">
            <text:p>313.77</text:p>
          </table:table-cell>
          <table:table-cell ns41:value-type="float" table:style-name="ce44" office:value="3024.55" office:value-type="float">
            <text:p>3024.5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Bussum</text:p>
          </table:table-cell>
          <table:table-cell table:style-name="ce20"/>
          <table:table-cell ns41:value-type="float" table:style-name="ce26" office:value="494" office:value-type="float">
            <text:p>494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table:formula="of:=SUM([.C36]+[.E36]+[.G36]+[.I36]+[.K36]+[.M36]+[.O36]+[.Q36]+[.S36])" ns41:value-type="float" table:style-name="ce34" office:value-type="float" office:value="909">
            <text:p>909</text:p>
          </table:table-cell>
          <table:table-cell table:formula="of:=SUM([.D36]+[.F36]+[.H36]+[.J36]+[.L36]+[.N36]+[.P36]+[.R36]+[.T36])" ns41:value-type="float" table:style-name="ce34" office:value-type="float" office:value="916">
            <text:p>916</text:p>
          </table:table-cell>
          <table:table-cell ns41:value-type="float" table:style-name="ce34" office:value="631.14" office:value-type="float">
            <text:p>631.14</text:p>
          </table:table-cell>
          <table:table-cell ns41:value-type="float" table:style-name="ce44" office:value="2891.55" office:value-type="float">
            <text:p>2891.5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Callantsoog</text:p>
          </table:table-cell>
          <table:table-cell table:style-name="ce20"/>
          <table:table-cell ns41:value-type="float" table:style-name="ce26" office:value="201" office:value-type="float">
            <text:p>201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table:formula="of:=SUM([.C37]+[.E37]+[.G37]+[.I37]+[.K37]+[.M37]+[.O37]+[.Q37]+[.S37])" ns41:value-type="float" table:style-name="ce34" office:value-type="float" office:value="321">
            <text:p>321</text:p>
          </table:table-cell>
          <table:table-cell table:formula="of:=SUM([.D37]+[.F37]+[.H37]+[.J37]+[.L37]+[.N37]+[.P37]+[.R37]+[.T37])" ns41:value-type="float" table:style-name="ce34" office:value-type="float" office:value="295">
            <text:p>295</text:p>
          </table:table-cell>
          <table:table-cell ns41:value-type="float" table:style-name="ce34" office:value="2790.31" office:value-type="float">
            <text:p>2790.31</text:p>
          </table:table-cell>
          <table:table-cell ns41:value-type="float" table:style-name="ce44" office:value="220.77" office:value-type="float">
            <text:p>220.7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Castricum</text:p>
          </table:table-cell>
          <table:table-cell table:style-name="ce20"/>
          <table:table-cell ns41:value-type="float" table:style-name="ce26" office:value="563" office:value-type="float">
            <text:p>563</text:p>
          </table:table-cell>
          <table:table-cell ns41:value-type="float" table:style-name="ce34" office:value="525" office:value-type="float">
            <text:p>525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table:formula="of:=SUM([.C38]+[.E38]+[.G38]+[.I38]+[.K38]+[.M38]+[.O38]+[.Q38]+[.S38])" ns41:value-type="float" table:style-name="ce34" office:value-type="float" office:value="775">
            <text:p>775</text:p>
          </table:table-cell>
          <table:table-cell table:formula="of:=SUM([.D38]+[.F38]+[.H38]+[.J38]+[.L38]+[.N38]+[.P38]+[.R38]+[.T38])" ns41:value-type="float" table:style-name="ce34" office:value-type="float" office:value="745">
            <text:p>745</text:p>
          </table:table-cell>
          <table:table-cell ns41:value-type="float" table:style-name="ce34" office:value="3161.15" office:value-type="float">
            <text:p>3161.15</text:p>
          </table:table-cell>
          <table:table-cell ns41:value-type="float" table:style-name="ce44" office:value="480.81" office:value-type="float">
            <text:p>480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Diemen</text:p>
          </table:table-cell>
          <table:table-cell table:style-name="ce20"/>
          <table:table-cell ns41:value-type="float" table:style-name="ce26" office:value="278" office:value-type="float">
            <text:p>278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26" office:value-type="float">
            <text:p>12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table:formula="of:=SUM([.C39]+[.E39]+[.G39]+[.I39]+[.K39]+[.M39]+[.O39]+[.Q39]+[.S39])" ns41:value-type="float" table:style-name="ce34" office:value-type="float" office:value="585">
            <text:p>585</text:p>
          </table:table-cell>
          <table:table-cell table:formula="of:=SUM([.D39]+[.F39]+[.H39]+[.J39]+[.L39]+[.N39]+[.P39]+[.R39]+[.T39])" ns41:value-type="float" table:style-name="ce34" office:value-type="float" office:value="595">
            <text:p>595</text:p>
          </table:table-cell>
          <table:table-cell ns41:value-type="float" table:style-name="ce34" office:value="1458.16" office:value-type="float">
            <text:p>1458.16</text:p>
          </table:table-cell>
          <table:table-cell ns41:value-type="float" table:style-name="ce44" office:value="809.22" office:value-type="float">
            <text:p>809.2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Edam</text:p>
          </table:table-cell>
          <table:table-cell table:style-name="ce20"/>
          <table:table-cell ns41:value-type="float" table:style-name="ce26" office:value="2261" office:value-type="float">
            <text:p>2261</text:p>
          </table:table-cell>
          <table:table-cell ns41:value-type="float" table:style-name="ce34" office:value="2164" office:value-type="float">
            <text:p>2164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546" office:value-type="float">
            <text:p>546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/>
          <table:table-cell table:formula="of:=SUM([.C40]+[.E40]+[.G40]+[.I40]+[.K40]+[.M40]+[.O40]+[.Q40]+[.S40])" ns41:value-type="float" table:style-name="ce34" office:value-type="float" office:value="2772">
            <text:p>2772</text:p>
          </table:table-cell>
          <table:table-cell table:formula="of:=SUM([.D40]+[.F40]+[.H40]+[.J40]+[.L40]+[.N40]+[.P40]+[.R40]+[.T40])" ns41:value-type="float" table:style-name="ce34" office:value-type="float" office:value="2828">
            <text:p>2828</text:p>
          </table:table-cell>
          <table:table-cell ns41:value-type="float" table:style-name="ce34" office:value="2243.77" office:value-type="float">
            <text:p>2243.77</text:p>
          </table:table-cell>
          <table:table-cell ns41:value-type="float" table:style-name="ce44" office:value="2495.85" office:value-type="float">
            <text:p>2495.8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Egmond aan Zee</text:p>
          </table:table-cell>
          <table:table-cell table:style-name="ce20"/>
          <table:table-cell ns41:value-type="float" table:style-name="ce26" office:value="991" office:value-type="float">
            <text:p>991</text:p>
          </table:table-cell>
          <table:table-cell ns41:value-type="float" table:style-name="ce34" office:value="925" office:value-type="float">
            <text:p>92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41]+[.E41]+[.G41]+[.I41]+[.K41]+[.M41]+[.O41]+[.Q41]+[.S41])" ns41:value-type="float" table:style-name="ce34" office:value-type="float" office:value="1047">
            <text:p>1047</text:p>
          </table:table-cell>
          <table:table-cell table:formula="of:=SUM([.D41]+[.F41]+[.H41]+[.J41]+[.L41]+[.N41]+[.P41]+[.R41]+[.T41])" ns41:value-type="float" table:style-name="ce34" office:value-type="float" office:value="978">
            <text:p>978</text:p>
          </table:table-cell>
          <table:table-cell ns41:value-type="float" table:style-name="ce34" office:value="82.12" office:value-type="float">
            <text:p>82.12</text:p>
          </table:table-cell>
          <table:table-cell ns41:value-type="float" table:style-name="ce44" office:value="24659.41" office:value-type="float">
            <text:p>24659.4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Egmond binnen</text:p>
          </table:table-cell>
          <table:table-cell table:style-name="ce20"/>
          <table:table-cell ns41:value-type="float" table:style-name="ce26" office:value="453" office:value-type="float">
            <text:p>453</text:p>
          </table:table-cell>
          <table:table-cell ns41:value-type="float" table:style-name="ce34" office:value="394" office:value-type="float">
            <text:p>394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42]+[.E42]+[.G42]+[.I42]+[.K42]+[.M42]+[.O42]+[.Q42]+[.S42])" ns41:value-type="float" table:style-name="ce34" office:value-type="float" office:value="637">
            <text:p>637</text:p>
          </table:table-cell>
          <table:table-cell table:formula="of:=SUM([.D42]+[.F42]+[.H42]+[.J42]+[.L42]+[.N42]+[.P42]+[.R42]+[.T42])" ns41:value-type="float" table:style-name="ce34" office:value-type="float" office:value="643">
            <text:p>643</text:p>
          </table:table-cell>
          <table:table-cell ns41:value-type="float" table:style-name="ce34" office:value="2992.86" office:value-type="float">
            <text:p>2992.86</text:p>
          </table:table-cell>
          <table:table-cell ns41:value-type="float" table:style-name="ce44" office:value="427.68" office:value-type="float">
            <text:p>427.6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Enkhuizen</text:p>
          </table:table-cell>
          <table:table-cell table:style-name="ce20"/>
          <table:table-cell ns41:value-type="float" table:style-name="ce26" office:value="2267" office:value-type="float">
            <text:p>2267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173" office:value-type="float">
            <text:p>17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43]+[.E43]+[.G43]+[.I43]+[.K43]+[.M43]+[.O43]+[.Q43]+[.S43])" ns41:value-type="float" table:style-name="ce34" office:value-type="float" office:value="2769">
            <text:p>2769</text:p>
          </table:table-cell>
          <table:table-cell table:formula="of:=SUM([.D43]+[.F43]+[.H43]+[.J43]+[.L43]+[.N43]+[.P43]+[.R43]+[.T43])" ns41:value-type="float" table:style-name="ce34" office:value-type="float" office:value="3005">
            <text:p>3005</text:p>
          </table:table-cell>
          <table:table-cell ns41:value-type="float" table:style-name="ce34" office:value="1206.93" office:value-type="float">
            <text:p>1206.93</text:p>
          </table:table-cell>
          <table:table-cell ns41:value-type="float" table:style-name="ce44" office:value="4784.56" office:value-type="float">
            <text:p>4784.5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2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Graft</text:p>
          </table:table-cell>
          <table:table-cell table:style-name="ce20"/>
          <table:table-cell ns41:value-type="float" table:style-name="ce26" office:value="600" office:value-type="float">
            <text:p>600</text:p>
          </table:table-cell>
          <table:table-cell ns41:value-type="float" table:style-name="ce34" office:value="483" office:value-type="float">
            <text:p>483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9"/>
          <table:table-cell table:formula="of:=SUM([.C44]+[.E44]+[.G44]+[.I44]+[.K44]+[.M44]+[.O44]+[.Q44]+[.S44])" ns41:value-type="float" table:style-name="ce34" office:value-type="float" office:value="817">
            <text:p>817</text:p>
          </table:table-cell>
          <table:table-cell table:formula="of:=SUM([.D44]+[.F44]+[.H44]+[.J44]+[.L44]+[.N44]+[.P44]+[.R44]+[.T44])" ns41:value-type="float" table:style-name="ce34" office:value-type="float" office:value="788">
            <text:p>788</text:p>
          </table:table-cell>
          <table:table-cell ns41:value-type="float" table:style-name="ce34" office:value="1136.04" office:value-type="float">
            <text:p>1136.04</text:p>
          </table:table-cell>
          <table:table-cell ns41:value-type="float" table:style-name="ce44" office:value="1412.8" office:value-type="float">
            <text:p>1412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 Graveland</text:p>
          </table:table-cell>
          <table:table-cell table:style-name="ce20"/>
          <table:table-cell ns41:value-type="float" table:style-name="ce26" office:value="349" office:value-type="float">
            <text:p>349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130" office:value-type="float">
            <text:p>130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45]+[.E45]+[.G45]+[.I45]+[.K45]+[.M45]+[.O45]+[.Q45]+[.S45])" ns41:value-type="float" table:style-name="ce34" office:value-type="float" office:value="570">
            <text:p>570</text:p>
          </table:table-cell>
          <table:table-cell table:formula="of:=SUM([.D45]+[.F45]+[.H45]+[.J45]+[.L45]+[.N45]+[.P45]+[.R45]+[.T45])" ns41:value-type="float" table:style-name="ce34" office:value-type="float" office:value="658">
            <text:p>658</text:p>
          </table:table-cell>
          <table:table-cell ns41:value-type="float" table:style-name="ce34" office:value="484.46" office:value-type="float">
            <text:p>484.46</text:p>
          </table:table-cell>
          <table:table-cell ns41:value-type="float" table:style-name="ce44" office:value="2534.8" office:value-type="float">
            <text:p>2534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Grootebroek</text:p>
          </table:table-cell>
          <table:table-cell table:style-name="ce20"/>
          <table:table-cell ns41:value-type="float" table:style-name="ce26" office:value="873" office:value-type="float">
            <text:p>873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331" office:value-type="float">
            <text:p>33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8"/>
          <table:table-cell table:formula="of:=SUM([.C46]+[.E46]+[.G46]+[.I46]+[.K46]+[.M46]+[.O46]+[.Q46]+[.S46])" ns41:value-type="float" table:style-name="ce34" office:value-type="float" office:value="1052">
            <text:p>1052</text:p>
          </table:table-cell>
          <table:table-cell table:formula="of:=SUM([.D46]+[.F46]+[.H46]+[.J46]+[.L46]+[.N46]+[.P46]+[.R46]+[.T46])" ns41:value-type="float" table:style-name="ce34" office:value-type="float" office:value="1055">
            <office:annotation draw:style-name="gr1" svg:height="0.846cm" draw:caption-point-y="0.284cm" svg:width="0.916cm" svg:x="42.497cm" draw:caption-point-x="-0.816cm" svg:y="20.62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044</text:span></text:p>
            </office:annotation>
            <text:p>1055</text:p>
          </table:table-cell>
          <table:table-cell ns41:value-type="float" table:style-name="ce34" office:value="1236.09" office:value-type="float">
            <text:p>1236.09</text:p>
          </table:table-cell>
          <table:table-cell ns41:value-type="float" table:style-name="ce44" office:value="1695.65" office:value-type="float">
            <text:p>1695.6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5">
          <table:table-cell ns41:value-type="string" table:style-name="ce8" office:value-type="string">
            <text:p>Haarlemmerliede en Spaarnwoude</text:p>
          </table:table-cell>
          <table:table-cell table:style-name="ce20"/>
          <table:table-cell ns41:value-type="float" table:style-name="ce26" office:value="525" office:value-type="float">
            <text:p>525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310" office:value-type="float">
            <text:p>310</text:p>
          </table:table-cell>
          <table:table-cell ns41:value-type="float" table:style-name="ce34" office:value="259" office:value-type="float">
            <text:p>25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table:formula="of:=SUM([.C47]+[.E47]+[.G47]+[.I47]+[.K47]+[.M47]+[.O47]+[.Q47]+[.S47])" ns41:value-type="float" table:style-name="ce34" office:value-type="float" office:value="1274">
            <text:p>1274</text:p>
          </table:table-cell>
          <table:table-cell table:formula="of:=SUM([.D47]+[.F47]+[.H47]+[.J47]+[.L47]+[.N47]+[.P47]+[.R47]+[.T47])" ns41:value-type="float" table:style-name="ce34" office:value-type="float" office:value="1206">
            <text:p>1206</text:p>
          </table:table-cell>
          <table:table-cell ns41:value-type="float" table:style-name="ce34" office:value="4200.56" office:value-type="float">
            <text:p>4200.56</text:p>
          </table:table-cell>
          <table:table-cell ns41:value-type="float" table:style-name="ce44" office:value="590.39" office:value-type="float">
            <text:p>590.3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aarlemmermeer</text:p>
          </table:table-cell>
          <table:table-cell table:style-name="ce20"/>
          <table:table-cell ns41:value-type="float" table:style-name="ce26" office:value="2972" office:value-type="float">
            <text:p>2972</text:p>
          </table:table-cell>
          <table:table-cell ns41:value-type="float" table:style-name="ce34" office:value="2855" office:value-type="float">
            <text:p>2855</text:p>
          </table:table-cell>
          <table:table-cell ns41:value-type="float" table:style-name="ce34" office:value="1379" office:value-type="float">
            <text:p>1379</text:p>
          </table:table-cell>
          <table:table-cell ns41:value-type="float" table:style-name="ce34" office:value="1310" office:value-type="float">
            <text:p>1310</text:p>
          </table:table-cell>
          <table:table-cell ns41:value-type="float" table:style-name="ce34" office:value="3035" office:value-type="float">
            <text:p>3035</text:p>
          </table:table-cell>
          <table:table-cell ns41:value-type="float" table:style-name="ce34" office:value="2706" office:value-type="float">
            <text:p>2706</text:p>
          </table:table-cell>
          <table:table-cell table:style-name="ce34" table:number-columns-repeated="2"/>
          <table:table-cell ns41:value-type="float" table:style-name="ce34" office:value="31" office:value-type="float">
            <text:p>3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6"/>
          <table:table-cell table:formula="of:=SUM([.C48]+[.E48]+[.G48]+[.I48]+[.K48]+[.M48]+[.O48]+[.Q48]+[.S48])" ns41:value-type="float" table:style-name="ce34" office:value-type="float" office:value="7428">
            <text:p>7428</text:p>
          </table:table-cell>
          <table:table-cell table:formula="of:=SUM([.D48]+[.F48]+[.H48]+[.J48]+[.L48]+[.N48]+[.P48]+[.R48]+[.T48])" ns41:value-type="float" table:style-name="ce34" office:value-type="float" office:value="6890">
            <text:p>6890</text:p>
          </table:table-cell>
          <table:table-cell ns41:value-type="float" table:style-name="ce34" office:value="18521.27" office:value-type="float">
            <text:p>18521.27</text:p>
          </table:table-cell>
          <table:table-cell ns41:value-type="float" table:style-name="ce44" office:value="772.57" office:value-type="float">
            <text:p>772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arenkarspel</text:p>
          </table:table-cell>
          <table:table-cell table:style-name="ce20"/>
          <table:table-cell ns41:value-type="float" table:style-name="ce26" office:value="673" office:value-type="float">
            <text:p>673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5" office:value-type="float">
            <text:p>385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table:formula="of:=SUM([.C49]+[.E49]+[.G49]+[.I49]+[.K49]+[.M49]+[.O49]+[.Q49]+[.S49])" ns41:value-type="float" table:style-name="ce34" office:value-type="float" office:value="1070">
            <text:p>1070</text:p>
          </table:table-cell>
          <table:table-cell table:formula="of:=SUM([.D49]+[.F49]+[.H49]+[.J49]+[.L49]+[.N49]+[.P49]+[.R49]+[.T49])" ns41:value-type="float" table:style-name="ce34" office:value-type="float" office:value="974">
            <text:p>974</text:p>
          </table:table-cell>
          <table:table-cell ns41:value-type="float" table:style-name="ce34" office:value="2404.71" office:value-type="float">
            <text:p>2404.71</text:p>
          </table:table-cell>
          <table:table-cell ns41:value-type="float" table:style-name="ce44" office:value="849.99" office:value-type="float">
            <text:p>849.9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eemskerk</text:p>
          </table:table-cell>
          <table:table-cell table:style-name="ce20"/>
          <table:table-cell ns41:value-type="float" table:style-name="ce26" office:value="619" office:value-type="float">
            <text:p>619</text:p>
          </table:table-cell>
          <table:table-cell ns41:value-type="float" table:style-name="ce34" office:value="519" office:value-type="float">
            <text:p>519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269" office:value-type="float">
            <text:p>269</text:p>
          </table:table-cell>
          <table:table-cell ns41:value-type="float" office:value="8" table:style-name="ce34" table:number-columns-repeated="2" office:value-type="float">
            <text:p>8</text:p>
          </table:table-cell>
          <table:table-cell table:style-name="ce34" table:number-columns-repeated="12"/>
          <table:table-cell table:formula="of:=SUM([.C50]+[.E50]+[.G50]+[.I50]+[.K50]+[.M50]+[.O50]+[.Q50]+[.S50])" ns41:value-type="float" table:style-name="ce34" office:value-type="float" office:value="838">
            <text:p>838</text:p>
          </table:table-cell>
          <table:table-cell table:formula="of:=SUM([.D50]+[.F50]+[.H50]+[.J50]+[.L50]+[.N50]+[.P50]+[.R50]+[.T50])" ns41:value-type="float" table:style-name="ce34" office:value-type="float" office:value="796">
            <text:p>796</text:p>
          </table:table-cell>
          <table:table-cell ns41:value-type="float" table:style-name="ce34" office:value="2733.65" office:value-type="float">
            <text:p>2733.65</text:p>
          </table:table-cell>
          <table:table-cell ns41:value-type="float" table:style-name="ce44" office:value="597.73" office:value-type="float">
            <text:p>597.7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eemstede</text:p>
          </table:table-cell>
          <table:table-cell table:style-name="ce20"/>
          <table:table-cell ns41:value-type="float" table:style-name="ce26" office:value="952" office:value-type="float">
            <text:p>952</text:p>
          </table:table-cell>
          <table:table-cell ns41:value-type="float" table:style-name="ce34" office:value="902" office:value-type="float">
            <text:p>902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525" office:value-type="float">
            <text:p>525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24" office:value-type="float">
            <text:p>224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table:formula="of:=SUM([.C51]+[.E51]+[.G51]+[.I51]+[.K51]+[.M51]+[.O51]+[.Q51]+[.S51])" ns41:value-type="float" table:style-name="ce34" office:value-type="float" office:value="1492">
            <text:p>1492</text:p>
          </table:table-cell>
          <table:table-cell table:formula="of:=SUM([.D51]+[.F51]+[.H51]+[.J51]+[.L51]+[.N51]+[.P51]+[.R51]+[.T51])" ns41:value-type="float" table:style-name="ce34" office:value-type="float" office:value="1673">
            <text:p>1673</text:p>
          </table:table-cell>
          <table:table-cell ns41:value-type="float" table:style-name="ce34" office:value="1173.36" office:value-type="float">
            <text:p>1173.36</text:p>
          </table:table-cell>
          <table:table-cell ns41:value-type="float" table:style-name="ce44" office:value="2485.52" office:value-type="float">
            <text:p>2485.5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eerhugowaard</text:p>
          </table:table-cell>
          <table:table-cell table:style-name="ce20"/>
          <table:table-cell ns41:value-type="float" table:style-name="ce26" office:value="664" office:value-type="float">
            <text:p>664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687" office:value-type="float">
            <text:p>687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52]+[.E52]+[.G52]+[.I52]+[.K52]+[.M52]+[.O52]+[.Q52]+[.S52])" ns41:value-type="float" table:style-name="ce34" office:value-type="float" office:value="1372">
            <text:p>1372</text:p>
          </table:table-cell>
          <table:table-cell table:formula="of:=SUM([.D52]+[.F52]+[.H52]+[.J52]+[.L52]+[.N52]+[.P52]+[.R52]+[.T52])" ns41:value-type="float" table:style-name="ce34" office:value-type="float" office:value="1320">
            <text:p>1320</text:p>
          </table:table-cell>
          <table:table-cell ns41:value-type="float" table:style-name="ce34" office:value="3780.9" office:value-type="float">
            <text:p>3780.9</text:p>
          </table:table-cell>
          <table:table-cell ns41:value-type="float" table:style-name="ce44" office:value="712.03" office:value-type="float">
            <text:p>712.0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eilo</text:p>
          </table:table-cell>
          <table:table-cell table:style-name="ce20"/>
          <table:table-cell ns41:value-type="float" table:style-name="ce26" office:value="392" office:value-type="float">
            <text:p>392</text:p>
          </table:table-cell>
          <table:table-cell ns41:value-type="float" table:style-name="ce34" office:value="334" office:value-type="float">
            <text:p>334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7" office:value-type="float">
            <text:p>27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53]+[.E53]+[.G53]+[.I53]+[.K53]+[.M53]+[.O53]+[.Q53]+[.S53])" ns41:value-type="float" table:style-name="ce34" office:value-type="float" office:value="750">
            <text:p>750</text:p>
          </table:table-cell>
          <table:table-cell table:formula="of:=SUM([.D53]+[.F53]+[.H53]+[.J53]+[.L53]+[.N53]+[.P53]+[.R53]+[.T53])" ns41:value-type="float" table:style-name="ce34" office:value-type="float" office:value="719">
            <text:p>719</text:p>
          </table:table-cell>
          <table:table-cell ns41:value-type="float" table:style-name="ce34" office:value="2266.1" office:value-type="float">
            <text:p>2266.1</text:p>
          </table:table-cell>
          <table:table-cell ns41:value-type="float" table:style-name="ce44" office:value="648.24" office:value-type="float">
            <text:p>648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ensbroek</text:p>
          </table:table-cell>
          <table:table-cell table:style-name="ce20"/>
          <table:table-cell ns41:value-type="float" table:style-name="ce26" office:value="289" office:value-type="float">
            <text:p>289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54]+[.E54]+[.G54]+[.I54]+[.K54]+[.M54]+[.O54]+[.Q54]+[.S54])" ns41:value-type="float" table:style-name="ce34" office:value-type="float" office:value="494">
            <text:p>494</text:p>
          </table:table-cell>
          <table:table-cell table:formula="of:=SUM([.D54]+[.F54]+[.H54]+[.J54]+[.L54]+[.N54]+[.P54]+[.R54]+[.T54])" ns41:value-type="float" table:style-name="ce34" office:value-type="float" office:value="457">
            <text:p>457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44" office:value="929.6" office:value-type="float">
            <text:p>929.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ilversum</text:p>
          </table:table-cell>
          <table:table-cell table:style-name="ce20"/>
          <table:table-cell ns41:value-type="float" table:style-name="ce26" office:value="2896" office:value-type="float">
            <text:p>2896</text:p>
          </table:table-cell>
          <table:table-cell ns41:value-type="float" table:style-name="ce34" office:value="2937" office:value-type="float">
            <text:p>2937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632" office:value-type="float">
            <text:p>632</text:p>
          </table:table-cell>
          <table:table-cell ns41:value-type="float" table:style-name="ce34" office:value="949" office:value-type="float">
            <text:p>949</text:p>
          </table:table-cell>
          <table:table-cell ns41:value-type="float" table:style-name="ce34" office:value="1098" office:value-type="float">
            <text:p>109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8" office:value-type="float">
            <text:p>28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table:formula="of:=SUM([.C55]+[.E55]+[.G55]+[.I55]+[.K55]+[.M55]+[.O55]+[.Q55]+[.S55])" ns41:value-type="float" table:style-name="ce34" office:value-type="float" office:value="4443">
            <text:p>4443</text:p>
          </table:table-cell>
          <table:table-cell table:formula="of:=SUM([.D55]+[.F55]+[.H55]+[.J55]+[.L55]+[.N55]+[.P55]+[.R55]+[.T55])" ns41:value-type="float" table:style-name="ce34" office:value-type="float" office:value="4722">
            <text:p>4722</text:p>
          </table:table-cell>
          <table:table-cell ns41:value-type="float" table:style-name="ce34" office:value="4871.26" office:value-type="float">
            <text:p>4871.26</text:p>
          </table:table-cell>
          <table:table-cell ns41:value-type="float" table:style-name="ce44" office:value="1880.5" office:value-type="float">
            <text:p>1880.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oogkarspel</text:p>
          </table:table-cell>
          <table:table-cell table:style-name="ce20"/>
          <table:table-cell ns41:value-type="float" table:style-name="ce26" office:value="380" office:value-type="float">
            <text:p>380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8"/>
          <table:table-cell table:formula="of:=SUM([.C56]+[.E56]+[.G56]+[.I56]+[.K56]+[.M56]+[.O56]+[.Q56]+[.S56])" ns41:value-type="float" table:style-name="ce34" office:value-type="float" office:value="642">
            <text:p>642</text:p>
          </table:table-cell>
          <table:table-cell table:formula="of:=SUM([.D56]+[.F56]+[.H56]+[.J56]+[.L56]+[.N56]+[.P56]+[.R56]+[.T56])" ns41:value-type="float" table:style-name="ce34" office:value-type="float" office:value="652">
            <text:p>652</text:p>
          </table:table-cell>
          <table:table-cell ns41:value-type="float" table:style-name="ce34" office:value="1348.52" office:value-type="float">
            <text:p>1348.52</text:p>
          </table:table-cell>
          <table:table-cell ns41:value-type="float" table:style-name="ce44" office:value="959.57" office:value-type="float">
            <text:p>959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oogwoud</text:p>
          </table:table-cell>
          <table:table-cell table:style-name="ce20"/>
          <table:table-cell ns41:value-type="float" table:style-name="ce26" office:value="698" office:value-type="float">
            <text:p>698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00" office:value-type="float">
            <text:p>50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table:formula="of:=SUM([.C57]+[.E57]+[.G57]+[.I57]+[.K57]+[.M57]+[.O57]+[.Q57]+[.S57])" ns41:value-type="float" table:style-name="ce34" office:value-type="float" office:value="1110">
            <text:p>1110</text:p>
          </table:table-cell>
          <table:table-cell table:formula="of:=SUM([.D57]+[.F57]+[.H57]+[.J57]+[.L57]+[.N57]+[.P57]+[.R57]+[.T57])" ns41:value-type="float" table:style-name="ce34" office:value-type="float" office:value="1088">
            <text:p>1088</text:p>
          </table:table-cell>
          <table:table-cell ns41:value-type="float" table:style-name="ce34" office:value="2344.72" office:value-type="float">
            <text:p>2344.72</text:p>
          </table:table-cell>
          <table:table-cell ns41:value-type="float" table:style-name="ce44" office:value="937.44" office:value-type="float">
            <text:p>937.4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oorn</text:p>
          </table:table-cell>
          <table:table-cell table:style-name="ce20"/>
          <table:table-cell ns41:value-type="float" table:style-name="ce26" office:value="3241" office:value-type="float">
            <text:p>3241</text:p>
          </table:table-cell>
          <table:table-cell ns41:value-type="float" table:style-name="ce34" office:value="3393" office:value-type="float">
            <text:p>3393</text:p>
          </table:table-cell>
          <table:table-cell ns41:value-type="float" table:style-name="ce34" office:value="1029" office:value-type="float">
            <text:p>1029</text:p>
          </table:table-cell>
          <table:table-cell ns41:value-type="float" table:style-name="ce34" office:value="1180" office:value-type="float">
            <text:p>1180</text:p>
          </table:table-cell>
          <table:table-cell ns41:value-type="float" table:style-name="ce34" office:value="681" office:value-type="float">
            <text:p>681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9" office:value-type="float">
            <text:p>39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4" office:value-type="float">
            <text:p>3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formula="of:=SUM([.C58]+[.E58]+[.G58]+[.I58]+[.K58]+[.M58]+[.O58]+[.Q58]+[.S58])" ns41:value-type="float" table:style-name="ce34" office:value-type="float" office:value="5099">
            <text:p>5099</text:p>
          </table:table-cell>
          <table:table-cell table:formula="of:=SUM([.D58]+[.F58]+[.H58]+[.J58]+[.L58]+[.N58]+[.P58]+[.R58]+[.T58])" ns41:value-type="float" table:style-name="ce34" office:value-type="float" office:value="5101">
            <text:p>5101</text:p>
          </table:table-cell>
          <table:table-cell ns41:value-type="float" table:style-name="ce34" office:value="677.1" office:value-type="float">
            <text:p>677.1</text:p>
          </table:table-cell>
          <table:table-cell ns41:value-type="float" table:style-name="ce44" office:value="15064.48" office:value-type="float">
            <text:p>15064.4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Huizen</text:p>
          </table:table-cell>
          <table:table-cell table:style-name="ce20"/>
          <table:table-cell ns41:value-type="float" table:style-name="ce26" office:value="1758" office:value-type="float">
            <text:p>1758</text:p>
          </table:table-cell>
          <table:table-cell ns41:value-type="float" table:style-name="ce34" office:value="1712" office:value-type="float">
            <text:p>1712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55" office:value-type="float">
            <text:p>55</text:p>
          </table:table-cell>
          <table:table-cell ns41:value-type="float" office:value="58" table:style-name="ce34" table:number-columns-repeated="2" office:value-type="float">
            <text:p>5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/>
          <table:table-cell table:formula="of:=SUM([.C59]+[.E59]+[.G59]+[.I59]+[.K59]+[.M59]+[.O59]+[.Q59]+[.S59])" ns41:value-type="float" table:style-name="ce34" office:value-type="float" office:value="1875">
            <text:p>1875</text:p>
          </table:table-cell>
          <table:table-cell table:formula="of:=SUM([.D59]+[.F59]+[.H59]+[.J59]+[.L59]+[.N59]+[.P59]+[.R59]+[.T59])" ns41:value-type="float" table:style-name="ce34" office:value-type="float" office:value="1826">
            <text:p>1826</text:p>
          </table:table-cell>
          <table:table-cell ns41:value-type="float" table:style-name="ce34" office:value="1541.64" office:value-type="float">
            <text:p>1541.64</text:p>
          </table:table-cell>
          <table:table-cell ns41:value-type="float" table:style-name="ce44" office:value="1752.44" office:value-type="float">
            <text:p>1752.4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Ilpendam</text:p>
          </table:table-cell>
          <table:table-cell table:style-name="ce20"/>
          <table:table-cell ns41:value-type="float" table:style-name="ce26" office:value="558" office:value-type="float">
            <text:p>55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table:formula="of:=SUM([.C60]+[.E60]+[.G60]+[.I60]+[.K60]+[.M60]+[.O60]+[.Q60]+[.S60])" ns41:value-type="float" table:style-name="ce34" office:value-type="float" office:value="886">
            <text:p>886</text:p>
          </table:table-cell>
          <table:table-cell table:formula="of:=SUM([.D60]+[.F60]+[.H60]+[.J60]+[.L60]+[.N60]+[.P60]+[.R60]+[.T60])" ns41:value-type="float" table:style-name="ce34" office:value-type="float" office:value="906">
            <text:p>906</text:p>
          </table:table-cell>
          <table:table-cell ns41:value-type="float" table:style-name="ce34" office:value="2916.67" office:value-type="float">
            <text:p>2916.67</text:p>
          </table:table-cell>
          <table:table-cell ns41:value-type="float" table:style-name="ce44" office:value="614.4" office:value-type="float">
            <text:p>614.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Jisp</text:p>
          </table:table-cell>
          <table:table-cell table:style-name="ce20"/>
          <table:table-cell ns41:value-type="float" table:style-name="ce26" office:value="245" office:value-type="float">
            <text:p>245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12"/>
          <table:table-cell table:formula="of:=SUM([.C61]+[.E61]+[.G61]+[.I61]+[.K61]+[.M61]+[.O61]+[.Q61]+[.S61])" ns41:value-type="float" table:style-name="ce34" office:value-type="float" office:value="372">
            <text:p>372</text:p>
          </table:table-cell>
          <table:table-cell table:formula="of:=SUM([.D61]+[.F61]+[.H61]+[.J61]+[.L61]+[.N61]+[.P61]+[.R61]+[.T61])" ns41:value-type="float" table:style-name="ce34" office:value-type="float" office:value="352">
            <text:p>352</text:p>
          </table:table-cell>
          <table:table-cell ns41:value-type="float" table:style-name="ce34" office:value="1015.74" office:value-type="float">
            <text:p>1015.74</text:p>
          </table:table-cell>
          <table:table-cell ns41:value-type="float" table:style-name="ce44" office:value="712.78" office:value-type="float">
            <text:p>712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Katwoude</text:p>
          </table:table-cell>
          <table:table-cell table:style-name="ce20"/>
          <table:table-cell ns41:value-type="float" table:style-name="ce26" office:value="66" office:value-type="float">
            <text:p>66</text:p>
          </table:table-cell>
          <table:table-cell ns41:value-type="float" office:value="53" table:style-name="ce34" table:number-columns-repeated="2" office:value-type="float">
            <text:p>53</text:p>
          </table:table-cell>
          <table:table-cell ns41:value-type="float" table:style-name="ce34" office:value="59" office:value-type="float">
            <text:p>59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table:formula="of:=SUM([.C62]+[.E62]+[.G62]+[.I62]+[.K62]+[.M62]+[.O62]+[.Q62]+[.S62])" ns41:value-type="float" table:style-name="ce34" office:value-type="float" office:value="119">
            <text:p>119</text:p>
          </table:table-cell>
          <table:table-cell table:formula="of:=SUM([.D62]+[.F62]+[.H62]+[.J62]+[.L62]+[.N62]+[.P62]+[.R62]+[.T62])" ns41:value-type="float" table:style-name="ce34" office:value-type="float" office:value="113">
            <text:p>113</text:p>
          </table:table-cell>
          <table:table-cell ns41:value-type="float" table:style-name="ce34" office:value="709.3" office:value-type="float">
            <text:p>709.3</text:p>
          </table:table-cell>
          <table:table-cell ns41:value-type="float" table:style-name="ce44" office:value="327.09" office:value-type="float">
            <text:p>327.0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Koedijk</text:p>
          </table:table-cell>
          <table:table-cell table:style-name="ce20"/>
          <table:table-cell ns41:value-type="float" table:style-name="ce26" office:value="376" office:value-type="float">
            <text:p>376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table:formula="of:=SUM([.C63]+[.E63]+[.G63]+[.I63]+[.K63]+[.M63]+[.O63]+[.Q63]+[.S63])" ns41:value-type="float" table:style-name="ce34" office:value-type="float" office:value="533">
            <text:p>533</text:p>
          </table:table-cell>
          <table:table-cell table:formula="of:=SUM([.D63]+[.F63]+[.H63]+[.J63]+[.L63]+[.N63]+[.P63]+[.R63]+[.T63])" ns41:value-type="float" table:style-name="ce34" office:value-type="float" office:value="549">
            <text:p>549</text:p>
          </table:table-cell>
          <table:table-cell ns41:value-type="float" table:style-name="ce34" office:value="948.94" office:value-type="float">
            <text:p>948.94</text:p>
          </table:table-cell>
          <table:table-cell ns41:value-type="float" table:style-name="ce44" office:value="1140.23" office:value-type="float">
            <text:p>1140.2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Koog aan de Zaan</text:p>
          </table:table-cell>
          <table:table-cell table:style-name="ce20"/>
          <table:table-cell ns41:value-type="float" table:style-name="ce26" office:value="708" office:value-type="float">
            <text:p>708</text:p>
          </table:table-cell>
          <table:table-cell ns41:value-type="float" table:style-name="ce34" office:value="671" office:value-type="float">
            <text:p>671</text:p>
          </table:table-cell>
          <table:table-cell ns41:value-type="float" table:style-name="ce34" office:value="370" office:value-type="float">
            <text:p>370</text:p>
          </table:table-cell>
          <table:table-cell ns41:value-type="float" table:style-name="ce34" office:value="486" office:value-type="float">
            <text:p>48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36" office:value-type="float">
            <text:p>36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64]+[.E64]+[.G64]+[.I64]+[.K64]+[.M64]+[.O64]+[.Q64]+[.S64])" ns41:value-type="float" table:style-name="ce34" office:value-type="float" office:value="1124">
            <text:p>1124</text:p>
          </table:table-cell>
          <table:table-cell table:formula="of:=SUM([.D64]+[.F64]+[.H64]+[.J64]+[.L64]+[.N64]+[.P64]+[.R64]+[.T64])" ns41:value-type="float" table:style-name="ce34" office:value-type="float" office:value="1196">
            <text:p>1196</text:p>
          </table:table-cell>
          <table:table-cell ns41:value-type="float" table:style-name="ce34" office:value="319.73" office:value-type="float">
            <text:p>319.73</text:p>
          </table:table-cell>
          <table:table-cell ns41:value-type="float" table:style-name="ce44" office:value="7256.13" office:value-type="float">
            <text:p>7256.1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Kortenhoef</text:p>
          </table:table-cell>
          <table:table-cell table:style-name="ce20"/>
          <table:table-cell ns41:value-type="float" table:style-name="ce26" office:value="277" office:value-type="float">
            <text:p>277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78" office:value-type="float">
            <text:p>78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table:formula="of:=SUM([.C65]+[.E65]+[.G65]+[.I65]+[.K65]+[.M65]+[.O65]+[.Q65]+[.S65])" ns41:value-type="float" table:style-name="ce34" office:value-type="float" office:value="411">
            <text:p>411</text:p>
          </table:table-cell>
          <table:table-cell table:formula="of:=SUM([.D65]+[.F65]+[.H65]+[.J65]+[.L65]+[.N65]+[.P65]+[.R65]+[.T65])" ns41:value-type="float" table:style-name="ce34" office:value-type="float" office:value="414">
            <text:p>414</text:p>
          </table:table-cell>
          <table:table-cell ns41:value-type="float" table:style-name="ce34" office:value="1486.94" office:value-type="float">
            <text:p>1486.94</text:p>
          </table:table-cell>
          <table:table-cell ns41:value-type="float" table:style-name="ce44" office:value="554.82" office:value-type="float">
            <text:p>554.8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Krommenie</text:p>
          </table:table-cell>
          <table:table-cell table:style-name="ce20"/>
          <table:table-cell ns41:value-type="float" table:style-name="ce26" office:value="1014" office:value-type="float">
            <text:p>1014</text:p>
          </table:table-cell>
          <table:table-cell ns41:value-type="float" table:style-name="ce34" office:value="935" office:value-type="float">
            <text:p>935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table:formula="of:=SUM([.C66]+[.E66]+[.G66]+[.I66]+[.K66]+[.M66]+[.O66]+[.Q66]+[.S66])" ns41:value-type="float" table:style-name="ce34" office:value-type="float" office:value="1318">
            <text:p>1318</text:p>
          </table:table-cell>
          <table:table-cell table:formula="of:=SUM([.D66]+[.F66]+[.H66]+[.J66]+[.L66]+[.N66]+[.P66]+[.R66]+[.T66])" ns41:value-type="float" table:style-name="ce34" office:value-type="float" office:value="1312">
            <text:p>1312</text:p>
          </table:table-cell>
          <table:table-cell ns41:value-type="float" table:style-name="ce34" office:value="412.86" office:value-type="float">
            <text:p>412.86</text:p>
          </table:table-cell>
          <table:table-cell ns41:value-type="float" table:style-name="ce44" office:value="6370.3" office:value-type="float">
            <text:p>6370.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Kwadijk</text:p>
          </table:table-cell>
          <table:table-cell table:style-name="ce20"/>
          <table:table-cell ns41:value-type="float" table:style-name="ce26" office:value="121" office:value-type="float">
            <text:p>121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97" office:value-type="float">
            <text:p>97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2"/>
          <table:table-cell table:formula="of:=SUM([.C67]+[.E67]+[.G67]+[.I67]+[.K67]+[.M67]+[.O67]+[.Q67]+[.S67])" ns41:value-type="float" table:style-name="ce34" office:value-type="float" office:value="185">
            <text:p>185</text:p>
          </table:table-cell>
          <table:table-cell table:formula="of:=SUM([.D67]+[.F67]+[.H67]+[.J67]+[.L67]+[.N67]+[.P67]+[.R67]+[.T67])" ns41:value-type="float" table:style-name="ce34" office:value-type="float" office:value="192">
            <text:p>192</text:p>
          </table:table-cell>
          <table:table-cell ns41:value-type="float" table:style-name="ce34" office:value="655.43" office:value-type="float">
            <text:p>655.43</text:p>
          </table:table-cell>
          <table:table-cell ns41:value-type="float" table:style-name="ce44" office:value="575.2" office:value-type="float">
            <text:p>575.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Landsmeer</text:p>
          </table:table-cell>
          <table:table-cell table:style-name="ce20"/>
          <table:table-cell ns41:value-type="float" table:style-name="ce26" office:value="550" office:value-type="float">
            <text:p>550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table:formula="of:=SUM([.C68]+[.E68]+[.G68]+[.I68]+[.K68]+[.M68]+[.O68]+[.Q68]+[.S68])" ns41:value-type="float" table:style-name="ce34" office:value-type="float" office:value="793">
            <text:p>793</text:p>
          </table:table-cell>
          <table:table-cell table:formula="of:=SUM([.D68]+[.F68]+[.H68]+[.J68]+[.L68]+[.N68]+[.P68]+[.R68]+[.T68])" ns41:value-type="float" table:style-name="ce34" office:value-type="float" office:value="725">
            <text:p>725</text:p>
          </table:table-cell>
          <table:table-cell ns41:value-type="float" table:style-name="ce34" office:value="1829.69" office:value-type="float">
            <text:p>1829.69</text:p>
          </table:table-cell>
          <table:table-cell ns41:value-type="float" table:style-name="ce44" office:value="829.65" office:value-type="float">
            <text:p>829.6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Laren</text:p>
          </table:table-cell>
          <table:table-cell table:style-name="ce20"/>
          <table:table-cell ns41:value-type="float" table:style-name="ce26" office:value="867" office:value-type="float">
            <text:p>867</text:p>
          </table:table-cell>
          <table:table-cell ns41:value-type="float" table:style-name="ce34" office:value="903" office:value-type="float">
            <text:p>903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55" office:value-type="float">
            <text:p>55</text:p>
          </table:table-cell>
          <table:table-cell table:style-name="ce34" table:number-columns-repeated="2"/>
          <table:table-cell ns41:value-type="float" office:value="1" table:style-name="ce34" table:number-columns-repeated="3" office:value-type="float">
            <text:p>1</text:p>
          </table:table-cell>
          <table:table-cell table:style-name="ce34" table:number-columns-repeated="7"/>
          <table:table-cell table:formula="of:=SUM([.C69]+[.E69]+[.G69]+[.I69]+[.K69]+[.M69]+[.O69]+[.Q69]+[.S69])" ns41:value-type="float" table:style-name="ce34" office:value-type="float" office:value="961">
            <text:p>961</text:p>
          </table:table-cell>
          <table:table-cell table:formula="of:=SUM([.D69]+[.F69]+[.H69]+[.J69]+[.L69]+[.N69]+[.P69]+[.R69]+[.T69])" ns41:value-type="float" table:style-name="ce34" office:value-type="float" office:value="1010">
            <text:p>1010</text:p>
          </table:table-cell>
          <table:table-cell ns41:value-type="float" table:style-name="ce34" office:value="1230.9" office:value-type="float">
            <text:p>1230.9</text:p>
          </table:table-cell>
          <table:table-cell ns41:value-type="float" table:style-name="ce44" office:value="1601.28" office:value-type="float">
            <text:p>1601.2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Limmen</text:p>
          </table:table-cell>
          <table:table-cell table:style-name="ce20"/>
          <table:table-cell ns41:value-type="float" table:style-name="ce26" office:value="315" office:value-type="float">
            <text:p>315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70]+[.E70]+[.G70]+[.I70]+[.K70]+[.M70]+[.O70]+[.Q70]+[.S70])" ns41:value-type="float" table:style-name="ce34" office:value-type="float" office:value="500">
            <text:p>500</text:p>
          </table:table-cell>
          <table:table-cell table:formula="of:=SUM([.D70]+[.F70]+[.H70]+[.J70]+[.L70]+[.N70]+[.P70]+[.R70]+[.T70])" ns41:value-type="float" table:style-name="ce34" office:value-type="float" office:value="508">
            <text:p>508</text:p>
          </table:table-cell>
          <table:table-cell ns41:value-type="float" table:style-name="ce34" office:value="1249.84" office:value-type="float">
            <text:p>1249.84</text:p>
          </table:table-cell>
          <table:table-cell ns41:value-type="float" table:style-name="ce44" office:value="806.52" office:value-type="float">
            <text:p>806.5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int Maarten</text:p>
          </table:table-cell>
          <table:table-cell table:style-name="ce20"/>
          <table:table-cell ns41:value-type="float" table:style-name="ce26" office:value="312" office:value-type="float">
            <text:p>312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table:formula="of:=SUM([.C71]+[.E71]+[.G71]+[.I71]+[.K71]+[.M71]+[.O71]+[.Q71]+[.S71])" ns41:value-type="float" table:style-name="ce34" office:value-type="float" office:value="520">
            <text:p>520</text:p>
          </table:table-cell>
          <table:table-cell table:formula="of:=SUM([.D71]+[.F71]+[.H71]+[.J71]+[.L71]+[.N71]+[.P71]+[.R71]+[.T71])" ns41:value-type="float" table:style-name="ce34" office:value-type="float" office:value="588">
            <text:p>588</text:p>
          </table:table-cell>
          <table:table-cell ns41:value-type="float" table:style-name="ce34" office:value="1418.78" office:value-type="float">
            <text:p>1418.78</text:p>
          </table:table-cell>
          <table:table-cell ns41:value-type="float" table:style-name="ce44" office:value="780.95" office:value-type="float">
            <text:p>780.9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Marken</text:p>
          </table:table-cell>
          <table:table-cell table:style-name="ce20"/>
          <table:table-cell ns41:value-type="float" table:style-name="ce26" office:value="588" office:value-type="float">
            <text:p>588</text:p>
          </table:table-cell>
          <table:table-cell ns41:value-type="float" table:style-name="ce34" office:value="543" office:value-type="float">
            <text:p>54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12"/>
          <table:table-cell table:formula="of:=SUM([.C72]+[.E72]+[.G72]+[.I72]+[.K72]+[.M72]+[.O72]+[.Q72]+[.S72])" ns41:value-type="float" table:style-name="ce34" office:value-type="float" office:value="599">
            <text:p>599</text:p>
          </table:table-cell>
          <table:table-cell table:formula="of:=SUM([.D72]+[.F72]+[.H72]+[.J72]+[.L72]+[.N72]+[.P72]+[.R72]+[.T72])" ns41:value-type="float" table:style-name="ce34" office:value-type="float" office:value="558">
            <text:p>558</text:p>
          </table:table-cell>
          <table:table-cell ns41:value-type="float" table:style-name="ce34" office:value="289.91" office:value-type="float">
            <text:p>289.91</text:p>
          </table:table-cell>
          <table:table-cell ns41:value-type="float" table:style-name="ce44" office:value="3990.86" office:value-type="float">
            <text:p>3990.8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Medemblik</text:p>
          </table:table-cell>
          <table:table-cell table:style-name="Default"/>
          <table:table-cell ns41:value-type="float" table:style-name="ce26" office:value="739" office:value-type="float">
            <text:p>739</text:p>
          </table:table-cell>
          <table:table-cell ns41:value-type="float" table:style-name="ce34" office:value="736" office:value-type="float">
            <text:p>736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64" office:value-type="float">
            <text:p>64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8"/>
          <table:table-cell table:formula="of:=SUM([.C73]+[.E73]+[.G73]+[.I73]+[.K73]+[.M73]+[.O73]+[.Q73]+[.S73])" ns41:value-type="float" table:style-name="ce34" office:value-type="float" office:value="1064">
            <text:p>1064</text:p>
          </table:table-cell>
          <table:table-cell table:formula="of:=SUM([.D73]+[.F73]+[.H73]+[.J73]+[.L73]+[.N73]+[.P73]+[.R73]+[.T73])" ns41:value-type="float" table:style-name="ce34" office:value-type="float" office:value="1108">
            <text:p>1108</text:p>
          </table:table-cell>
          <table:table-cell ns41:value-type="float" table:style-name="ce34" office:value="886.75" office:value-type="float">
            <text:p>886.75</text:p>
          </table:table-cell>
          <table:table-cell ns41:value-type="float" table:style-name="ce44" office:value="2449.36" office:value-type="float">
            <text:p>2449.3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Middelie</text:p>
          </table:table-cell>
          <table:table-cell table:style-name="Default"/>
          <table:table-cell ns41:value-type="float" table:style-name="ce26" office:value="244" office:value-type="float">
            <text:p>244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87" office:value-type="float">
            <text:p>87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74]+[.E74]+[.G74]+[.I74]+[.K74]+[.M74]+[.O74]+[.Q74]+[.S74])" ns41:value-type="float" table:style-name="ce34" office:value-type="float" office:value="313">
            <text:p>313</text:p>
          </table:table-cell>
          <table:table-cell table:formula="of:=SUM([.D74]+[.F74]+[.H74]+[.J74]+[.L74]+[.N74]+[.P74]+[.R74]+[.T74])" ns41:value-type="float" table:style-name="ce34" office:value-type="float" office:value="324">
            <text:p>324</text:p>
          </table:table-cell>
          <table:table-cell ns41:value-type="float" table:style-name="ce34" office:value="863.05" office:value-type="float">
            <text:p>863.05</text:p>
          </table:table-cell>
          <table:table-cell ns41:value-type="float" table:style-name="ce44" office:value="738.08" office:value-type="float">
            <text:p>738.0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Midwoud</text:p>
          </table:table-cell>
          <table:table-cell table:style-name="Default"/>
          <table:table-cell ns41:value-type="float" table:style-name="ce26" office:value="301" office:value-type="float">
            <text:p>301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12"/>
          <table:table-cell table:formula="of:=SUM([.C75]+[.E75]+[.G75]+[.I75]+[.K75]+[.M75]+[.O75]+[.Q75]+[.S75])" ns41:value-type="float" table:style-name="ce34" office:value-type="float" office:value="481">
            <text:p>481</text:p>
          </table:table-cell>
          <table:table-cell table:formula="of:=SUM([.D75]+[.F75]+[.H75]+[.J75]+[.L75]+[.N75]+[.P75]+[.R75]+[.T75])" ns41:value-type="float" table:style-name="ce34" office:value-type="float" office:value="505">
            <text:p>505</text:p>
          </table:table-cell>
          <table:table-cell ns41:value-type="float" table:style-name="ce34" office:value="1203.88" office:value-type="float">
            <text:p>1203.88</text:p>
          </table:table-cell>
          <table:table-cell ns41:value-type="float" table:style-name="ce44" office:value="819.02" office:value-type="float">
            <text:p>819.0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Monnikendam</text:p>
          </table:table-cell>
          <table:table-cell table:style-name="Default"/>
          <table:table-cell ns41:value-type="float" table:style-name="ce26" office:value="1021" office:value-type="float">
            <text:p>1021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355" office:value-type="float">
            <text:p>355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44" office:value-type="float">
            <text:p>44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table:formula="of:=SUM([.C76]+[.E76]+[.G76]+[.I76]+[.K76]+[.M76]+[.O76]+[.Q76]+[.S76])" ns41:value-type="float" table:style-name="ce34" office:value-type="float" office:value="1326">
            <text:p>1326</text:p>
          </table:table-cell>
          <table:table-cell table:formula="of:=SUM([.D76]+[.F76]+[.H76]+[.J76]+[.L76]+[.N76]+[.P76]+[.R76]+[.T76])" ns41:value-type="float" table:style-name="ce34" office:value-type="float" office:value="1342">
            <text:p>1342</text:p>
          </table:table-cell>
          <table:table-cell ns41:value-type="float" table:style-name="ce34" office:value="1277.67" office:value-type="float">
            <text:p>1277.67</text:p>
          </table:table-cell>
          <table:table-cell ns41:value-type="float" table:style-name="ce44" office:value="2088.2" office:value-type="float">
            <text:p>2088.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Muiden</text:p>
          </table:table-cell>
          <table:table-cell table:style-name="Default"/>
          <table:table-cell ns41:value-type="float" table:style-name="ce26" office:value="559" office:value-type="float">
            <text:p>559</text:p>
          </table:table-cell>
          <table:table-cell ns41:value-type="float" table:style-name="ce34" office:value="524" office:value-type="float">
            <text:p>524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152" office:value-type="float">
            <text:p>15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9"/>
          <table:table-cell table:formula="of:=SUM([.C77]+[.E77]+[.G77]+[.I77]+[.K77]+[.M77]+[.O77]+[.Q77]+[.S77])" ns41:value-type="float" table:style-name="ce34" office:value-type="float" office:value="883">
            <text:p>883</text:p>
          </table:table-cell>
          <table:table-cell table:formula="of:=SUM([.D77]+[.F77]+[.H77]+[.J77]+[.L77]+[.N77]+[.P77]+[.R77]+[.T77])" ns41:value-type="float" table:style-name="ce34" office:value-type="float" office:value="898">
            <text:p>898</text:p>
          </table:table-cell>
          <table:table-cell ns41:value-type="float" table:style-name="ce34" office:value="1513.46" office:value-type="float">
            <text:p>1513.46</text:p>
          </table:table-cell>
          <table:table-cell ns41:value-type="float" table:style-name="ce44" office:value="1176.75" office:value-type="float">
            <text:p>1176.7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aarden</text:p>
          </table:table-cell>
          <table:table-cell table:style-name="Default"/>
          <table:table-cell ns41:value-type="float" table:style-name="ce26" office:value="821" office:value-type="float">
            <text:p>821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table:formula="of:=SUM([.C78]+[.E78]+[.G78]+[.I78]+[.K78]+[.M78]+[.O78]+[.Q78]+[.S78])" ns41:value-type="float" table:style-name="ce34" office:value-type="float" office:value="1455">
            <text:p>1455</text:p>
          </table:table-cell>
          <table:table-cell table:formula="of:=SUM([.D78]+[.F78]+[.H78]+[.J78]+[.L78]+[.N78]+[.P78]+[.R78]+[.T78])" ns41:value-type="float" table:style-name="ce34" office:value-type="float" office:value="1390">
            <text:p>1390</text:p>
          </table:table-cell>
          <table:table-cell ns41:value-type="float" table:style-name="ce34" office:value="2128.64" office:value-type="float">
            <text:p>2128.64</text:p>
          </table:table-cell>
          <table:table-cell ns41:value-type="float" table:style-name="ce44" office:value="1336.52" office:value-type="float">
            <text:p>1336.5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ederhorst den Berg</text:p>
          </table:table-cell>
          <table:table-cell table:style-name="Default"/>
          <table:table-cell ns41:value-type="float" table:style-name="ce26" office:value="353" office:value-type="float">
            <text:p>353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28" office:value-type="float">
            <text:p>128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8"/>
          <table:table-cell table:formula="of:=SUM([.C79]+[.E79]+[.G79]+[.I79]+[.K79]+[.M79]+[.O79]+[.Q79]+[.S79])" ns41:value-type="float" table:style-name="ce34" office:value-type="float" office:value="540">
            <text:p>540</text:p>
          </table:table-cell>
          <table:table-cell table:formula="of:=SUM([.D79]+[.F79]+[.H79]+[.J79]+[.L79]+[.N79]+[.P79]+[.R79]+[.T79])" ns41:value-type="float" table:style-name="ce34" office:value-type="float" office:value="522">
            <text:p>522</text:p>
          </table:table-cell>
          <table:table-cell ns41:value-type="float" table:style-name="ce34" office:value="1459.16" office:value-type="float">
            <text:p>1459.16</text:p>
          </table:table-cell>
          <table:table-cell ns41:value-type="float" table:style-name="ce44" office:value="727.81" office:value-type="float">
            <text:p>727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ibbikswoud</text:p>
          </table:table-cell>
          <table:table-cell table:style-name="Default"/>
          <table:table-cell ns41:value-type="float" table:style-name="ce26" office:value="332" office:value-type="float">
            <text:p>332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table:formula="of:=SUM([.C80]+[.E80]+[.G80]+[.I80]+[.K80]+[.M80]+[.O80]+[.Q80]+[.S80])" ns41:value-type="float" table:style-name="ce34" office:value-type="float" office:value="569">
            <text:p>569</text:p>
          </table:table-cell>
          <table:table-cell table:formula="of:=SUM([.D80]+[.F80]+[.H80]+[.J80]+[.L80]+[.N80]+[.P80]+[.R80]+[.T80])" ns41:value-type="float" table:style-name="ce34" office:value-type="float" office:value="595">
            <text:p>595</text:p>
          </table:table-cell>
          <table:table-cell ns41:value-type="float" table:style-name="ce34" office:value="1033.63" office:value-type="float">
            <text:p>1033.63</text:p>
          </table:table-cell>
          <table:table-cell ns41:value-type="float" table:style-name="ce44" office:value="1126.12" office:value-type="float">
            <text:p>1126.1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ieuwendam</text:p>
          </table:table-cell>
          <table:table-cell table:style-name="Default"/>
          <table:table-cell ns41:value-type="float" table:style-name="ce26" office:value="502" office:value-type="float">
            <text:p>502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73" office:value-type="float">
            <text:p>73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C81]+[.E81]+[.G81]+[.I81]+[.K81]+[.M81]+[.O81]+[.Q81]+[.S81])" ns41:value-type="float" table:style-name="ce34" office:value-type="float" office:value="829">
            <text:p>829</text:p>
          </table:table-cell>
          <table:table-cell table:formula="of:=SUM([.D81]+[.F81]+[.H81]+[.J81]+[.L81]+[.N81]+[.P81]+[.R81]+[.T81])" ns41:value-type="float" table:style-name="ce34" office:value-type="float" office:value="807">
            <text:p>807</text:p>
          </table:table-cell>
          <table:table-cell ns41:value-type="float" table:style-name="ce34" office:value="1095.13" office:value-type="float">
            <text:p>1095.13</text:p>
          </table:table-cell>
          <table:table-cell ns41:value-type="float" table:style-name="ce44" office:value="1493.99" office:value-type="float">
            <text:p>1493.9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ieuwe Niedorp</text:p>
          </table:table-cell>
          <table:table-cell table:style-name="Default"/>
          <table:table-cell ns41:value-type="float" table:style-name="ce26" office:value="439" office:value-type="float">
            <text:p>439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395" office:value-type="float">
            <text:p>395</text:p>
          </table:table-cell>
          <table:table-cell ns41:value-type="float" office:value="10" table:style-name="ce34" table:number-columns-repeated="2" office:value-type="float">
            <text:p>10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table:formula="of:=SUM([.C82]+[.E82]+[.G82]+[.I82]+[.K82]+[.M82]+[.O82]+[.Q82]+[.S82])" ns41:value-type="float" table:style-name="ce34" office:value-type="float" office:value="828">
            <text:p>828</text:p>
          </table:table-cell>
          <table:table-cell table:formula="of:=SUM([.D82]+[.F82]+[.H82]+[.J82]+[.L82]+[.N82]+[.P82]+[.R82]+[.T82])" ns41:value-type="float" table:style-name="ce34" office:value-type="float" office:value="793">
            <text:p>793</text:p>
          </table:table-cell>
          <table:table-cell ns41:value-type="float" table:style-name="ce34" office:value="1614.09" office:value-type="float">
            <text:p>1614.09</text:p>
          </table:table-cell>
          <table:table-cell ns41:value-type="float" table:style-name="ce44" office:value="1004.24" office:value-type="float">
            <text:p>1004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ieuweramstel</text:p>
          </table:table-cell>
          <table:table-cell table:style-name="Default"/>
          <table:table-cell ns41:value-type="float" table:style-name="ce26" office:value="2395" office:value-type="float">
            <text:p>2395</text:p>
          </table:table-cell>
          <table:table-cell ns41:value-type="float" table:style-name="ce34" office:value="2228" office:value-type="float">
            <text:p>2228</text:p>
          </table:table-cell>
          <table:table-cell ns41:value-type="float" table:style-name="ce34" office:value="3125" office:value-type="float">
            <text:p>3125</text:p>
          </table:table-cell>
          <table:table-cell ns41:value-type="float" table:style-name="ce34" office:value="3274" office:value-type="float">
            <text:p>3274</text:p>
          </table:table-cell>
          <table:table-cell ns41:value-type="float" table:style-name="ce34" office:value="1634" office:value-type="float">
            <text:p>1634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42" office:value-type="float">
            <text:p>42</text:p>
          </table:table-cell>
          <table:table-cell ns41:value-type="float" office:value="15" table:style-name="ce34" table:number-columns-repeated="2" office:value-type="float">
            <text:p>1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9" office:value-type="float">
            <text:p>9</text:p>
          </table:table-cell>
          <table:table-cell ns41:value-type="float" office:value="12" table:style-name="ce34" table:number-columns-repeated="2" office:value-type="float">
            <text:p>12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table:formula="of:=SUM([.C83]+[.E83]+[.G83]+[.I83]+[.K83]+[.M83]+[.O83]+[.Q83]+[.S83])" ns41:value-type="float" table:style-name="ce34" office:value-type="float" office:value="7291">
            <text:p>7291</text:p>
          </table:table-cell>
          <table:table-cell table:formula="of:=SUM([.D83]+[.F83]+[.H83]+[.J83]+[.L83]+[.N83]+[.P83]+[.R83]+[.T83])" ns41:value-type="float" table:style-name="ce34" office:value-type="float" office:value="7318">
            <text:p>7318</text:p>
          </table:table-cell>
          <table:table-cell ns41:value-type="float" table:style-name="ce34" office:value="6097.3" office:value-type="float">
            <text:p>6097.3</text:p>
          </table:table-cell>
          <table:table-cell ns41:value-type="float" table:style-name="ce44" office:value="2395.94" office:value-type="float">
            <text:p>2395.9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3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Noordscharwoude</text:p>
          </table:table-cell>
          <table:table-cell table:style-name="Default"/>
          <table:table-cell ns41:value-type="float" table:style-name="ce26" office:value="315" office:value-type="float">
            <text:p>315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143" office:value-type="float">
            <text:p>143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office:value="1" table:style-name="ce34" table:number-columns-repeated="3" office:value-type="float">
            <text:p>1</text:p>
          </table:table-cell>
          <table:table-cell table:style-name="ce34" table:number-columns-repeated="7"/>
          <table:table-cell table:formula="of:=SUM([.C84]+[.E84]+[.G84]+[.I84]+[.K84]+[.M84]+[.O84]+[.Q84]+[.S84])" ns41:value-type="float" table:style-name="ce34" office:value-type="float" office:value="474">
            <text:p>474</text:p>
          </table:table-cell>
          <table:table-cell table:formula="of:=SUM([.D84]+[.F84]+[.H84]+[.J84]+[.L84]+[.N84]+[.P84]+[.R84]+[.T84])" ns41:value-type="float" table:style-name="ce34" office:value-type="float" office:value="436">
            <text:p>436</text:p>
          </table:table-cell>
          <table:table-cell ns41:value-type="float" table:style-name="ce34" office:value="508.58" office:value-type="float">
            <text:p>508.58</text:p>
          </table:table-cell>
          <table:table-cell ns41:value-type="float" table:style-name="ce44" office:value="1789.28" office:value-type="float">
            <text:p>1789.2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bdam</text:p>
          </table:table-cell>
          <table:table-cell table:style-name="Default"/>
          <table:table-cell ns41:value-type="float" table:style-name="ce26" office:value="265" office:value-type="float">
            <text:p>265</text:p>
          </table:table-cell>
          <table:table-cell ns41:value-type="float" table:style-name="ce34" office:value="223" office:value-type="float">
            <text:p>223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7"/>
          <table:table-cell table:formula="of:=SUM([.C85]+[.E85]+[.G85]+[.I85]+[.K85]+[.M85]+[.O85]+[.Q85]+[.S85])" ns41:value-type="float" table:style-name="ce34" office:value-type="float" office:value="483">
            <text:p>483</text:p>
          </table:table-cell>
          <table:table-cell table:formula="of:=SUM([.D85]+[.F85]+[.H85]+[.J85]+[.L85]+[.N85]+[.P85]+[.R85]+[.T85])" ns41:value-type="float" table:style-name="ce34" office:value-type="float" office:value="498">
            <text:p>498</text:p>
          </table:table-cell>
          <table:table-cell ns41:value-type="float" table:style-name="ce34" office:value="1261.6" office:value-type="float">
            <text:p>1261.6</text:p>
          </table:table-cell>
          <table:table-cell ns41:value-type="float" table:style-name="ce44" office:value="777.58" office:value-type="float">
            <text:p>777.5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osthuizen</text:p>
          </table:table-cell>
          <table:table-cell table:style-name="Default"/>
          <table:table-cell ns41:value-type="float" table:style-name="ce26" office:value="366" office:value-type="float">
            <text:p>366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86]+[.E86]+[.G86]+[.I86]+[.K86]+[.M86]+[.O86]+[.Q86]+[.S86])" ns41:value-type="float" table:style-name="ce34" office:value-type="float" office:value="588">
            <text:p>588</text:p>
          </table:table-cell>
          <table:table-cell table:formula="of:=SUM([.D86]+[.F86]+[.H86]+[.J86]+[.L86]+[.N86]+[.P86]+[.R86]+[.T86])" ns41:value-type="float" table:style-name="ce34" office:value-type="float" office:value="651">
            <text:p>651</text:p>
          </table:table-cell>
          <table:table-cell ns41:value-type="float" table:style-name="ce34" office:value="1031.28" office:value-type="float">
            <text:p>1031.28</text:p>
          </table:table-cell>
          <table:table-cell ns41:value-type="float" table:style-name="ce44" office:value="1201.42" office:value-type="float">
            <text:p>1201.4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ostzaan</text:p>
          </table:table-cell>
          <table:table-cell table:style-name="Default"/>
          <table:table-cell ns41:value-type="float" table:style-name="ce26" office:value="1061" office:value-type="float">
            <text:p>1061</text:p>
          </table:table-cell>
          <table:table-cell ns41:value-type="float" table:style-name="ce34" office:value="888" office:value-type="float">
            <text:p>888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12"/>
          <table:table-cell table:formula="of:=SUM([.C87]+[.E87]+[.G87]+[.I87]+[.K87]+[.M87]+[.O87]+[.Q87]+[.S87])" ns41:value-type="float" table:style-name="ce34" office:value-type="float" office:value="1195">
            <text:p>1195</text:p>
          </table:table-cell>
          <table:table-cell table:formula="of:=SUM([.D87]+[.F87]+[.H87]+[.J87]+[.L87]+[.N87]+[.P87]+[.R87]+[.T87])" ns41:value-type="float" table:style-name="ce34" office:value-type="float" office:value="1080">
            <text:p>1080</text:p>
          </table:table-cell>
          <table:table-cell ns41:value-type="float" table:style-name="ce34" office:value="2005.78" office:value-type="float">
            <text:p>2005.78</text:p>
          </table:table-cell>
          <table:table-cell ns41:value-type="float" table:style-name="ce44" office:value="1134.23" office:value-type="float">
            <text:p>1134.2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pmeer</text:p>
          </table:table-cell>
          <table:table-cell table:style-name="Default"/>
          <table:table-cell ns41:value-type="float" table:style-name="ce26" office:value="100" office:value-type="float">
            <text:p>10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table:formula="of:=SUM([.C88]+[.E88]+[.G88]+[.I88]+[.K88]+[.M88]+[.O88]+[.Q88]+[.S88])" ns41:value-type="float" table:style-name="ce34" office:value-type="float" office:value="236">
            <text:p>236</text:p>
          </table:table-cell>
          <table:table-cell table:formula="of:=SUM([.D88]+[.F88]+[.H88]+[.J88]+[.L88]+[.N88]+[.P88]+[.R88]+[.T88])" ns41:value-type="float" table:style-name="ce34" office:value-type="float" office:value="245">
            <text:p>245</text:p>
          </table:table-cell>
          <table:table-cell ns41:value-type="float" table:style-name="ce34" office:value="720.53" office:value-type="float">
            <text:p>720.53</text:p>
          </table:table-cell>
          <table:table-cell ns41:value-type="float" table:style-name="ce44" office:value="667.57" office:value-type="float">
            <text:p>667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pperdoes</text:p>
          </table:table-cell>
          <table:table-cell table:style-name="Default"/>
          <table:table-cell ns41:value-type="float" table:style-name="ce26" office:value="350" office:value-type="float">
            <text:p>350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116" office:value-type="float">
            <text:p>11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table:formula="of:=SUM([.C89]+[.E89]+[.G89]+[.I89]+[.K89]+[.M89]+[.O89]+[.Q89]+[.S89])" ns41:value-type="float" table:style-name="ce34" office:value-type="float" office:value="422">
            <text:p>422</text:p>
          </table:table-cell>
          <table:table-cell table:formula="of:=SUM([.D89]+[.F89]+[.H89]+[.J89]+[.L89]+[.N89]+[.P89]+[.R89]+[.T89])" ns41:value-type="float" table:style-name="ce34" office:value-type="float" office:value="364">
            <text:p>364</text:p>
          </table:table-cell>
          <table:table-cell ns41:value-type="float" table:style-name="ce34" office:value="385.25" office:value-type="float">
            <text:p>385.25</text:p>
          </table:table-cell>
          <table:table-cell ns41:value-type="float" table:style-name="ce44" office:value="2040.21" office:value-type="float">
            <text:p>2040.2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terleek</text:p>
          </table:table-cell>
          <table:table-cell table:style-name="Default"/>
          <table:table-cell ns41:value-type="float" table:style-name="ce26" office:value="192" office:value-type="float">
            <text:p>192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90]+[.E90]+[.G90]+[.I90]+[.K90]+[.M90]+[.O90]+[.Q90]+[.S90])" ns41:value-type="float" table:style-name="ce34" office:value-type="float" office:value="377">
            <text:p>377</text:p>
          </table:table-cell>
          <table:table-cell table:formula="of:=SUM([.D90]+[.F90]+[.H90]+[.J90]+[.L90]+[.N90]+[.P90]+[.R90]+[.T90])" ns41:value-type="float" table:style-name="ce34" office:value-type="float" office:value="380">
            <text:p>380</text:p>
          </table:table-cell>
          <table:table-cell ns41:value-type="float" table:style-name="ce34" office:value="1409.34" office:value-type="float">
            <text:p>1409.34</text:p>
          </table:table-cell>
          <table:table-cell ns41:value-type="float" table:style-name="ce44" office:value="537.13" office:value-type="float">
            <text:p>537.1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udendijk</text:p>
          </table:table-cell>
          <table:table-cell table:style-name="Default"/>
          <table:table-cell ns41:value-type="float" table:style-name="ce26" office:value="203" office:value-type="float">
            <text:p>203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12"/>
          <table:table-cell table:formula="of:=SUM([.C91]+[.E91]+[.G91]+[.I91]+[.K91]+[.M91]+[.O91]+[.Q91]+[.S91])" ns41:value-type="float" table:style-name="ce34" office:value-type="float" office:value="318">
            <text:p>318</text:p>
          </table:table-cell>
          <table:table-cell table:formula="of:=SUM([.D91]+[.F91]+[.H91]+[.J91]+[.L91]+[.N91]+[.P91]+[.R91]+[.T91])" ns41:value-type="float" table:style-name="ce34" office:value-type="float" office:value="335">
            <text:p>335</text:p>
          </table:table-cell>
          <table:table-cell ns41:value-type="float" table:style-name="ce34" office:value="611.27" office:value-type="float">
            <text:p>611.27</text:p>
          </table:table-cell>
          <table:table-cell ns41:value-type="float" table:style-name="ce44" office:value="1068.27" office:value-type="float">
            <text:p>1068.2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ude Niedorp</text:p>
          </table:table-cell>
          <table:table-cell table:style-name="Default"/>
          <table:table-cell ns41:value-type="float" table:style-name="ce26" office:value="328" office:value-type="float">
            <text:p>328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92]+[.E92]+[.G92]+[.I92]+[.K92]+[.M92]+[.O92]+[.Q92]+[.S92])" ns41:value-type="float" table:style-name="ce34" office:value-type="float" office:value="631">
            <text:p>631</text:p>
          </table:table-cell>
          <table:table-cell table:formula="of:=SUM([.D92]+[.F92]+[.H92]+[.J92]+[.L92]+[.N92]+[.P92]+[.R92]+[.T92])" ns41:value-type="float" table:style-name="ce34" office:value-type="float" office:value="563">
            <text:p>563</text:p>
          </table:table-cell>
          <table:table-cell ns41:value-type="float" table:style-name="ce34" office:value="1000.94" office:value-type="float">
            <text:p>1000.94</text:p>
          </table:table-cell>
          <table:table-cell ns41:value-type="float" table:style-name="ce44" office:value="1192.88" office:value-type="float">
            <text:p>1192.8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uderamstel</text:p>
          </table:table-cell>
          <table:table-cell table:style-name="Default"/>
          <table:table-cell ns41:value-type="float" table:style-name="ce26" office:value="605" office:value-type="float">
            <text:p>605</text:p>
          </table:table-cell>
          <table:table-cell ns41:value-type="float" table:style-name="ce34" office:value="535" office:value-type="float">
            <text:p>535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8"/>
          <table:table-cell table:formula="of:=SUM([.C93]+[.E93]+[.G93]+[.I93]+[.K93]+[.M93]+[.O93]+[.Q93]+[.S93])" ns41:value-type="float" table:style-name="ce34" office:value-type="float" office:value="1308">
            <text:p>1308</text:p>
          </table:table-cell>
          <table:table-cell table:formula="of:=SUM([.D93]+[.F93]+[.H93]+[.J93]+[.L93]+[.N93]+[.P93]+[.R93]+[.T93])" ns41:value-type="float" table:style-name="ce34" office:value-type="float" office:value="1212">
            <text:p>1212</text:p>
          </table:table-cell>
          <table:table-cell ns41:value-type="float" table:style-name="ce34" office:value="3132.71" office:value-type="float">
            <text:p>3132.71</text:p>
          </table:table-cell>
          <table:table-cell ns41:value-type="float" table:style-name="ce44" office:value="804.42" office:value-type="float">
            <text:p>804.4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udkarspel</text:p>
          </table:table-cell>
          <table:table-cell table:style-name="Default"/>
          <table:table-cell ns41:value-type="float" table:style-name="ce26" office:value="435" office:value-type="float">
            <text:p>435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table:formula="of:=SUM([.C94]+[.E94]+[.G94]+[.I94]+[.K94]+[.M94]+[.O94]+[.Q94]+[.S94])" ns41:value-type="float" table:style-name="ce34" office:value-type="float" office:value="714">
            <text:p>714</text:p>
          </table:table-cell>
          <table:table-cell table:formula="of:=SUM([.D94]+[.F94]+[.H94]+[.J94]+[.L94]+[.N94]+[.P94]+[.R94]+[.T94])" ns41:value-type="float" table:style-name="ce34" office:value-type="float" office:value="674">
            <text:p>674</text:p>
          </table:table-cell>
          <table:table-cell ns41:value-type="float" table:style-name="ce34" office:value="1265.38" office:value-type="float">
            <text:p>1265.38</text:p>
          </table:table-cell>
          <table:table-cell ns41:value-type="float" table:style-name="ce44" office:value="1096.9" office:value-type="float">
            <text:p>1096.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Oudorp</text:p>
          </table:table-cell>
          <table:table-cell table:style-name="Default"/>
          <table:table-cell ns41:value-type="float" table:style-name="ce26" office:value="168" office:value-type="float">
            <text:p>168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table:formula="of:=SUM([.C95]+[.E95]+[.G95]+[.I95]+[.K95]+[.M95]+[.O95]+[.Q95]+[.S95])" ns41:value-type="float" table:style-name="ce34" office:value-type="float" office:value="352">
            <text:p>352</text:p>
          </table:table-cell>
          <table:table-cell table:formula="of:=SUM([.D95]+[.F95]+[.H95]+[.J95]+[.L95]+[.N95]+[.P95]+[.R95]+[.T95])" ns41:value-type="float" table:style-name="ce34" office:value-type="float" office:value="349">
            <text:p>349</text:p>
          </table:table-cell>
          <table:table-cell ns41:value-type="float" table:style-name="ce34" office:value="832.74" office:value-type="float">
            <text:p>832.74</text:p>
          </table:table-cell>
          <table:table-cell ns41:value-type="float" table:style-name="ce44" office:value="841.8" office:value-type="float">
            <text:p>841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int Pancras</text:p>
          </table:table-cell>
          <table:table-cell table:style-name="Default"/>
          <table:table-cell ns41:value-type="float" table:style-name="ce26" office:value="175" office:value-type="float">
            <text:p>175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08" office:value-type="float">
            <text:p>108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table:style-name="ce34" table:number-columns-repeated="12"/>
          <table:table-cell table:formula="of:=SUM([.C96]+[.E96]+[.G96]+[.I96]+[.K96]+[.M96]+[.O96]+[.Q96]+[.S96])" ns41:value-type="float" table:style-name="ce34" office:value-type="float" office:value="280">
            <text:p>280</text:p>
          </table:table-cell>
          <table:table-cell table:formula="of:=SUM([.D96]+[.F96]+[.H96]+[.J96]+[.L96]+[.N96]+[.P96]+[.R96]+[.T96])" ns41:value-type="float" table:style-name="ce34" office:value-type="float" office:value="244">
            <text:p>244</text:p>
          </table:table-cell>
          <table:table-cell ns41:value-type="float" table:style-name="ce34" office:value="440.23" office:value-type="float">
            <text:p>440.23</text:p>
          </table:table-cell>
          <table:table-cell ns41:value-type="float" table:style-name="ce44" office:value="1190.3" office:value-type="float">
            <text:p>1190.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Petten</text:p>
          </table:table-cell>
          <table:table-cell table:style-name="Default"/>
          <table:table-cell ns41:value-type="float" table:style-name="ce26" office:value="126" office:value-type="float">
            <text:p>126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12"/>
          <table:table-cell table:formula="of:=SUM([.C97]+[.E97]+[.G97]+[.I97]+[.K97]+[.M97]+[.O97]+[.Q97]+[.S97])" ns41:value-type="float" table:style-name="ce34" office:value-type="float" office:value="186">
            <text:p>186</text:p>
          </table:table-cell>
          <table:table-cell table:formula="of:=SUM([.D97]+[.F97]+[.H97]+[.J97]+[.L97]+[.N97]+[.P97]+[.R97]+[.T97])" ns41:value-type="float" table:style-name="ce34" office:value-type="float" office:value="193">
            <text:p>193</text:p>
          </table:table-cell>
          <table:table-cell ns41:value-type="float" table:style-name="ce34" office:value="555.87" office:value-type="float">
            <text:p>555.87</text:p>
          </table:table-cell>
          <table:table-cell ns41:value-type="float" table:style-name="ce44" office:value="681.81" office:value-type="float">
            <text:p>681.8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Purmerend</text:p>
          </table:table-cell>
          <table:table-cell table:style-name="Default"/>
          <table:table-cell ns41:value-type="float" table:style-name="ce26" office:value="1503" office:value-type="float">
            <text:p>1503</text:p>
          </table:table-cell>
          <table:table-cell ns41:value-type="float" table:style-name="ce34" office:value="1463" office:value-type="float">
            <text:p>1463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959" office:value-type="float">
            <text:p>959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73" office:value-type="float">
            <text:p>173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table:formula="of:=SUM([.C98]+[.E98]+[.G98]+[.I98]+[.K98]+[.M98]+[.O98]+[.Q98]+[.S98])" ns41:value-type="float" table:style-name="ce34" office:value-type="float" office:value="2381">
            <text:p>2381</text:p>
          </table:table-cell>
          <table:table-cell table:formula="of:=SUM([.D98]+[.F98]+[.H98]+[.J98]+[.L98]+[.N98]+[.P98]+[.R98]+[.T98])" ns41:value-type="float" table:style-name="ce34" office:value-type="float" office:value="2613">
            <text:p>2613</text:p>
          </table:table-cell>
          <table:table-cell ns41:value-type="float" table:style-name="ce34" office:value="1364.21" office:value-type="float">
            <text:p>1364.21</text:p>
          </table:table-cell>
          <table:table-cell ns41:value-type="float" table:style-name="ce44" office:value="3660.78" office:value-type="float">
            <text:p>3660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Ransdorp</text:p>
          </table:table-cell>
          <table:table-cell table:style-name="Default"/>
          <table:table-cell ns41:value-type="float" table:style-name="ce26" office:value="558" office:value-type="float">
            <text:p>558</text:p>
          </table:table-cell>
          <table:table-cell ns41:value-type="float" table:style-name="ce34" office:value="477" office:value-type="float">
            <text:p>477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45" office:value-type="float">
            <text:p>45</text:p>
          </table:table-cell>
          <table:table-cell table:style-name="ce34" table:number-columns-repeated="2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8"/>
          <table:table-cell table:formula="of:=SUM([.C99]+[.E99]+[.G99]+[.I99]+[.K99]+[.M99]+[.O99]+[.Q99]+[.S99])" ns41:value-type="float" table:style-name="ce34" office:value-type="float" office:value="817">
            <text:p>817</text:p>
          </table:table-cell>
          <table:table-cell table:formula="of:=SUM([.D99]+[.F99]+[.H99]+[.J99]+[.L99]+[.N99]+[.P99]+[.R99]+[.T99])" ns41:value-type="float" table:style-name="ce34" office:value-type="float" office:value="733">
            <text:p>733</text:p>
          </table:table-cell>
          <table:table-cell ns41:value-type="float" table:style-name="ce34" office:value="1995.65" office:value-type="float">
            <text:p>1995.65</text:p>
          </table:table-cell>
          <table:table-cell ns41:value-type="float" table:style-name="ce44" office:value="776.69" office:value-type="float">
            <text:p>776.6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Rijp</text:p>
          </table:table-cell>
          <table:table-cell table:style-name="Default"/>
          <table:table-cell ns41:value-type="float" table:style-name="ce26" office:value="656" office:value-type="float">
            <text:p>656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6" office:value-type="float">
            <text:p>36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table:formula="of:=SUM([.C100]+[.E100]+[.G100]+[.I100]+[.K100]+[.M100]+[.O100]+[.Q100]+[.S100])" ns41:value-type="float" table:style-name="ce34" office:value-type="float" office:value="964">
            <text:p>964</text:p>
          </table:table-cell>
          <table:table-cell table:formula="of:=SUM([.D100]+[.F100]+[.H100]+[.J100]+[.L100]+[.N100]+[.P100]+[.R100]+[.T100])" ns41:value-type="float" table:style-name="ce34" office:value-type="float" office:value="957">
            <text:p>957</text:p>
          </table:table-cell>
          <table:table-cell ns41:value-type="float" table:style-name="ce34" office:value="370.69" office:value-type="float">
            <text:p>370.69</text:p>
          </table:table-cell>
          <table:table-cell ns41:value-type="float" table:style-name="ce44" office:value="5182.26" office:value-type="float">
            <text:p>5182.2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chagen</text:p>
          </table:table-cell>
          <table:table-cell table:style-name="Default"/>
          <table:table-cell ns41:value-type="float" table:style-name="ce26" office:value="856" office:value-type="float">
            <text:p>856</text:p>
          </table:table-cell>
          <table:table-cell ns41:value-type="float" table:style-name="ce34" office:value="826" office:value-type="float">
            <text:p>826</text:p>
          </table:table-cell>
          <table:table-cell ns41:value-type="float" table:style-name="ce34" office:value="589" office:value-type="float">
            <text:p>589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82" office:value-type="float">
            <text:p>82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101]+[.E101]+[.G101]+[.I101]+[.K101]+[.M101]+[.O101]+[.Q101]+[.S101])" ns41:value-type="float" table:style-name="ce34" office:value-type="float" office:value="1527">
            <text:p>1527</text:p>
          </table:table-cell>
          <table:table-cell table:formula="of:=SUM([.D101]+[.F101]+[.H101]+[.J101]+[.L101]+[.N101]+[.P101]+[.R101]+[.T101])" ns41:value-type="float" table:style-name="ce34" office:value-type="float" office:value="1673">
            <text:p>1673</text:p>
          </table:table-cell>
          <table:table-cell ns41:value-type="float" table:style-name="ce34" office:value="2005.62" office:value-type="float">
            <text:p>2005.62</text:p>
          </table:table-cell>
          <table:table-cell ns41:value-type="float" table:style-name="ce44" office:value="1595.53" office:value-type="float">
            <text:p>1595.5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chellinkhout</text:p>
          </table:table-cell>
          <table:table-cell table:style-name="Default"/>
          <table:table-cell ns41:value-type="float" table:style-name="ce26" office:value="174" office:value-type="float">
            <text:p>174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12"/>
          <table:table-cell table:formula="of:=SUM([.C102]+[.E102]+[.G102]+[.I102]+[.K102]+[.M102]+[.O102]+[.Q102]+[.S102])" ns41:value-type="float" table:style-name="ce34" office:value-type="float" office:value="293">
            <text:p>293</text:p>
          </table:table-cell>
          <table:table-cell table:formula="of:=SUM([.D102]+[.F102]+[.H102]+[.J102]+[.L102]+[.N102]+[.P102]+[.R102]+[.T102])" ns41:value-type="float" table:style-name="ce34" office:value-type="float" office:value="311">
            <text:p>311</text:p>
          </table:table-cell>
          <table:table-cell ns41:value-type="float" table:style-name="ce34" office:value="720.95" office:value-type="float">
            <text:p>720.95</text:p>
          </table:table-cell>
          <table:table-cell ns41:value-type="float" table:style-name="ce44" office:value="837.78" office:value-type="float">
            <text:p>837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chermerhorn</text:p>
          </table:table-cell>
          <table:table-cell table:style-name="Default"/>
          <table:table-cell ns41:value-type="float" table:style-name="ce26" office:value="402" office:value-type="float">
            <text:p>402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103]+[.E103]+[.G103]+[.I103]+[.K103]+[.M103]+[.O103]+[.Q103]+[.S103])" ns41:value-type="float" table:style-name="ce34" office:value-type="float" office:value="642">
            <text:p>642</text:p>
          </table:table-cell>
          <table:table-cell table:formula="of:=SUM([.D103]+[.F103]+[.H103]+[.J103]+[.L103]+[.N103]+[.P103]+[.R103]+[.T103])" ns41:value-type="float" table:style-name="ce34" office:value-type="float" office:value="631">
            <text:p>631</text:p>
          </table:table-cell>
          <table:table-cell ns41:value-type="float" table:style-name="ce34" office:value="1099.91" office:value-type="float">
            <text:p>1099.91</text:p>
          </table:table-cell>
          <table:table-cell ns41:value-type="float" table:style-name="ce44" office:value="1157.38" office:value-type="float">
            <text:p>1157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choorl</text:p>
          </table:table-cell>
          <table:table-cell table:style-name="Default"/>
          <table:table-cell ns41:value-type="float" table:style-name="ce26" office:value="462" office:value-type="float">
            <text:p>462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table:formula="of:=SUM([.C104]+[.E104]+[.G104]+[.I104]+[.K104]+[.M104]+[.O104]+[.Q104]+[.S104])" ns41:value-type="float" table:style-name="ce34" office:value-type="float" office:value="646">
            <text:p>646</text:p>
          </table:table-cell>
          <table:table-cell table:formula="of:=SUM([.D104]+[.F104]+[.H104]+[.J104]+[.L104]+[.N104]+[.P104]+[.R104]+[.T104])" ns41:value-type="float" table:style-name="ce34" office:value-type="float" office:value="651">
            <text:p>651</text:p>
          </table:table-cell>
          <table:table-cell ns41:value-type="float" table:style-name="ce34" office:value="3334.83" office:value-type="float">
            <text:p>3334.83</text:p>
          </table:table-cell>
          <table:table-cell ns41:value-type="float" table:style-name="ce44" office:value="388.92" office:value-type="float">
            <text:p>388.9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choten</text:p>
          </table:table-cell>
          <table:table-cell table:style-name="Default"/>
          <table:table-cell ns41:value-type="float" table:style-name="ce26" office:value="170" office:value-type="float">
            <text:p>170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2"/>
          <table:table-cell ns41:value-type="float" office:value="2" table:style-name="ce34" table:number-columns-repeated="2" office:value-type="float">
            <text:p>2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table:formula="of:=SUM([.C105]+[.E105]+[.G105]+[.I105]+[.K105]+[.M105]+[.O105]+[.Q105]+[.S105])" ns41:value-type="float" table:style-name="ce34" office:value-type="float" office:value="364">
            <text:p>364</text:p>
          </table:table-cell>
          <table:table-cell table:formula="of:=SUM([.D105]+[.F105]+[.H105]+[.J105]+[.L105]+[.N105]+[.P105]+[.R105]+[.T105])" ns41:value-type="float" table:style-name="ce34" office:value-type="float" office:value="354">
            <text:p>354</text:p>
          </table:table-cell>
          <table:table-cell ns41:value-type="float" table:style-name="ce34" office:value="713.31" office:value-type="float">
            <text:p>713.31</text:p>
          </table:table-cell>
          <table:table-cell ns41:value-type="float" table:style-name="ce44" office:value="1006.57" office:value-type="float">
            <text:p>1006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loten</text:p>
          </table:table-cell>
          <table:table-cell table:style-name="Default"/>
          <table:table-cell ns41:value-type="float" table:style-name="ce26" office:value="1069" office:value-type="float">
            <text:p>1069</text:p>
          </table:table-cell>
          <table:table-cell ns41:value-type="float" table:style-name="ce34" office:value="993" office:value-type="float">
            <text:p>99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1192" office:value-type="float">
            <text:p>1192</text:p>
          </table:table-cell>
          <table:table-cell ns41:value-type="float" table:style-name="ce34" office:value="583" office:value-type="float">
            <text:p>583</text:p>
          </table:table-cell>
          <table:table-cell ns41:value-type="float" table:style-name="ce34" office:value="550" office:value-type="float">
            <text:p>550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106]+[.E106]+[.G106]+[.I106]+[.K106]+[.M106]+[.O106]+[.Q106]+[.S106])" ns41:value-type="float" table:style-name="ce34" office:value-type="float" office:value="2833">
            <text:p>2833</text:p>
          </table:table-cell>
          <table:table-cell table:formula="of:=SUM([.D106]+[.F106]+[.H106]+[.J106]+[.L106]+[.N106]+[.P106]+[.R106]+[.T106])" ns41:value-type="float" table:style-name="ce34" office:value-type="float" office:value="2745">
            <text:p>2745</text:p>
          </table:table-cell>
          <table:table-cell ns41:value-type="float" table:style-name="ce34" office:value="5897.71" office:value-type="float">
            <text:p>5897.71</text:p>
          </table:table-cell>
          <table:table-cell ns41:value-type="float" table:style-name="ce44" office:value="945.8" office:value-type="float">
            <text:p>945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paarndam</text:p>
          </table:table-cell>
          <table:table-cell table:style-name="Default"/>
          <table:table-cell ns41:value-type="float" table:style-name="ce26" office:value="189" office:value-type="float">
            <text:p>18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78" office:value-type="float">
            <text:p>78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table:formula="of:=SUM([.C107]+[.E107]+[.G107]+[.I107]+[.K107]+[.M107]+[.O107]+[.Q107]+[.S107])" ns41:value-type="float" table:style-name="ce34" office:value-type="float" office:value="380">
            <text:p>380</text:p>
          </table:table-cell>
          <table:table-cell table:formula="of:=SUM([.D107]+[.F107]+[.H107]+[.J107]+[.L107]+[.N107]+[.P107]+[.R107]+[.T107])" ns41:value-type="float" table:style-name="ce34" office:value-type="float" office:value="350">
            <text:p>350</text:p>
          </table:table-cell>
          <table:table-cell ns41:value-type="float" table:style-name="ce34" office:value="635.27" office:value-type="float">
            <text:p>635.27</text:p>
          </table:table-cell>
          <table:table-cell ns41:value-type="float" table:style-name="ce44" office:value="1149.11" office:value-type="float">
            <text:p>1149.1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panbroek</text:p>
          </table:table-cell>
          <table:table-cell table:style-name="Default"/>
          <table:table-cell ns41:value-type="float" table:style-name="ce26" office:value="417" office:value-type="float">
            <text:p>417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108]+[.E108]+[.G108]+[.I108]+[.K108]+[.M108]+[.O108]+[.Q108]+[.S108])" ns41:value-type="float" table:style-name="ce34" office:value-type="float" office:value="778">
            <text:p>778</text:p>
          </table:table-cell>
          <table:table-cell table:formula="of:=SUM([.D108]+[.F108]+[.H108]+[.J108]+[.L108]+[.N108]+[.P108]+[.R108]+[.T108])" ns41:value-type="float" table:style-name="ce34" office:value-type="float" office:value="776">
            <text:p>776</text:p>
          </table:table-cell>
          <table:table-cell ns41:value-type="float" table:style-name="ce34" office:value="1310.59" office:value-type="float">
            <text:p>1310.59</text:p>
          </table:table-cell>
          <table:table-cell ns41:value-type="float" table:style-name="ce44" office:value="1185.74" office:value-type="float">
            <text:p>1185.7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Sijbekarspel</text:p>
          </table:table-cell>
          <table:table-cell table:style-name="Default"/>
          <table:table-cell ns41:value-type="float" table:style-name="ce26" office:value="371" office:value-type="float">
            <text:p>371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table:formula="of:=SUM([.C109]+[.E109]+[.G109]+[.I109]+[.K109]+[.M109]+[.O109]+[.Q109]+[.S109])" ns41:value-type="float" table:style-name="ce34" office:value-type="float" office:value="613">
            <text:p>613</text:p>
          </table:table-cell>
          <table:table-cell table:formula="of:=SUM([.D109]+[.F109]+[.H109]+[.J109]+[.L109]+[.N109]+[.P109]+[.R109]+[.T109])" ns41:value-type="float" table:style-name="ce34" office:value-type="float" office:value="598">
            <text:p>598</text:p>
          </table:table-cell>
          <table:table-cell ns41:value-type="float" table:style-name="ce34" office:value="1563.79" office:value-type="float">
            <text:p>1563.79</text:p>
          </table:table-cell>
          <table:table-cell ns41:value-type="float" table:style-name="ce44" office:value="774.38" office:value-type="float">
            <text:p>774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Terschelling</text:p>
          </table:table-cell>
          <table:table-cell table:style-name="Default"/>
          <table:table-cell ns41:value-type="float" table:style-name="ce26" office:value="1584" office:value-type="float">
            <text:p>1584</text:p>
          </table:table-cell>
          <table:table-cell ns41:value-type="float" table:style-name="ce34" office:value="1589" office:value-type="float">
            <text:p>1589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66" office:value-type="float">
            <text:p>66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table:formula="of:=SUM([.C110]+[.E110]+[.G110]+[.I110]+[.K110]+[.M110]+[.O110]+[.Q110]+[.S110])" ns41:value-type="float" table:style-name="ce34" office:value-type="float" office:value="1714">
            <text:p>1714</text:p>
          </table:table-cell>
          <table:table-cell table:formula="of:=SUM([.D110]+[.F110]+[.H110]+[.J110]+[.L110]+[.N110]+[.P110]+[.R110]+[.T110])" ns41:value-type="float" table:style-name="ce34" office:value-type="float" office:value="1726">
            <text:p>1726</text:p>
          </table:table-cell>
          <table:table-cell ns41:value-type="float" table:style-name="ce34" office:value="10751.26" office:value-type="float">
            <text:p>10751.26</text:p>
          </table:table-cell>
          <table:table-cell ns41:value-type="float" table:style-name="ce44" office:value="319.96" office:value-type="float">
            <text:p>319.9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Texel</text:p>
          </table:table-cell>
          <table:table-cell table:style-name="Default"/>
          <table:table-cell ns41:value-type="float" table:style-name="ce26" office:value="2958" office:value-type="float">
            <text:p>2958</text:p>
          </table:table-cell>
          <table:table-cell ns41:value-type="float" table:style-name="ce34" office:value="2880" office:value-type="float">
            <text:p>2880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183" office:value-type="float">
            <text:p>183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111]+[.E111]+[.G111]+[.I111]+[.K111]+[.M111]+[.O111]+[.Q111]+[.S111])" ns41:value-type="float" table:style-name="ce34" office:value-type="float" office:value="3250">
            <text:p>3250</text:p>
          </table:table-cell>
          <table:table-cell table:formula="of:=SUM([.D111]+[.F111]+[.H111]+[.J111]+[.L111]+[.N111]+[.P111]+[.R111]+[.T111])" ns41:value-type="float" table:style-name="ce34" office:value-type="float" office:value="3231">
            <text:p>3231</text:p>
          </table:table-cell>
          <table:table-cell ns41:value-type="float" table:style-name="ce34" office:value="18450.93" office:value-type="float">
            <text:p>18450.93</text:p>
          </table:table-cell>
          <table:table-cell ns41:value-type="float" table:style-name="ce44" office:value="3512.53" office:value-type="float">
            <text:p>3512.5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Twisk</text:p>
          </table:table-cell>
          <table:table-cell table:style-name="Default"/>
          <table:table-cell ns41:value-type="float" table:style-name="ce26" office:value="296" office:value-type="float">
            <text:p>296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199" office:value-type="float">
            <text:p>199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12"/>
          <table:table-cell table:formula="of:=SUM([.C112]+[.E112]+[.G112]+[.I112]+[.K112]+[.M112]+[.O112]+[.Q112]+[.S112])" ns41:value-type="float" table:style-name="ce34" office:value-type="float" office:value="433">
            <text:p>433</text:p>
          </table:table-cell>
          <table:table-cell table:formula="of:=SUM([.D112]+[.F112]+[.H112]+[.J112]+[.L112]+[.N112]+[.P112]+[.R112]+[.T112])" ns41:value-type="float" table:style-name="ce34" office:value-type="float" office:value="408">
            <text:p>408</text:p>
          </table:table-cell>
          <table:table-cell ns41:value-type="float" table:style-name="ce34" office:value="725.12" office:value-type="float">
            <text:p>725.12</text:p>
          </table:table-cell>
          <table:table-cell ns41:value-type="float" table:style-name="ce44" office:value="1159.8" office:value-type="float">
            <text:p>1159.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Uitgeest</text:p>
          </table:table-cell>
          <table:table-cell table:style-name="Default"/>
          <table:table-cell ns41:value-type="float" table:style-name="ce26" office:value="832" office:value-type="float">
            <text:p>832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113]+[.E113]+[.G113]+[.I113]+[.K113]+[.M113]+[.O113]+[.Q113]+[.S113])" ns41:value-type="float" table:style-name="ce34" office:value-type="float" office:value="1181">
            <text:p>1181</text:p>
          </table:table-cell>
          <table:table-cell table:formula="of:=SUM([.D113]+[.F113]+[.H113]+[.J113]+[.L113]+[.N113]+[.P113]+[.R113]+[.T113])" ns41:value-type="float" table:style-name="ce34" office:value-type="float" office:value="1182">
            <text:p>1182</text:p>
          </table:table-cell>
          <table:table-cell ns41:value-type="float" table:style-name="ce34" office:value="2251.26" office:value-type="float">
            <text:p>2251.26</text:p>
          </table:table-cell>
          <table:table-cell ns41:value-type="float" table:style-name="ce44" office:value="1049.61" office:value-type="float">
            <text:p>1049.6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Uithoorn</text:p>
          </table:table-cell>
          <table:table-cell table:style-name="Default"/>
          <table:table-cell ns41:value-type="float" table:style-name="ce26" office:value="390" office:value-type="float">
            <text:p>390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329" office:value-type="float">
            <text:p>329</text:p>
          </table:table-cell>
          <table:table-cell ns41:value-type="float" table:style-name="ce34" office:value="349" office:value-type="float">
            <text:p>349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formula="of:=SUM([.C114]+[.E114]+[.G114]+[.I114]+[.K114]+[.M114]+[.O114]+[.Q114]+[.S114])" ns41:value-type="float" table:style-name="ce34" office:value-type="float" office:value="866">
            <text:p>866</text:p>
          </table:table-cell>
          <table:table-cell table:formula="of:=SUM([.D114]+[.F114]+[.H114]+[.J114]+[.L114]+[.N114]+[.P114]+[.R114]+[.T114])" ns41:value-type="float" table:style-name="ce34" office:value-type="float" office:value="899">
            <text:p>899</text:p>
          </table:table-cell>
          <table:table-cell ns41:value-type="float" table:style-name="ce34" office:value="1862.62" office:value-type="float">
            <text:p>1862.62</text:p>
          </table:table-cell>
          <table:table-cell ns41:value-type="float" table:style-name="ce44" office:value="947.57" office:value-type="float">
            <text:p>947.5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Urk</text:p>
          </table:table-cell>
          <table:table-cell table:style-name="Default"/>
          <table:table-cell ns41:value-type="float" table:style-name="ce26" office:value="971" office:value-type="float">
            <text:p>971</text:p>
          </table:table-cell>
          <table:table-cell ns41:value-type="float" table:style-name="ce34" office:value="932" office:value-type="float">
            <text:p>932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84" office:value-type="float">
            <text:p>8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SUM([.C115]+[.E115]+[.G115]+[.I115]+[.K115]+[.M115]+[.O115]+[.Q115]+[.S115])" ns41:value-type="float" table:style-name="ce34" office:value-type="float" office:value="1090">
            <text:p>1090</text:p>
          </table:table-cell>
          <table:table-cell table:formula="of:=SUM([.D115]+[.F115]+[.H115]+[.J115]+[.L115]+[.N115]+[.P115]+[.R115]+[.T115])" ns41:value-type="float" table:style-name="ce34" office:value-type="float" office:value="1046">
            <text:p>1046</text:p>
          </table:table-cell>
          <table:table-cell ns41:value-type="float" table:style-name="ce34" office:value="84.58" office:value-type="float">
            <text:p>84.58</text:p>
          </table:table-cell>
          <table:table-cell ns41:value-type="float" table:style-name="ce44" office:value="25254.12" office:value-type="float">
            <text:p>25254.1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Ursum</text:p>
          </table:table-cell>
          <table:table-cell table:style-name="Default"/>
          <table:table-cell ns41:value-type="float" table:style-name="ce26" office:value="363" office:value-type="float">
            <text:p>363</text:p>
          </table:table-cell>
          <table:table-cell ns41:value-type="float" table:style-name="ce34" office:value="366" office:value-type="float">
            <text:p>366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table:style-name="ce34"/>
          <table:table-cell table:formula="of:=SUM([.C116]+[.E116]+[.G116]+[.I116]+[.K116]+[.M116]+[.O116]+[.Q116]+[.S116])" ns41:value-type="float" table:style-name="ce34" office:value-type="float" office:value="622">
            <text:p>622</text:p>
          </table:table-cell>
          <table:table-cell table:formula="of:=SUM([.D116]+[.F116]+[.H116]+[.J116]+[.L116]+[.N116]+[.P116]+[.R116]+[.T116])" ns41:value-type="float" table:style-name="ce34" office:value-type="float" office:value="666">
            <text:p>666</text:p>
          </table:table-cell>
          <table:table-cell ns41:value-type="float" table:style-name="ce34" office:value="1556.45" office:value-type="float">
            <text:p>1556.45</text:p>
          </table:table-cell>
          <table:table-cell ns41:value-type="float" table:style-name="ce44" office:value="827.53" office:value-type="float">
            <text:p>827.5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Velzen</text:p>
          </table:table-cell>
          <table:table-cell table:style-name="Default"/>
          <table:table-cell ns41:value-type="float" table:style-name="ce26" office:value="1214" office:value-type="float">
            <text:p>1214</text:p>
          </table:table-cell>
          <table:table-cell ns41:value-type="float" table:style-name="ce34" office:value="1114" office:value-type="float">
            <text:p>1114</text:p>
          </table:table-cell>
          <table:table-cell ns41:value-type="float" table:style-name="ce34" office:value="1145" office:value-type="float">
            <text:p>1145</text:p>
          </table:table-cell>
          <table:table-cell ns41:value-type="float" table:style-name="ce34" office:value="1161" office:value-type="float">
            <text:p>1161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22" office:value-type="float">
            <text:p>522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3" office:value-type="float">
            <text:p>13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formula="of:=SUM([.C117]+[.E117]+[.G117]+[.I117]+[.K117]+[.M117]+[.O117]+[.Q117]+[.S117])" ns41:value-type="float" table:style-name="ce34" office:value-type="float" office:value="2941">
            <text:p>2941</text:p>
          </table:table-cell>
          <table:table-cell table:formula="of:=SUM([.D117]+[.F117]+[.H117]+[.J117]+[.L117]+[.N117]+[.P117]+[.R117]+[.T117])" ns41:value-type="float" table:style-name="ce34" office:value-type="float" office:value="2830">
            <text:p>2830</text:p>
          </table:table-cell>
          <table:table-cell ns41:value-type="float" table:style-name="ce34" office:value="4237.3" office:value-type="float">
            <text:p>4237.3</text:p>
          </table:table-cell>
          <table:table-cell ns41:value-type="float" table:style-name="ce44" office:value="1361.94" office:value-type="float">
            <text:p>1361.9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Venhuizen</text:p>
          </table:table-cell>
          <table:table-cell table:style-name="Default"/>
          <table:table-cell ns41:value-type="float" table:style-name="ce26" office:value="662" office:value-type="float">
            <text:p>662</text:p>
          </table:table-cell>
          <table:table-cell ns41:value-type="float" table:style-name="ce34" office:value="614" office:value-type="float">
            <text:p>614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table:formula="of:=SUM([.C118]+[.E118]+[.G118]+[.I118]+[.K118]+[.M118]+[.O118]+[.Q118]+[.S118])" ns41:value-type="float" table:style-name="ce34" office:value-type="float" office:value="984">
            <text:p>984</text:p>
          </table:table-cell>
          <table:table-cell table:formula="of:=SUM([.D118]+[.F118]+[.H118]+[.J118]+[.L118]+[.N118]+[.P118]+[.R118]+[.T118])" ns41:value-type="float" table:style-name="ce34" office:value-type="float" office:value="1021">
            <text:p>1021</text:p>
          </table:table-cell>
          <table:table-cell ns41:value-type="float" table:style-name="ce34" office:value="1963.75" office:value-type="float">
            <text:p>1963.75</text:p>
          </table:table-cell>
          <table:table-cell ns41:value-type="float" table:style-name="ce44" office:value="1020.99" office:value-type="float">
            <text:p>1020.9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Vlieland</text:p>
          </table:table-cell>
          <table:table-cell table:style-name="Default"/>
          <table:table-cell ns41:value-type="float" table:style-name="ce26" office:value="264" office:value-type="float">
            <text:p>264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table:formula="of:=SUM([.C119]+[.E119]+[.G119]+[.I119]+[.K119]+[.M119]+[.O119]+[.Q119]+[.S119])" ns41:value-type="float" table:style-name="ce34" office:value-type="float" office:value="365">
            <text:p>365</text:p>
          </table:table-cell>
          <table:table-cell table:formula="of:=SUM([.D119]+[.F119]+[.H119]+[.J119]+[.L119]+[.N119]+[.P119]+[.R119]+[.T119])" ns41:value-type="float" table:style-name="ce34" office:value-type="float" office:value="379">
            <text:p>379</text:p>
          </table:table-cell>
          <table:table-cell ns41:value-type="float" table:style-name="ce34" office:value="5097.3" office:value-type="float">
            <text:p>5097.3</text:p>
          </table:table-cell>
          <table:table-cell ns41:value-type="float" table:style-name="ce44" office:value="145.96" office:value-type="float">
            <text:p>145.9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arder</text:p>
          </table:table-cell>
          <table:table-cell table:style-name="Default"/>
          <table:table-cell ns41:value-type="float" table:style-name="ce26" office:value="164" office:value-type="float">
            <text:p>164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63" office:value-type="float">
            <text:p>63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2"/>
          <table:table-cell table:formula="of:=SUM([.C120]+[.E120]+[.G120]+[.I120]+[.K120]+[.M120]+[.O120]+[.Q120]+[.S120])" ns41:value-type="float" table:style-name="ce34" office:value-type="float" office:value="217">
            <text:p>217</text:p>
          </table:table-cell>
          <table:table-cell table:formula="of:=SUM([.D120]+[.F120]+[.H120]+[.J120]+[.L120]+[.N120]+[.P120]+[.R120]+[.T120])" ns41:value-type="float" table:style-name="ce34" office:value-type="float" office:value="220">
            <text:p>220</text:p>
          </table:table-cell>
          <table:table-cell ns41:value-type="float" table:style-name="ce34" office:value="893.9" office:value-type="float">
            <text:p>893.9</text:p>
          </table:table-cell>
          <table:table-cell ns41:value-type="float" table:style-name="ce44" office:value="488.87" office:value-type="float">
            <text:p>488.8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armenhuizen</text:p>
          </table:table-cell>
          <table:table-cell table:style-name="Default"/>
          <table:table-cell ns41:value-type="float" table:style-name="ce26" office:value="473" office:value-type="float">
            <text:p>473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table:formula="of:=SUM([.C121]+[.E121]+[.G121]+[.I121]+[.K121]+[.M121]+[.O121]+[.Q121]+[.S121])" ns41:value-type="float" table:style-name="ce34" office:value-type="float" office:value="657">
            <text:p>657</text:p>
          </table:table-cell>
          <table:table-cell table:formula="of:=SUM([.D121]+[.F121]+[.H121]+[.J121]+[.L121]+[.N121]+[.P121]+[.R121]+[.T121])" ns41:value-type="float" table:style-name="ce34" office:value-type="float" office:value="657">
            <text:p>657</text:p>
          </table:table-cell>
          <table:table-cell ns41:value-type="float" table:style-name="ce34" office:value="1313.94" office:value-type="float">
            <text:p>1313.94</text:p>
          </table:table-cell>
          <table:table-cell ns41:value-type="float" table:style-name="ce44" office:value="1000" office:value-type="float">
            <text:p>1000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atergraafsmeer</text:p>
          </table:table-cell>
          <table:table-cell table:style-name="Default"/>
          <table:table-cell ns41:value-type="float" table:style-name="ce26" office:value="203" office:value-type="float">
            <text:p>203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8" office:value-type="float">
            <text:p>1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table:formula="of:=SUM([.C122]+[.E122]+[.G122]+[.I122]+[.K122]+[.M122]+[.O122]+[.Q122]+[.S122])" ns41:value-type="float" table:style-name="ce34" office:value-type="float" office:value="645">
            <text:p>645</text:p>
          </table:table-cell>
          <table:table-cell table:formula="of:=SUM([.D122]+[.F122]+[.H122]+[.J122]+[.L122]+[.N122]+[.P122]+[.R122]+[.T122])" ns41:value-type="float" table:style-name="ce34" office:value-type="float" office:value="551">
            <text:p>551</text:p>
          </table:table-cell>
          <table:table-cell ns41:value-type="float" table:style-name="ce34" office:value="587.21" office:value-type="float">
            <text:p>587.21</text:p>
          </table:table-cell>
          <table:table-cell ns41:value-type="float" table:style-name="ce44" office:value="2036.73" office:value-type="float">
            <text:p>2036.7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eesp</text:p>
          </table:table-cell>
          <table:table-cell table:style-name="Default"/>
          <table:table-cell ns41:value-type="float" table:style-name="ce26" office:value="1031" office:value-type="float">
            <text:p>1031</text:p>
          </table:table-cell>
          <table:table-cell ns41:value-type="float" table:style-name="ce34" office:value="969" office:value-type="float">
            <text:p>969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471" office:value-type="float">
            <text:p>471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table:formula="of:=SUM([.C123]+[.E123]+[.G123]+[.I123]+[.K123]+[.M123]+[.O123]+[.Q123]+[.S123])" ns41:value-type="float" table:style-name="ce34" office:value-type="float" office:value="1705">
            <text:p>1705</text:p>
          </table:table-cell>
          <table:table-cell table:formula="of:=SUM([.D123]+[.F123]+[.H123]+[.J123]+[.L123]+[.N123]+[.P123]+[.R123]+[.T123])" ns41:value-type="float" table:style-name="ce34" office:value-type="float" office:value="1902">
            <text:p>1902</text:p>
          </table:table-cell>
          <table:table-cell ns41:value-type="float" table:style-name="ce34" office:value="302.28" office:value-type="float">
            <text:p>302.28</text:p>
          </table:table-cell>
          <table:table-cell ns41:value-type="float" table:style-name="ce44" office:value="11932.78" office:value-type="float">
            <text:p>11932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4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eesperkarspel</text:p>
          </table:table-cell>
          <table:table-cell table:style-name="Default"/>
          <table:table-cell ns41:value-type="float" table:style-name="ce26" office:value="441" office:value-type="float">
            <text:p>441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10"/>
          <table:table-cell table:formula="of:=SUM([.C124]+[.E124]+[.G124]+[.I124]+[.K124]+[.M124]+[.O124]+[.Q124]+[.S124])" ns41:value-type="float" table:style-name="ce34" office:value-type="float" office:value="983">
            <text:p>983</text:p>
          </table:table-cell>
          <table:table-cell table:formula="of:=SUM([.D124]+[.F124]+[.H124]+[.J124]+[.L124]+[.N124]+[.P124]+[.R124]+[.T124])" ns41:value-type="float" table:style-name="ce34" office:value-type="float" office:value="953">
            <text:p>953</text:p>
          </table:table-cell>
          <table:table-cell ns41:value-type="float" table:style-name="ce34" office:value="4688.03" office:value-type="float">
            <text:p>4688.03</text:p>
          </table:table-cell>
          <table:table-cell ns41:value-type="float" table:style-name="ce44" office:value="412.97" office:value-type="float">
            <text:p>412.9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ervershoof</text:p>
          </table:table-cell>
          <table:table-cell table:style-name="Default"/>
          <table:table-cell ns41:value-type="float" table:style-name="ce26" office:value="456" office:value-type="float">
            <text:p>456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470" office:value-type="float">
            <text:p>470</text:p>
          </table:table-cell>
          <table:table-cell ns41:value-type="float" table:style-name="ce34" office:value="486" office:value-type="float">
            <text:p>48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8"/>
          <table:table-cell table:formula="of:=SUM([.C125]+[.E125]+[.G125]+[.I125]+[.K125]+[.M125]+[.O125]+[.Q125]+[.S125])" ns41:value-type="float" table:style-name="ce34" office:value-type="float" office:value="936">
            <text:p>936</text:p>
          </table:table-cell>
          <table:table-cell table:formula="of:=SUM([.D125]+[.F125]+[.H125]+[.J125]+[.L125]+[.N125]+[.P125]+[.R125]+[.T125])" ns41:value-type="float" table:style-name="ce34" office:value-type="float" office:value="921">
            <text:p>921</text:p>
          </table:table-cell>
          <table:table-cell ns41:value-type="float" table:style-name="ce34" office:value="1457.17" office:value-type="float">
            <text:p>1457.17</text:p>
          </table:table-cell>
          <table:table-cell ns41:value-type="float" table:style-name="ce44" office:value="1274.38" office:value-type="float">
            <text:p>1274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estwoud</text:p>
          </table:table-cell>
          <table:table-cell table:style-name="Default"/>
          <table:table-cell ns41:value-type="float" table:style-name="ce26" office:value="237" office:value-type="float">
            <text:p>237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238" office:value-type="float">
            <text:p>238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table:formula="of:=SUM([.C126]+[.E126]+[.G126]+[.I126]+[.K126]+[.M126]+[.O126]+[.Q126]+[.S126])" ns41:value-type="float" table:style-name="ce34" office:value-type="float" office:value="453">
            <text:p>453</text:p>
          </table:table-cell>
          <table:table-cell table:formula="of:=SUM([.D126]+[.F126]+[.H126]+[.J126]+[.L126]+[.N126]+[.P126]+[.R126]+[.T126])" ns41:value-type="float" table:style-name="ce34" office:value-type="float" office:value="491">
            <text:p>491</text:p>
          </table:table-cell>
          <table:table-cell ns41:value-type="float" table:style-name="ce34" office:value="1333.76" office:value-type="float">
            <text:p>1333.76</text:p>
          </table:table-cell>
          <table:table-cell ns41:value-type="float" table:style-name="ce44" office:value="707.77" office:value-type="float">
            <text:p>707.7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estzaan</text:p>
          </table:table-cell>
          <table:table-cell table:style-name="Default"/>
          <table:table-cell ns41:value-type="float" table:style-name="ce26" office:value="880" office:value-type="float">
            <text:p>880</text:p>
          </table:table-cell>
          <table:table-cell ns41:value-type="float" table:style-name="ce34" office:value="853" office:value-type="float">
            <text:p>853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47" office:value-type="float">
            <text:p>47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table:formula="of:=SUM([.C127]+[.E127]+[.G127]+[.I127]+[.K127]+[.M127]+[.O127]+[.Q127]+[.S127])" ns41:value-type="float" table:style-name="ce34" office:value-type="float" office:value="1202">
            <text:p>1202</text:p>
          </table:table-cell>
          <table:table-cell table:formula="of:=SUM([.D127]+[.F127]+[.H127]+[.J127]+[.L127]+[.N127]+[.P127]+[.R127]+[.T127])" ns41:value-type="float" table:style-name="ce34" office:value-type="float" office:value="1264">
            <text:p>1264</text:p>
          </table:table-cell>
          <table:table-cell ns41:value-type="float" table:style-name="ce34" office:value="1129.83" office:value-type="float">
            <text:p>1129.83</text:p>
          </table:table-cell>
          <table:table-cell ns41:value-type="float" table:style-name="ce44" office:value="2182.63" office:value-type="float">
            <text:p>2182.6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ieringen</text:p>
          </table:table-cell>
          <table:table-cell table:style-name="Default"/>
          <table:table-cell ns41:value-type="float" table:style-name="ce26" office:value="1082" office:value-type="float">
            <text:p>1082</text:p>
          </table:table-cell>
          <table:table-cell ns41:value-type="float" table:style-name="ce34" office:value="1055" office:value-type="float">
            <text:p>1055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table:formula="of:=SUM([.C128]+[.E128]+[.G128]+[.I128]+[.K128]+[.M128]+[.O128]+[.Q128]+[.S128])" ns41:value-type="float" table:style-name="ce34" office:value-type="float" office:value="1187">
            <text:p>1187</text:p>
          </table:table-cell>
          <table:table-cell table:formula="of:=SUM([.D128]+[.F128]+[.H128]+[.J128]+[.L128]+[.N128]+[.P128]+[.R128]+[.T128])" ns41:value-type="float" table:style-name="ce34" office:value-type="float" office:value="1171">
            <text:p>1171</text:p>
          </table:table-cell>
          <table:table-cell ns41:value-type="float" table:style-name="ce34" office:value="2500.83" office:value-type="float">
            <text:p>2500.83</text:p>
          </table:table-cell>
          <table:table-cell ns41:value-type="float" table:style-name="ce44" office:value="942.88" office:value-type="float">
            <text:p>942.8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ieringerwaard</text:p>
          </table:table-cell>
          <table:table-cell table:style-name="Default"/>
          <table:table-cell ns41:value-type="float" table:style-name="ce26" office:value="408" office:value-type="float">
            <text:p>408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table:formula="of:=SUM([.C129]+[.E129]+[.G129]+[.I129]+[.K129]+[.M129]+[.O129]+[.Q129]+[.S129])" ns41:value-type="float" table:style-name="ce34" office:value-type="float" office:value="666">
            <text:p>666</text:p>
          </table:table-cell>
          <table:table-cell table:formula="of:=SUM([.D129]+[.F129]+[.H129]+[.J129]+[.L129]+[.N129]+[.P129]+[.R129]+[.T129])" ns41:value-type="float" table:style-name="ce34" office:value-type="float" office:value="674">
            <text:p>674</text:p>
          </table:table-cell>
          <table:table-cell ns41:value-type="float" table:style-name="ce34" office:value="1853.8" office:value-type="float">
            <text:p>1853.8</text:p>
          </table:table-cell>
          <table:table-cell ns41:value-type="float" table:style-name="ce44" office:value="722.83" office:value-type="float">
            <text:p>722.83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inkel</text:p>
          </table:table-cell>
          <table:table-cell table:style-name="Default"/>
          <table:table-cell ns41:value-type="float" table:style-name="ce26" office:value="521" office:value-type="float">
            <text:p>521</text:p>
          </table:table-cell>
          <table:table-cell ns41:value-type="float" table:style-name="ce34" office:value="470" office:value-type="float">
            <text:p>470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SUM([.C130]+[.E130]+[.G130]+[.I130]+[.K130]+[.M130]+[.O130]+[.Q130]+[.S130])" ns41:value-type="float" table:style-name="ce34" office:value-type="float" office:value="890">
            <text:p>890</text:p>
          </table:table-cell>
          <table:table-cell table:formula="of:=SUM([.D130]+[.F130]+[.H130]+[.J130]+[.L130]+[.N130]+[.P130]+[.R130]+[.T130])" ns41:value-type="float" table:style-name="ce34" office:value-type="float" office:value="898">
            <text:p>898</text:p>
          </table:table-cell>
          <table:table-cell ns41:value-type="float" table:style-name="ce34" office:value="1985.1" office:value-type="float">
            <text:p>1985.1</text:p>
          </table:table-cell>
          <table:table-cell ns41:value-type="float" table:style-name="ce44" office:value="900.72" office:value-type="float">
            <text:p>900.72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ognum</text:p>
          </table:table-cell>
          <table:table-cell table:style-name="Default"/>
          <table:table-cell ns41:value-type="float" table:style-name="ce26" office:value="500" office:value-type="float">
            <text:p>500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8"/>
          <table:table-cell table:formula="of:=SUM([.C131]+[.E131]+[.G131]+[.I131]+[.K131]+[.M131]+[.O131]+[.Q131]+[.S131])" ns41:value-type="float" table:style-name="ce34" office:value-type="float" office:value="792">
            <text:p>792</text:p>
          </table:table-cell>
          <table:table-cell table:formula="of:=SUM([.D131]+[.F131]+[.H131]+[.J131]+[.L131]+[.N131]+[.P131]+[.R131]+[.T131])" ns41:value-type="float" table:style-name="ce34" office:value-type="float" office:value="810">
            <text:p>810</text:p>
          </table:table-cell>
          <table:table-cell ns41:value-type="float" table:style-name="ce34" office:value="1646.45" office:value-type="float">
            <text:p>1646.45</text:p>
          </table:table-cell>
          <table:table-cell ns41:value-type="float" table:style-name="ce44" office:value="973.01" office:value-type="float">
            <text:p>973.0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ormer</text:p>
          </table:table-cell>
          <table:table-cell table:style-name="Default"/>
          <table:table-cell ns41:value-type="float" table:style-name="ce26" office:value="593" office:value-type="float">
            <text:p>593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97" office:value-type="float">
            <text:p>297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formula="of:=SUM([.C132]+[.E132]+[.G132]+[.I132]+[.K132]+[.M132]+[.O132]+[.Q132]+[.S132])" ns41:value-type="float" table:style-name="ce34" office:value-type="float" office:value="812">
            <text:p>812</text:p>
          </table:table-cell>
          <table:table-cell table:formula="of:=SUM([.D132]+[.F132]+[.H132]+[.J132]+[.L132]+[.N132]+[.P132]+[.R132]+[.T132])" ns41:value-type="float" table:style-name="ce34" office:value-type="float" office:value="833">
            <text:p>833</text:p>
          </table:table-cell>
          <table:table-cell ns41:value-type="float" table:style-name="ce34" office:value="1697.48" office:value-type="float">
            <text:p>1697.48</text:p>
          </table:table-cell>
          <table:table-cell ns41:value-type="float" table:style-name="ce44" office:value="969.09" office:value-type="float">
            <text:p>969.09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ormerveer</text:p>
          </table:table-cell>
          <table:table-cell table:style-name="Default"/>
          <table:table-cell ns41:value-type="float" table:style-name="ce26" office:value="1317" office:value-type="float">
            <text:p>1317</text:p>
          </table:table-cell>
          <table:table-cell ns41:value-type="float" table:style-name="ce34" office:value="1238" office:value-type="float">
            <text:p>1238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658" office:value-type="float">
            <text:p>658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81" office:value-type="float">
            <text:p>81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table:formula="of:=SUM([.C133]+[.E133]+[.G133]+[.I133]+[.K133]+[.M133]+[.O133]+[.Q133]+[.S133])" ns41:value-type="float" table:style-name="ce34" office:value-type="float" office:value="1902">
            <text:p>1902</text:p>
          </table:table-cell>
          <table:table-cell table:formula="of:=SUM([.D133]+[.F133]+[.H133]+[.J133]+[.L133]+[.N133]+[.P133]+[.R133]+[.T133])" ns41:value-type="float" table:style-name="ce34" office:value-type="float" office:value="1981">
            <text:p>1981</text:p>
          </table:table-cell>
          <table:table-cell ns41:value-type="float" table:style-name="ce34" office:value="639.65" office:value-type="float">
            <text:p>639.65</text:p>
          </table:table-cell>
          <table:table-cell ns41:value-type="float" table:style-name="ce44" office:value="6070.5" office:value-type="float">
            <text:p>6070.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ijdenes</text:p>
          </table:table-cell>
          <table:table-cell table:style-name="Default"/>
          <table:table-cell ns41:value-type="float" table:style-name="ce26" office:value="242" office:value-type="float">
            <text:p>242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table:formula="of:=SUM([.C134]+[.E134]+[.G134]+[.I134]+[.K134]+[.M134]+[.O134]+[.Q134]+[.S134])" ns41:value-type="float" table:style-name="ce34" office:value-type="float" office:value="435">
            <text:p>435</text:p>
          </table:table-cell>
          <table:table-cell table:formula="of:=SUM([.D134]+[.F134]+[.H134]+[.J134]+[.L134]+[.N134]+[.P134]+[.R134]+[.T134])" ns41:value-type="float" table:style-name="ce34" office:value-type="float" office:value="404">
            <text:p>404</text:p>
          </table:table-cell>
          <table:table-cell ns41:value-type="float" table:style-name="ce34" office:value="754.04" office:value-type="float">
            <text:p>754.04</text:p>
          </table:table-cell>
          <table:table-cell ns41:value-type="float" table:style-name="ce44" office:value="1112.67" office:value-type="float">
            <text:p>1112.67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ijdewormer</text:p>
          </table:table-cell>
          <table:table-cell table:style-name="Default"/>
          <table:table-cell ns41:value-type="float" table:style-name="ce26" office:value="186" office:value-type="float">
            <text:p>186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table:formula="of:=SUM([.C135]+[.E135]+[.G135]+[.I135]+[.K135]+[.M135]+[.O135]+[.Q135]+[.S135])" ns41:value-type="float" table:style-name="ce34" office:value-type="float" office:value="357">
            <text:p>357</text:p>
          </table:table-cell>
          <table:table-cell table:formula="of:=SUM([.D135]+[.F135]+[.H135]+[.J135]+[.L135]+[.N135]+[.P135]+[.R135]+[.T135])" ns41:value-type="float" table:style-name="ce34" office:value-type="float" office:value="346">
            <text:p>346</text:p>
          </table:table-cell>
          <table:table-cell ns41:value-type="float" table:style-name="ce34" office:value="1671.6" office:value-type="float">
            <text:p>1671.6</text:p>
          </table:table-cell>
          <table:table-cell ns41:value-type="float" table:style-name="ce44" office:value="420.55" office:value-type="float">
            <text:p>420.5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Wijk aan Zee en Duin</text:p>
          </table:table-cell>
          <table:table-cell table:style-name="Default"/>
          <table:table-cell ns41:value-type="float" table:style-name="ce26" office:value="428" office:value-type="float">
            <text:p>428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3" office:value-type="float">
            <text:p>33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table:formula="of:=SUM([.C136]+[.E136]+[.G136]+[.I136]+[.K136]+[.M136]+[.O136]+[.Q136]+[.S136])" ns41:value-type="float" table:style-name="ce34" office:value-type="float" office:value="744">
            <text:p>744</text:p>
          </table:table-cell>
          <table:table-cell table:formula="of:=SUM([.D136]+[.F136]+[.H136]+[.J136]+[.L136]+[.N136]+[.P136]+[.R136]+[.T136])" ns41:value-type="float" table:style-name="ce34" office:value-type="float" office:value="729">
            <text:p>729</text:p>
          </table:table-cell>
          <table:table-cell ns41:value-type="float" table:style-name="ce34" office:value="1373.29" office:value-type="float">
            <text:p>1373.29</text:p>
          </table:table-cell>
          <table:table-cell ns41:value-type="float" table:style-name="ce44" office:value="1072.6" office:value-type="float">
            <text:p>1072.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Zaandijk</text:p>
          </table:table-cell>
          <table:table-cell table:style-name="Default"/>
          <table:table-cell ns41:value-type="float" table:style-name="ce26" office:value="745" office:value-type="float">
            <text:p>745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table:formula="of:=SUM([.C137]+[.E137]+[.G137]+[.I137]+[.K137]+[.M137]+[.O137]+[.Q137]+[.S137])" ns41:value-type="float" table:style-name="ce34" office:value-type="float" office:value="1069">
            <text:p>1069</text:p>
          </table:table-cell>
          <table:table-cell table:formula="of:=SUM([.D137]+[.F137]+[.H137]+[.J137]+[.L137]+[.N137]+[.P137]+[.R137]+[.T137])" ns41:value-type="float" table:style-name="ce34" office:value-type="float" office:value="1132">
            <text:p>1132</text:p>
          </table:table-cell>
          <table:table-cell ns41:value-type="float" table:style-name="ce34" office:value="208.78" office:value-type="float">
            <text:p>208.78</text:p>
          </table:table-cell>
          <table:table-cell ns41:value-type="float" table:style-name="ce44" office:value="10542.24" office:value-type="float">
            <text:p>10542.2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Zandvoort</text:p>
          </table:table-cell>
          <table:table-cell table:style-name="Default"/>
          <table:table-cell ns41:value-type="float" table:style-name="ce26" office:value="873" office:value-type="float">
            <text:p>873</text:p>
          </table:table-cell>
          <table:table-cell ns41:value-type="float" table:style-name="ce34" office:value="871" office:value-type="float">
            <text:p>871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49" office:value-type="float">
            <text:p>49</text:p>
          </table:table-cell>
          <table:table-cell table:style-name="ce34" table:number-columns-repeated="2"/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table:formula="of:=SUM([.C138]+[.E138]+[.G138]+[.I138]+[.K138]+[.M138]+[.O138]+[.Q138]+[.S138])" ns41:value-type="float" table:style-name="ce34" office:value-type="float" office:value="982">
            <text:p>982</text:p>
          </table:table-cell>
          <table:table-cell table:formula="of:=SUM([.D138]+[.F138]+[.H138]+[.J138]+[.L138]+[.N138]+[.P138]+[.R138]+[.T138])" ns41:value-type="float" table:style-name="ce34" office:value-type="float" office:value="991">
            <text:p>991</text:p>
          </table:table-cell>
          <table:table-cell ns41:value-type="float" table:style-name="ce34" office:value="3287.11" office:value-type="float">
            <text:p>3287.11</text:p>
          </table:table-cell>
          <table:table-cell ns41:value-type="float" table:style-name="ce44" office:value="600.05" office:value-type="float">
            <text:p>600.0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Zuid- en Noordschermer</text:p>
          </table:table-cell>
          <table:table-cell table:style-name="Default"/>
          <table:table-cell ns41:value-type="float" table:style-name="ce26" office:value="399" office:value-type="float">
            <text:p>399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0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C139]+[.E139]+[.G139]+[.I139]+[.K139]+[.M139]+[.O139]+[.Q139]+[.S139])" ns41:value-type="float" table:style-name="ce34" office:value-type="float" office:value="594">
            <text:p>594</text:p>
          </table:table-cell>
          <table:table-cell table:formula="of:=SUM([.D139]+[.F139]+[.H139]+[.J139]+[.L139]+[.N139]+[.P139]+[.R139]+[.T139])" ns41:value-type="float" table:style-name="ce34" office:value-type="float" office:value="574">
            <text:p>574</text:p>
          </table:table-cell>
          <table:table-cell ns41:value-type="float" table:style-name="ce34" office:value="1962.54" office:value-type="float">
            <text:p>1962.54</text:p>
          </table:table-cell>
          <table:table-cell ns41:value-type="float" table:style-name="ce44" office:value="595.14" office:value-type="float">
            <text:p>595.14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0" office:value-type="string">
            <text:p>Zuidscharwoude</text:p>
          </table:table-cell>
          <table:table-cell table:style-name="Default"/>
          <table:table-cell ns41:value-type="float" table:style-name="ce26" office:value="356" office:value-type="float">
            <text:p>356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office:value="1" table:style-name="ce34" table:number-columns-repeated="2" office:value-type="float">
            <text:p>1</text:p>
          </table:table-cell>
          <table:table-cell table:formula="of:=SUM([.C140]+[.E140]+[.G140]+[.I140]+[.K140]+[.M140]+[.O140]+[.Q140]+[.S140])" ns41:value-type="float" table:style-name="ce34" office:value-type="float" office:value="546">
            <text:p>546</text:p>
          </table:table-cell>
          <table:table-cell table:formula="of:=SUM([.D140]+[.F140]+[.H140]+[.J140]+[.L140]+[.N140]+[.P140]+[.R140]+[.T140])" ns41:value-type="float" table:style-name="ce34" office:value-type="float" office:value="549">
            <text:p>549</text:p>
          </table:table-cell>
          <table:table-cell ns41:value-type="float" table:style-name="ce34" office:value="522.79" office:value-type="float">
            <text:p>522.79</text:p>
          </table:table-cell>
          <table:table-cell ns41:value-type="float" table:style-name="ce44" office:value="2094.5" office:value-type="float">
            <text:p>2094.5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1" office:value-type="string">
            <text:p>Zwaag</text:p>
          </table:table-cell>
          <table:table-cell table:style-name="Default"/>
          <table:table-cell ns41:value-type="float" table:style-name="ce26" office:value="341" office:value-type="float">
            <text:p>341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10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141]+[.E141]+[.G141]+[.I141]+[.K141]+[.M141]+[.O141]+[.Q141]+[.S141])" ns41:value-type="float" table:style-name="ce34" office:value-type="float" office:value="569">
            <text:p>569</text:p>
          </table:table-cell>
          <table:table-cell table:formula="of:=SUM([.D141]+[.F141]+[.H141]+[.J141]+[.L141]+[.N141]+[.P141]+[.R141]+[.T141])" ns41:value-type="float" table:style-name="ce34" office:value-type="float" office:value="566">
            <text:p>566</text:p>
          </table:table-cell>
          <table:table-cell ns41:value-type="float" table:style-name="ce34" office:value="761.67" office:value-type="float">
            <text:p>761.67</text:p>
          </table:table-cell>
          <table:table-cell ns41:value-type="float" table:style-name="ce44" office:value="1490.16" office:value-type="float">
            <text:p>1490.16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1" office:value-type="string">
            <text:p>Zijpe</text:p>
          </table:table-cell>
          <table:table-cell table:style-name="Default"/>
          <table:table-cell ns41:value-type="float" table:style-name="ce26" office:value="1701" office:value-type="float">
            <text:p>1701</text:p>
          </table:table-cell>
          <table:table-cell ns41:value-type="float" table:style-name="ce34" office:value="1584" office:value-type="float">
            <text:p>1584</text:p>
          </table:table-cell>
          <table:table-cell ns41:value-type="float" table:style-name="ce34" office:value="681" office:value-type="float">
            <text:p>681</text:p>
          </table:table-cell>
          <table:table-cell ns41:value-type="float" table:style-name="ce34" office:value="768" office:value-type="float">
            <text:p>768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53" office:value-type="float">
            <text:p>5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table:formula="of:=SUM([.C142]+[.E142]+[.G142]+[.I142]+[.K142]+[.M142]+[.O142]+[.Q142]+[.S142])" ns41:value-type="float" table:style-name="ce34" office:value-type="float" office:value="2439">
            <text:p>2439</text:p>
          </table:table-cell>
          <table:table-cell table:formula="of:=SUM([.D142]+[.F142]+[.H142]+[.J142]+[.L142]+[.N142]+[.P142]+[.R142]+[.T142])" ns41:value-type="float" table:style-name="ce34" office:value-type="float" office:value="2411">
            <text:p>2411</text:p>
          </table:table-cell>
          <table:table-cell ns41:value-type="float" table:style-name="ce34" office:value="6751.25" office:value-type="float">
            <text:p>6751.25</text:p>
          </table:table-cell>
          <table:table-cell ns41:value-type="float" table:style-name="ce44" office:value="718.38" office:value-type="float">
            <text:p>718.3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3">
          <table:table-cell ns41:value-type="string" table:style-name="ce12" office:value-type="string">
            <text:p>Totaal der overige gemeenten</text:p>
          </table:table-cell>
          <table:table-cell table:style-name="ce21"/>
          <table:table-cell table:formula="of:=SUM([.C14:.C142])" ns41:value-type="float" table:style-name="ce27" office:value-type="float" office:value="87493">
            <text:p>87493</text:p>
          </table:table-cell>
          <table:table-cell table:formula="of:=SUM([.D14:.D142])" ns41:value-type="float" table:style-name="ce35" office:value-type="float" office:value="81085">
            <text:p>81085</text:p>
          </table:table-cell>
          <table:table-cell table:formula="of:=SUM([.E14:.E142])" ns41:value-type="float" table:style-name="ce35" office:value-type="float" office:value="37866">
            <text:p>37866</text:p>
          </table:table-cell>
          <table:table-cell table:formula="of:=SUM([.F14:.F142])" ns41:value-type="float" table:style-name="ce35" office:value-type="float" office:value="44276">
            <text:p>44276</text:p>
          </table:table-cell>
          <table:table-cell table:formula="of:=SUM([.G14:.G142])" ns41:value-type="float" table:style-name="ce35" office:value-type="float" office:value="13668">
            <text:p>13668</text:p>
          </table:table-cell>
          <table:table-cell table:formula="of:=SUM([.H14:.H142])" ns41:value-type="float" table:style-name="ce35" office:value-type="float" office:value="13888">
            <text:p>13888</text:p>
          </table:table-cell>
          <table:table-cell table:formula="of:=SUM([.I14:.I142])" ns41:value-type="float" table:style-name="ce35" office:value-type="float" office:value="78">
            <text:p>78</text:p>
          </table:table-cell>
          <table:table-cell table:formula="of:=SUM([.J14:.J142])" ns41:value-type="float" table:style-name="ce35" office:value-type="float" office:value="86">
            <text:p>86</text:p>
          </table:table-cell>
          <table:table-cell table:formula="of:=SUM([.K14:.K142])" ns41:value-type="float" table:style-name="ce35" office:value-type="float" office:value="610">
            <text:p>610</text:p>
          </table:table-cell>
          <table:table-cell table:formula="of:=SUM([.L14:.L142])" ns41:value-type="float" table:style-name="ce35" office:value-type="float" office:value="361">
            <office:annotation draw:style-name="gr1" svg:height="0.846cm" draw:caption-point-y="0.75cm" svg:width="0.806cm" svg:x="24.663cm" draw:caption-point-x="-0.815cm" svg:y="65.79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50</text:span></text:p>
            </office:annotation>
            <text:p>361</text:p>
          </table:table-cell>
          <table:table-cell table:formula="of:=SUM([.M14:.M142])" ns41:value-type="float" table:style-name="ce35" office:value-type="float" office:value="118">
            <text:p>118</text:p>
          </table:table-cell>
          <table:table-cell table:formula="of:=SUM([.N14:.N142])" ns41:value-type="float" table:style-name="ce35" office:value-type="float" office:value="61">
            <text:p>61</text:p>
          </table:table-cell>
          <table:table-cell table:formula="of:=SUM([.O14:.O142])" ns41:value-type="float" table:style-name="ce35" office:value-type="float" office:value="21">
            <text:p>21</text:p>
          </table:table-cell>
          <table:table-cell table:formula="of:=SUM([.P14:.P142])" ns41:value-type="float" table:style-name="ce35" office:value-type="float" office:value="32">
            <text:p>32</text:p>
          </table:table-cell>
          <table:table-cell table:formula="of:=SUM([.Q14:.Q142])" ns41:value-type="float" table:style-name="ce35" office:value-type="float" office:value="105">
            <text:p>105</text:p>
          </table:table-cell>
          <table:table-cell table:formula="of:=SUM([.R14:.R142])" ns41:value-type="float" table:style-name="ce35" office:value-type="float" office:value="71">
            <text:p>71</text:p>
          </table:table-cell>
          <table:table-cell table:formula="of:=SUM([.S14:.S142])" ns41:value-type="float" table:style-name="ce35" office:value-type="float" office:value="28">
            <text:p>28</text:p>
          </table:table-cell>
          <table:table-cell table:formula="of:=SUM([.T14:.T142])" ns41:value-type="float" table:style-name="ce35" office:value-type="float" office:value="16">
            <text:p>16</text:p>
          </table:table-cell>
          <table:table-cell table:formula="of:=SUM([.U14:.U142])" ns41:value-type="float" table:style-name="ce35" office:value-type="float" office:value="139987">
            <text:p>139987</text:p>
          </table:table-cell>
          <table:table-cell table:formula="of:=SUM([.V14:.V142])" ns41:value-type="float" table:style-name="ce35" office:value-type="float" office:value="139876">
            <office:annotation draw:style-name="gr1" svg:height="0.615cm" draw:caption-point-y="0.73cm" svg:width="1.481cm" svg:x="41.779cm" draw:caption-point-x="-0.098cm" svg:y="65.812cm" draw:text-style-name="P1">
              <dc:creator>CDM</dc:creator>
              <dc:date>2014-12-12T00:00:00</dc:date>
              <text:p text:style-name="P1"><text:span text:style-name="T2">139865</text:span></text:p>
              <text:p text:style-name="P1"><text:span text:style-name="T2"/></text:p>
            </office:annotation>
            <text:p>139876</text:p>
          </table:table-cell>
          <table:table-cell table:formula="of:=SUM([.W14:.W142])" ns41:value-type="float" table:style-name="ce35" office:value-type="float" office:value="265569.68">
            <office:annotation draw:style-name="gr1" svg:height="0.615cm" draw:caption-point-y="0.73cm" svg:width="1.83cm" svg:x="43.867cm" draw:caption-point-x="-0.098cm" svg:y="65.812cm" draw:text-style-name="P1">
              <dc:creator>CDM</dc:creator>
              <dc:date>2014-12-12T00:00:00</dc:date>
              <text:p text:style-name="P1"><text:span text:style-name="T2">265569,72</text:span></text:p>
              <text:p text:style-name="P1"><text:span text:style-name="T2"/></text:p>
            </office:annotation>
            <text:p>265569.68</text:p>
          </table:table-cell>
          <table:table-cell ns41:value-type="float" table:style-name="ce44" office:value="1053.78" office:value-type="float">
            <text:p>1053.78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7" office:value-type="string">
            <text:p>1879_9_H3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65" office:value-type="float">
            <text:p>6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4" office:value-type="string">
            <text:p>35_0365</text:p>
          </table:table-cell>
          <table:table-cell table:number-columns-repeated="994"/>
        </table:table-row>
        <table:table-row table:style-name="ro4">
          <table:table-cell ns41:value-type="string" table:style-name="ce13" office:value-type="string">
            <text:p>Totaal der Provincie</text:p>
          </table:table-cell>
          <table:table-cell table:style-name="ce21"/>
          <table:table-cell table:formula="of:=SUM([.C13]+[.C143])" ns41:value-type="float" table:style-name="ce28" office:value-type="float" office:value="223517">
            <text:p>223517</text:p>
          </table:table-cell>
          <table:table-cell table:formula="of:=SUM([.D13]+[.D143])" ns41:value-type="float" table:style-name="ce36" office:value-type="float" office:value="232280">
            <text:p>232280</text:p>
          </table:table-cell>
          <table:table-cell table:formula="of:=SUM([.E13]+[.E143])" ns41:value-type="float" table:style-name="ce36" office:value-type="float" office:value="55673">
            <text:p>55673</text:p>
          </table:table-cell>
          <table:table-cell table:formula="of:=SUM([.F13]+[.F143])" ns41:value-type="float" table:style-name="ce36" office:value-type="float" office:value="65319">
            <text:p>65319</text:p>
          </table:table-cell>
          <table:table-cell table:formula="of:=SUM([.G13]+[.G143])" ns41:value-type="float" table:style-name="ce36" office:value-type="float" office:value="42520">
            <text:p>42520</text:p>
          </table:table-cell>
          <table:table-cell table:formula="of:=SUM([.H13]+[.H143])" ns41:value-type="float" table:style-name="ce36" office:value-type="float" office:value="48612">
            <text:p>48612</text:p>
          </table:table-cell>
          <table:table-cell table:formula="of:=SUM([.I13]+[.I143])" ns41:value-type="float" table:style-name="ce36" office:value-type="float" office:value="787">
            <text:p>787</text:p>
          </table:table-cell>
          <table:table-cell table:formula="of:=SUM([.J13]+[.J143])" ns41:value-type="float" table:style-name="ce36" office:value-type="float" office:value="780">
            <text:p>780</text:p>
          </table:table-cell>
          <table:table-cell table:formula="of:=SUM([.K13]+[.K143])" ns41:value-type="float" table:style-name="ce36" office:value-type="float" office:value="4298">
            <text:p>4298</text:p>
          </table:table-cell>
          <table:table-cell table:formula="of:=SUM([.L13]+[.L143])" ns41:value-type="float" table:style-name="ce36" office:value-type="float" office:value="2604">
            <office:annotation draw:style-name="gr1" svg:height="0.593cm" draw:caption-point-y="0.73cm" svg:width="1.002cm" svg:x="23.945cm" draw:caption-point-x="-0.097cm" svg:y="66.277cm" draw:text-style-name="P1">
              <dc:creator>CDM</dc:creator>
              <dc:date>2014-12-12T00:00:00</dc:date>
              <text:p text:style-name="P1"><text:span text:style-name="T2">2593</text:span></text:p>
              <text:p text:style-name="P1"><text:span text:style-name="T2"/></text:p>
            </office:annotation>
            <text:p>2604</text:p>
          </table:table-cell>
          <table:table-cell table:formula="of:=SUM([.M13]+[.M143])" ns41:value-type="float" table:style-name="ce36" office:value-type="float" office:value="585">
            <text:p>585</text:p>
          </table:table-cell>
          <table:table-cell table:formula="of:=SUM([.N13]+[.N143])" ns41:value-type="float" table:style-name="ce36" office:value-type="float" office:value="614">
            <text:p>614</text:p>
          </table:table-cell>
          <table:table-cell table:formula="of:=SUM([.O13]+[.O143])" ns41:value-type="float" table:style-name="ce36" office:value-type="float" office:value="295">
            <text:p>295</text:p>
          </table:table-cell>
          <table:table-cell table:formula="of:=SUM([.P13]+[.P143])" ns41:value-type="float" table:style-name="ce36" office:value-type="float" office:value="363">
            <text:p>363</text:p>
          </table:table-cell>
          <table:table-cell table:formula="of:=SUM([.Q13]+[.Q143])" ns41:value-type="float" table:style-name="ce36" office:value-type="float" office:value="833">
            <text:p>833</text:p>
          </table:table-cell>
          <table:table-cell table:formula="of:=SUM([.R13]+[.R143])" ns41:value-type="float" table:style-name="ce36" office:value-type="float" office:value="615">
            <text:p>615</text:p>
          </table:table-cell>
          <table:table-cell table:formula="of:=SUM([.S13]+[.S143])" ns41:value-type="float" table:style-name="ce36" office:value-type="float" office:value="180">
            <text:p>180</text:p>
          </table:table-cell>
          <table:table-cell table:formula="of:=SUM([.T13]+[.T143])" ns41:value-type="float" table:style-name="ce36" office:value-type="float" office:value="126">
            <text:p>126</text:p>
          </table:table-cell>
          <table:table-cell table:formula="of:=SUM([.U13]+[.U143])" ns41:value-type="float" table:style-name="ce36" office:value-type="float" office:value="328688">
            <text:p>328688</text:p>
          </table:table-cell>
          <table:table-cell table:formula="of:=SUM([.V13]+[.V143])" ns41:value-type="float" table:style-name="ce36" office:value-type="float" office:value="351313">
            <office:annotation draw:style-name="gr1" svg:height="0.615cm" draw:caption-point-y="0.73cm" svg:width="1.415cm" svg:x="41.779cm" draw:caption-point-x="-0.098cm" svg:y="66.277cm" draw:text-style-name="P1">
              <dc:creator>CDM</dc:creator>
              <dc:date>2014-12-12T00:00:00</dc:date>
              <text:p text:style-name="P1"><text:span text:style-name="T2">351302</text:span></text:p>
              <text:p text:style-name="P1"><text:span text:style-name="T2"/></text:p>
            </office:annotation>
            <text:p>351313</text:p>
          </table:table-cell>
          <table:table-cell table:formula="of:=SUM([.W13]+[.W143])" ns41:value-type="float" table:style-name="ce36" office:value-type="float" office:value="276976.72">
            <office:annotation draw:style-name="gr1" svg:height="0.615cm" draw:caption-point-y="0.73cm" svg:width="1.916cm" svg:x="43.867cm" draw:caption-point-x="-0.098cm" svg:y="66.277cm" draw:text-style-name="P1">
              <dc:creator>CDM</dc:creator>
              <dc:date>2014-12-12T00:00:00</dc:date>
              <text:p text:style-name="P1"><text:span text:style-name="T2">276976,83</text:span></text:p>
              <text:p text:style-name="P1"><text:span text:style-name="T2"/></text:p>
            </office:annotation>
            <text:p>276976.72</text:p>
          </table:table-cell>
          <table:table-cell ns41:value-type="float" table:style-name="ce45" office:value="2455.61" office:value-type="float">
            <text:p>2455.6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8" office:value-type="string">
            <text:p>1879_9_H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5" office:value-type="float">
            <text:p>65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65" office:value-type="string">
            <text:p>35_0365</text:p>
          </table:table-cell>
          <table:table-cell table:style-name="ce21" table:number-columns-repeated="99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06T16:21:11</meta:creation-date>
    <dc:creator>Yamit</dc:creator>
    <dc:date>2004-08-30T15:16:28</dc:date>
    <meta:document-statistic meta:object-count="0" meta:cell-count="2816" meta:table-count="1"/>
    <meta:generator>ODFPY/1.3.0dev</meta:generator>
  </office:meta>
</office:document-meta>
</file>